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Îý¿×'à" svg:font-family="pÎý¿×'à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MS PGothic1" svg:font-family="'MS PGothic'" style:font-family-generic="swiss" style:font-pitch="variable"/>
    <style:font-face style:name="ＭＳ Ｐゴシック1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4.77mm"/>
    </style:style>
    <style:style style:name="co17" style:family="table-column">
      <style:table-column-properties fo:break-before="auto" style:column-width="49.44mm"/>
    </style:style>
    <style:style style:name="co18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15.86mm"/>
    </style:style>
    <style:style style:name="co6" style:family="table-column">
      <style:table-column-properties fo:break-before="auto" style:column-width="24.43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19.79mm"/>
    </style:style>
    <style:style style:name="co9" style:family="table-column">
      <style:table-column-properties fo:break-before="auto" style:column-width="54.13mm"/>
    </style:style>
    <style:style style:name="co10" style:family="table-column">
      <style:table-column-properties fo:break-before="auto" style:column-width="9.9mm"/>
    </style:style>
    <style:style style:name="co11" style:family="table-column">
      <style:table-column-properties fo:break-before="auto" style:column-width="19.49mm"/>
    </style:style>
    <style:style style:name="co12" style:family="table-column">
      <style:table-column-properties fo:break-before="auto" style:column-width="8.04mm"/>
    </style:style>
    <style:style style:name="co13" style:family="table-column">
      <style:table-column-properties fo:break-before="auto" style:column-width="27.83mm"/>
    </style:style>
    <style:style style:name="co14" style:family="table-column">
      <style:table-column-properties fo:break-before="auto" style:column-width="7.41mm"/>
    </style:style>
    <style:style style:name="co19" style:family="table-column">
      <style:table-column-properties fo:break-before="auto" style:column-width="30.62mm"/>
    </style:style>
    <style:style style:name="co20" style:family="table-column">
      <style:table-column-properties fo:break-before="auto" style:column-width="12.36mm"/>
    </style:style>
    <style:style style:name="co21" style:family="table-column">
      <style:table-column-properties fo:break-before="auto" style:column-width="26.28mm"/>
    </style:style>
    <style:style style:name="co22" style:family="table-column">
      <style:table-column-properties fo:break-before="auto" style:column-width="28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text-position="" style:font-name="ＭＳ Ｐゴシック1" fo:font-size="10pt" style:font-name-asian="MS PGothic1"/>
    </style:style>
    <style:style style:name="ce19" style:family="table-cell" style:parent-style-name="Default" style:data-style-name="N100">
      <style:table-cell-properties fo:background-color="#666666" style:text-align-source="fix" style:repeat-content="false" fo:border="0.06pt solid #000000" style:vertical-align="top"/>
      <style:paragraph-properties fo:text-align="start"/>
      <style:text-properties fo:color="#ffffff" style:text-position="" style:font-name="ＭＳ Ｐゴシック1" fo:font-size="10pt" style:font-name-asian="MS PGothic1"/>
    </style:style>
    <style:style style:name="ce3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text-position="" style:font-name="ＭＳ Ｐゴシック1" fo:font-size="10pt" style:font-name-asian="MS PGothic1"/>
    </style:style>
    <style:style style:name="ce5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text-position="" style:font-name="ＭＳ Ｐゴシック1" fo:font-size="10pt"/>
    </style:style>
    <style:style style:name="ce6" style:family="table-cell" style:parent-style-name="Default" style:data-style-name="N100">
      <style:table-cell-properties fo:background-color="#cc0000" style:text-align-source="fix" style:repeat-content="false" fo:border="0.06pt solid #000000" style:vertical-align="top"/>
      <style:paragraph-properties fo:text-align="start"/>
      <style:text-properties fo:color="#ffffff" style:text-position="" style:font-name="ＭＳ Ｐゴシック1" fo:font-size="10pt" style:font-name-asian="MS PGothic1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/>
      <style:text-properties style:text-position="" style:font-name="ＭＳ Ｐゴシック1" fo:font-size="10pt" style:font-name-asian="MS PGothic1"/>
    </style:style>
    <style:style style:name="ce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/>
      <style:text-properties style:text-position="" style:font-name="ＭＳ Ｐゴシック1" fo:font-size="10pt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ＭＳ Ｐゴシック1" fo:font-size="10pt" style:font-name-asian="MS PGothic1"/>
    </style:style>
    <style:style style:name="ce10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/>
    </style:style>
    <style:style style:name="ce11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/>
    </style:style>
    <style:style style:name="ce13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ＭＳ Ｐゴシック1" fo:font-size="10pt"/>
    </style:style>
    <style:style style:name="ce14" style:family="table-cell" style:parent-style-name="Default" style:data-style-name="N100">
      <style:table-cell-properties fo:background-color="#cc0000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15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/>
    </style:style>
    <style:style style:name="ce16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/>
    </style:style>
    <style:style style:name="ce17" style:family="table-cell" style:parent-style-name="Default" style:data-style-name="N100">
      <style:table-cell-properties fo:background-color="#996600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 style:font-name-complex="Lucida Sans"/>
    </style:style>
    <style:style style:name="ce20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" fo:font-size="10pt" style:font-name-asian="MS PGothic1"/>
    </style:style>
    <style:style style:name="ce21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Liberation Sans" fo:font-size="10pt" style:font-name-asian="MS PGothic1"/>
    </style:style>
    <style:style style:name="ce22" style:family="table-cell" style:parent-style-name="Default" style:data-style-name="N100">
      <style:table-cell-properties fo:background-color="#996600" style:text-align-source="fix" style:repeat-content="false" fo:border="0.06pt solid #000000" style:vertical-align="top"/>
      <style:paragraph-properties fo:text-align="start"/>
      <style:text-properties fo:color="#ffffff" style:font-name="Liberation Sans" fo:font-size="10pt" style:font-name-asian="MS PGothic1"/>
    </style:style>
    <style:style style:name="ce23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fo:language="en" fo:country="US" style:font-name-asian="MS PGothic1" style:font-size-asian="9.5pt" style:language-asian="en" style:country-asian="US" style:font-name-complex="pÎý¿×'à" style:font-size-complex="9.5pt" style:language-complex="en" style:country-complex="US"/>
    </style:style>
    <style:style style:name="ce24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Liberation Sans" fo:font-size="10pt" fo:language="en" fo:country="US" style:font-name-asian="MS PGothic1" style:font-size-asian="10pt" style:language-asian="none" style:country-asian="none" style:font-name-complex="pÎý¿×'à" style:font-size-complex="10pt" style:language-complex="none" style:country-complex="none"/>
    </style:style>
    <style:style style:name="ce25" style:family="table-cell" style:parent-style-name="Default" style:data-style-name="N100">
      <style:table-cell-properties fo:background-color="#b2b2b2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26" style:family="table-cell" style:parent-style-name="Default" style:data-style-name="N100">
      <style:table-cell-properties fo:background-color="#666666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27" style:family="table-cell" style:parent-style-name="Default" style:data-style-name="N100">
      <style:table-cell-properties fo:background-color="#996600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fo:language="en" fo:country="US" style:font-name-asian="MS PGothic1" style:font-size-asian="9.5pt" style:language-asian="en" style:country-asian="US" style:font-name-complex="pÎý¿×'à" style:font-size-complex="9.5pt" style:language-complex="en" style:country-complex="US"/>
    </style:style>
    <style:style style:name="ce28" style:family="table-cell" style:parent-style-name="Default" style:data-style-name="N100">
      <style:table-cell-properties fo:background-color="#666666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fo:language="en" fo:country="US" style:font-name-asian="MS PGothic1" style:font-size-asian="10pt" style:language-asian="en" style:country-asian="US" style:font-name-complex="pÎý¿×'à" style:font-size-complex="10pt" style:language-complex="en" style:country-complex="US"/>
    </style:style>
    <style:style style:name="ce29" style:family="table-cell" style:parent-style-name="Default" style:data-style-name="N100">
      <style:table-cell-properties fo:background-color="#cc0000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/>
    </style:style>
    <style:style style:name="ce30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/>
    </style:style>
    <style:style style:name="ce31" style:family="table-cell" style:parent-style-name="Default">
      <style:table-cell-properties fo:background-color="#cc0000" fo:border="0.06pt solid #000000"/>
      <style:text-properties fo:color="#ffffff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ackground-color="#0000cc" fo:border="0.06pt solid #000000"/>
      <style:text-properties fo: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pÎý¿×'à" style:font-size-asian="10pt" style:font-size-complex="10pt"/>
    </style:style>
    <style:style style:name="T3" style:family="text">
      <style:text-properties style:font-name-asian="MS PGothic"/>
    </style:style>
  </office:automatic-styles>
  <office:body>
    <office:spreadsheet>
      <table:table table:name="master" table:style-name="ta1">
        <office:forms form:automatic-focus="false" form:apply-design-mode="false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9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22" table:number-columns-repeated="3" table:default-cell-style-name="ce9"/>
        <table:table-column table:style-name="co11" table:number-columns-repeated="1006" table:default-cell-style-name="ce9"/>
        <table:table-row table:style-name="ro1">
          <table:table-cell office:value-type="string" calcext:value-type="string">
            <text:p>赤セル=主キ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医薬品マスタ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aa</text:p>
          </table:table-cell>
          <table:table-cell table:style-name="ce13" office:value-type="string" calcext:value-type="string">
            <text:p>ab</text:p>
          </table:table-cell>
          <table:table-cell table:style-name="ce13" office:value-type="string" calcext:value-type="string">
            <text:p>ac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ae</text:p>
          </table:table-cell>
          <table:table-cell table:style-name="ce13" office:value-type="string" calcext:value-type="string">
            <text:p>af</text:p>
          </table:table-cell>
          <table:table-cell table:style-name="ce13" office:value-type="string" calcext:value-type="string">
            <text:p>ag</text:p>
          </table:table-cell>
          <table:table-cell table:style-name="ce13" table:number-columns-repeated="1006"/>
        </table:table-row>
        <table:table-row table:style-name="ro1">
          <table:table-cell table:style-name="ce10" office:value-type="string" calcext:value-type="string">
            <text:p>引用元</text:p>
          </table:table-cell>
          <table:table-cell table:style-name="ce14" office:value-type="string" calcext:value-type="string">
            <text:p>HOT</text:p>
          </table:table-cell>
          <table:table-cell table:number-columns-repeated="5" table:style-name="ce11" office:value-type="string" calcext:value-type="string">
            <text:p>HOT</text:p>
          </table:table-cell>
          <table:table-cell table:number-columns-repeated="2" table:style-name="ce21" office:value-type="string" calcext:value-type="string">
            <text:p>PRICE</text:p>
          </table:table-cell>
          <table:table-cell table:style-name="ce24" office:value-type="string" calcext:value-type="string">
            <text:p>REGULATON</text:p>
          </table:table-cell>
          <table:table-cell table:style-name="ce21" office:value-type="string" calcext:value-type="string">
            <text:p>PRICE</text:p>
          </table:table-cell>
          <table:table-cell table:number-columns-repeated="2" table:style-name="ce11" office:value-type="string" calcext:value-type="string">
            <text:p>HOT</text:p>
          </table:table-cell>
          <table:table-cell table:style-name="ce11" office:value-type="string" calcext:value-type="string">
            <text:p>(HOT)</text:p>
          </table:table-cell>
          <table:table-cell table:style-name="ce11" office:value-type="string" calcext:value-type="string">
            <text:p>EFFICACY</text:p>
          </table:table-cell>
          <table:table-cell table:number-columns-repeated="3" table:style-name="ce11" office:value-type="string" calcext:value-type="string">
            <text:p>GS1</text:p>
          </table:table-cell>
          <table:table-cell table:number-columns-repeated="1006"/>
        </table:table-row>
        <table:table-row table:style-name="ro1">
          <table:table-cell table:style-name="ce10"/>
          <table:table-cell table:style-name="ce14" office:value-type="string" calcext:value-type="string">
            <text:p>a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ag</text:p>
          </table:table-cell>
          <table:table-cell table:style-name="ce21" office:value-type="string" calcext:value-type="string">
            <text:p>ab</text:p>
          </table:table-cell>
          <table:table-cell table:style-name="ce21" office:value-type="string" calcext:value-type="string">
            <text:p>ad</text:p>
          </table:table-cell>
          <table:table-cell table:style-name="ce24" office:value-type="string" calcext:value-type="string">
            <text:p>name</text:p>
          </table:table-cell>
          <table:table-cell table:style-name="ce21" office:value-type="string" calcext:value-type="string">
            <text:p>ag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bb</text:p>
          </table:table-cell>
          <table:table-cell table:style-name="ce11" office:value-type="string" calcext:value-type="string">
            <text:p>g 先頭3字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bj</text:p>
          </table:table-cell>
          <table:table-cell table:style-name="ce11" office:value-type="string" calcext:value-type="string">
            <text:p>cc</text:p>
          </table:table-cell>
          <table:table-cell table:style-name="ce11" office:value-type="string" calcext:value-type="string">
            <text:p>cd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結合</text:p>
          </table:table-cell>
          <table:table-cell table:style-name="ce14"/>
          <table:table-cell table:style-name="ce17" office:value-type="string" calcext:value-type="string">
            <text:p>GS1</text:p>
          </table:table-cell>
          <table:table-cell table:style-name="ce11"/>
          <table:table-cell table:style-name="ce17" office:value-type="string" calcext:value-type="string">
            <text:p>PRICE</text:p>
          </table:table-cell>
          <table:table-cell table:style-name="ce11" table:number-columns-repeated="2"/>
          <table:table-cell table:style-name="ce21"/>
          <table:table-cell table:style-name="ce22" office:value-type="string" calcext:value-type="string">
            <text:p>REGULATON</text:p>
          </table:table-cell>
          <table:table-cell table:style-name="ce24"/>
          <table:table-cell table:style-name="ce21"/>
          <table:table-cell table:style-name="ce11" table:number-columns-repeated="2"/>
          <table:table-cell table:style-name="ce17" office:value-type="string" calcext:value-type="string">
            <text:p>EFFICACY</text:p>
          </table:table-cell>
          <table:table-cell table:style-name="ce11" table:number-columns-repeated="4"/>
          <table:table-cell table:number-columns-repeated="1006"/>
        </table:table-row>
        <table:table-row table:style-name="ro1">
          <table:table-cell table:style-name="ce10"/>
          <table:table-cell table:style-name="ce14"/>
          <table:table-cell table:style-name="ce17" office:value-type="string" calcext:value-type="string">
            <text:p>ce</text:p>
          </table:table-cell>
          <table:table-cell table:style-name="ce11"/>
          <table:table-cell table:style-name="ce17" office:value-type="string" calcext:value-type="string">
            <text:p>c</text:p>
          </table:table-cell>
          <table:table-cell table:style-name="ce11" table:number-columns-repeated="2"/>
          <table:table-cell table:style-name="ce21"/>
          <table:table-cell table:style-name="ce22" office:value-type="string" calcext:value-type="string">
            <text:p>code</text:p>
          </table:table-cell>
          <table:table-cell table:style-name="ce24"/>
          <table:table-cell table:style-name="ce21"/>
          <table:table-cell table:style-name="ce11" table:number-columns-repeated="2"/>
          <table:table-cell table:style-name="ce17" office:value-type="string" calcext:value-type="string">
            <text:p>code</text:p>
          </table:table-cell>
          <table:table-cell table:style-name="ce11" table:number-columns-repeated="4"/>
          <table:table-cell table:number-columns-repeated="1006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4" office:value-type="string" calcext:value-type="string">
            <text:p>基準番号（ＨＯＴコード）</text:p>
          </table:table-cell>
          <table:table-cell table:style-name="ce11" office:value-type="string" calcext:value-type="string">
            <text:p>ＪＡＮコード</text:p>
          </table:table-cell>
          <table:table-cell table:style-name="ce11" office:value-type="string" calcext:value-type="string">
            <text:p>薬価基準収載医薬品コード</text:p>
          </table:table-cell>
          <table:table-cell table:style-name="ce11" office:value-type="string" calcext:value-type="string">
            <text:p>レセプト電算処理システムコード（１）</text:p>
          </table:table-cell>
          <table:table-cell table:style-name="ce20" office:value-type="string" calcext:value-type="string">
            <text:p>販売名</text:p>
          </table:table-cell>
          <table:table-cell table:style-name="ce20" office:value-type="string" calcext:value-type="string">
            <text:p>包装単位単位</text:p>
          </table:table-cell>
          <table:table-cell table:style-name="ce21" office:value-type="string" calcext:value-type="string">
            <text:p>新又は現金額</text:p>
          </table:table-cell>
          <table:table-cell table:style-name="ce23" office:value-type="string" calcext:value-type="string">
            <text:p>麻薬・毒薬・覚せい剤原料・向精神薬</text:p>
          </table:table-cell>
          <table:table-cell table:style-name="ce24" office:value-type="string" calcext:value-type="string">
            <text:p>規制分類名</text:p>
          </table:table-cell>
          <table:table-cell table:style-name="ce11" office:value-type="string" calcext:value-type="string">
            <text:p>後発品</text:p>
          </table:table-cell>
          <table:table-cell table:style-name="ce11" office:value-type="string" calcext:value-type="string">
            <text:p>製造会社</text:p>
          </table:table-cell>
          <table:table-cell table:style-name="ce11" office:value-type="string" calcext:value-type="string">
            <text:p>販売会社</text:p>
          </table:table-cell>
          <table:table-cell table:style-name="ce11" office:value-type="string" calcext:value-type="string">
            <text:p>薬効コード</text:p>
          </table:table-cell>
          <table:table-cell table:style-name="ce11" office:value-type="string" calcext:value-type="string">
            <text:p>薬効分類名</text:p>
          </table:table-cell>
          <table:table-cell table:style-name="ce11" office:value-type="string" calcext:value-type="string">
            <text:p>調剤包装単位コード</text:p>
          </table:table-cell>
          <table:table-cell table:style-name="ce11" office:value-type="string" calcext:value-type="string">
            <text:p>販売包装単位コード</text:p>
          </table:table-cell>
          <table:table-cell table:style-name="ce11" office:value-type="string" calcext:value-type="string">
            <text:p>元梱包装単位コード</text:p>
          </table:table-cell>
          <table:table-cell table:number-columns-repeated="1006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1012934010201</text:p>
          </table:table-cell>
          <table:table-cell table:style-name="ce18" table:formula="of:=VLOOKUP([master.$B10];[hot.$A$5:.$X$49];6;0)" office:value-type="string" office:string-value="4987087001952" calcext:value-type="string">
            <text:p>4987087001952</text:p>
          </table:table-cell>
          <table:table-cell table:style-name="ce12" table:formula="of:=VLOOKUP([master.$B10];[hot.$A$5:.$X$49];7;0)" office:value-type="string" office:string-value="1172010F1010" calcext:value-type="string">
            <text:p>1172010F1010</text:p>
          </table:table-cell>
          <table:table-cell table:style-name="ce12" table:formula="of:=VLOOKUP([master.$B10];[hot.$A$6:.$X$49];9;0)" office:value-type="string" office:string-value="611170766" calcext:value-type="string">
            <text:p>611170766</text:p>
          </table:table-cell>
          <table:table-cell table:style-name="ce12" table:formula="of:=VLOOKUP([master.$B10];[hot.$A$6:.$X$49];12;0)" office:value-type="string" office:string-value="ノバミン錠５ｍｇ" calcext:value-type="string">
            <text:p>ノバミン錠５ｍｇ</text:p>
          </table:table-cell>
          <table:table-cell table:style-name="ce12" table:formula="of:=VLOOKUP([master.$B10];[hot.$A$6:.$X$49];17;0)" office:value-type="string" office:string-value="錠" calcext:value-type="string">
            <text:p>錠</text:p>
          </table:table-cell>
          <table:table-cell table:style-name="ce12" table:formula="of:=VLOOKUP([master.$E10];[price.$C$6:.$AI$13];10;0)" office:value-type="string" office:string-value="9.60" calcext:value-type="string">
            <text:p>9.60</text:p>
          </table:table-cell>
          <table:table-cell table:style-name="ce12" table:formula="of:=VLOOKUP([master.$E10];[price.$C$6:.$AI$13];12;0)" office:value-type="string" office:string-value="0" calcext:value-type="string">
            <text:p>0</text:p>
          </table:table-cell>
          <table:table-cell table:style-name="ce12" table:formula="of:=VLOOKUP([master.$I10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2" table:formula="of:=VLOOKUP([master.$E10];[price.$C$6:.$AI$13];15;0)" office:value-type="string" office:string-value="0" calcext:value-type="string">
            <text:p>0</text:p>
          </table:table-cell>
          <table:table-cell table:style-name="ce12" table:formula="of:=VLOOKUP([master.$B10];[hot.$A$6:.$X$49];21;0)" office:value-type="string" office:string-value="武州" calcext:value-type="string">
            <text:p>武州</text:p>
          </table:table-cell>
          <table:table-cell table:style-name="ce12" table:formula="of:=VLOOKUP([master.$B10];[hot.$A$6:.$X$49];22;0)" office:value-type="string" office:string-value="塩野義" calcext:value-type="string">
            <text:p>塩野義</text:p>
          </table:table-cell>
          <table:table-cell table:style-name="ce12" table:formula="of:=MID([master.$D10];1;3)" office:value-type="string" office:string-value="117" calcext:value-type="string">
            <text:p>117</text:p>
          </table:table-cell>
          <table:table-cell table:style-name="ce12" table:formula="of:=VLOOKUP([master.$N10];[efficacy.$A$6:.$B$185];2;0)" office:value-type="string" office:string-value="精神神経用剤" calcext:value-type="string">
            <text:p>精神神経用剤</text:p>
          </table:table-cell>
          <table:table-cell table:style-name="ce12" table:formula="of:=VLOOKUP([master.$C10];[gs1.$AS$6:.$AV$33];2;0)" office:value-type="float" office:value="0" calcext:value-type="float">
            <text:p>0</text:p>
          </table:table-cell>
          <table:table-cell table:style-name="ce12" table:formula="of:=VLOOKUP([master.$C10];[gs1.$AS$6:.$AV$33];3;0)" office:value-type="float" office:value="14987087001959" calcext:value-type="float">
            <text:p>14987087001959</text:p>
          </table:table-cell>
          <table:table-cell table:style-name="ce12" table:formula="of:=VLOOKUP([master.$C10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1012934010202</text:p>
          </table:table-cell>
          <table:table-cell table:style-name="ce18" table:formula="of:=VLOOKUP([master.$B11];[hot.$A$5:.$X$49];6;0)" office:value-type="string" office:string-value="4987087027518" calcext:value-type="string">
            <text:p>4987087027518</text:p>
          </table:table-cell>
          <table:table-cell table:style-name="ce12" table:formula="of:=VLOOKUP([master.$B11];[hot.$A$5:.$X$49];7;0)" office:value-type="string" office:string-value="1172010F1010" calcext:value-type="string">
            <text:p>1172010F1010</text:p>
          </table:table-cell>
          <table:table-cell table:style-name="ce12" table:formula="of:=VLOOKUP([master.$B11];[hot.$A$6:.$X$49];9;0)" office:value-type="string" office:string-value="611170766" calcext:value-type="string">
            <text:p>611170766</text:p>
          </table:table-cell>
          <table:table-cell table:style-name="ce12" table:formula="of:=VLOOKUP([master.$B11];[hot.$A$6:.$X$49];12;0)" office:value-type="string" office:string-value="ノバミン錠５ｍｇ" calcext:value-type="string">
            <text:p>ノバミン錠５ｍｇ</text:p>
          </table:table-cell>
          <table:table-cell table:style-name="ce12" table:formula="of:=VLOOKUP([master.$B11];[hot.$A$6:.$X$49];17;0)" office:value-type="string" office:string-value="錠" calcext:value-type="string">
            <text:p>錠</text:p>
          </table:table-cell>
          <table:table-cell table:style-name="ce12" table:formula="of:=VLOOKUP([master.$E11];[price.$C$6:.$AI$13];10;0)" office:value-type="string" office:string-value="9.60" calcext:value-type="string">
            <text:p>9.60</text:p>
          </table:table-cell>
          <table:table-cell table:style-name="ce12" table:formula="of:=VLOOKUP([master.$E11];[price.$C$6:.$AI$13];12;0)" office:value-type="string" office:string-value="0" calcext:value-type="string">
            <text:p>0</text:p>
          </table:table-cell>
          <table:table-cell table:style-name="ce12" table:formula="of:=VLOOKUP([master.$I11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2" table:formula="of:=VLOOKUP([master.$E11];[price.$C$6:.$AI$13];15;0)" office:value-type="string" office:string-value="0" calcext:value-type="string">
            <text:p>0</text:p>
          </table:table-cell>
          <table:table-cell table:style-name="ce12" table:formula="of:=VLOOKUP([master.$B11];[hot.$A$6:.$X$49];21;0)" office:value-type="string" office:string-value="武州" calcext:value-type="string">
            <text:p>武州</text:p>
          </table:table-cell>
          <table:table-cell table:style-name="ce12" table:formula="of:=VLOOKUP([master.$B11];[hot.$A$6:.$X$49];22;0)" office:value-type="string" office:string-value="塩野義" calcext:value-type="string">
            <text:p>塩野義</text:p>
          </table:table-cell>
          <table:table-cell table:style-name="ce12" table:formula="of:=MID([master.$D11];1;3)" office:value-type="string" office:string-value="117" calcext:value-type="string">
            <text:p>117</text:p>
          </table:table-cell>
          <table:table-cell table:style-name="ce12" table:formula="of:=VLOOKUP([master.$N11];[efficacy.$A$6:.$B$185];2;0)" office:value-type="string" office:string-value="精神神経用剤" calcext:value-type="string">
            <text:p>精神神経用剤</text:p>
          </table:table-cell>
          <table:table-cell table:style-name="ce12" table:formula="of:=VLOOKUP([master.$C11];[gs1.$AS$6:.$AV$33];2;0)" office:value-type="float" office:value="0" calcext:value-type="float">
            <text:p>0</text:p>
          </table:table-cell>
          <table:table-cell table:style-name="ce12" table:formula="of:=VLOOKUP([master.$C11];[gs1.$AS$6:.$AV$33];3;0)" office:value-type="float" office:value="14987087027515" calcext:value-type="float">
            <text:p>14987087027515</text:p>
          </table:table-cell>
          <table:table-cell table:style-name="ce12" table:formula="of:=VLOOKUP([master.$C11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1220742010101</text:p>
          </table:table-cell>
          <table:table-cell table:style-name="ce18" table:formula="of:=VLOOKUP([master.$B12];[hot.$A$5:.$X$49];6;0)" office:value-type="string" office:string-value="4987376055819" calcext:value-type="string">
            <text:p>4987376055819</text:p>
          </table:table-cell>
          <table:table-cell table:style-name="ce12" table:formula="of:=VLOOKUP([master.$B12];[hot.$A$5:.$X$49];7;0)" office:value-type="string" office:string-value="2171022F5210" calcext:value-type="string">
            <text:p>2171022F5210</text:p>
          </table:table-cell>
          <table:table-cell table:style-name="ce12" table:formula="of:=VLOOKUP([master.$B12];[hot.$A$6:.$X$49];9;0)" office:value-type="string" office:string-value="622207401" calcext:value-type="string">
            <text:p>622207401</text:p>
          </table:table-cell>
          <table:table-cell table:style-name="ce12" table:formula="of:=VLOOKUP([master.$B12];[hot.$A$6:.$X$49];12;0)" office:value-type="string" office:string-value="アムロジピン錠１０ｍｇ「日医工」" calcext:value-type="string">
            <text:p>アムロジピン錠１０ｍｇ「日医工」</text:p>
          </table:table-cell>
          <table:table-cell table:style-name="ce12" table:formula="of:=VLOOKUP([master.$B12];[hot.$A$6:.$X$49];17;0)" office:value-type="string" office:string-value="錠" calcext:value-type="string">
            <text:p>錠</text:p>
          </table:table-cell>
          <table:table-cell table:style-name="ce12" table:formula="of:=VLOOKUP([master.$E12];[price.$C$6:.$AI$13];10;0)" office:value-type="string" office:string-value="49.20" calcext:value-type="string">
            <text:p>49.20</text:p>
          </table:table-cell>
          <table:table-cell table:style-name="ce12" table:formula="of:=VLOOKUP([master.$E12];[price.$C$6:.$AI$13];12;0)" office:value-type="string" office:string-value="0" calcext:value-type="string">
            <text:p>0</text:p>
          </table:table-cell>
          <table:table-cell table:style-name="ce12" table:formula="of:=VLOOKUP([master.$I12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2" table:formula="of:=VLOOKUP([master.$E12];[price.$C$6:.$AI$13];15;0)" office:value-type="string" office:string-value="1" calcext:value-type="string">
            <text:p>1</text:p>
          </table:table-cell>
          <table:table-cell table:style-name="ce12" table:formula="of:=VLOOKUP([master.$B12];[hot.$A$6:.$X$49];21;0)" office:value-type="string" office:string-value="日医工" calcext:value-type="string">
            <text:p>日医工</text:p>
          </table:table-cell>
          <table:table-cell table:style-name="ce12" table:formula="of:=VLOOKUP([master.$B12];[hot.$A$6:.$X$49];22;0)" office:value-type="string" office:string-value="日医工" calcext:value-type="string">
            <text:p>日医工</text:p>
          </table:table-cell>
          <table:table-cell table:style-name="ce12" table:formula="of:=MID([master.$D12];1;3)" office:value-type="string" office:string-value="217" calcext:value-type="string">
            <text:p>217</text:p>
          </table:table-cell>
          <table:table-cell table:style-name="ce12" table:formula="of:=VLOOKUP([master.$N12];[efficacy.$A$6:.$B$185];2;0)" office:value-type="string" office:string-value="血管拡張剤" calcext:value-type="string">
            <text:p>血管拡張剤</text:p>
          </table:table-cell>
          <table:table-cell table:style-name="ce12" table:formula="of:=VLOOKUP([master.$C12];[gs1.$AS$6:.$AV$33];2;0)" office:value-type="float" office:value="4987376055895" calcext:value-type="float">
            <text:p>4987376055895</text:p>
          </table:table-cell>
          <table:table-cell table:style-name="ce12" table:formula="of:=VLOOKUP([master.$C12];[gs1.$AS$6:.$AV$33];3;0)" office:value-type="float" office:value="14987376055816" calcext:value-type="float">
            <text:p>14987376055816</text:p>
          </table:table-cell>
          <table:table-cell table:style-name="ce12" table:formula="of:=VLOOKUP([master.$C12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1098792010101</text:p>
          </table:table-cell>
          <table:table-cell table:style-name="ce18" table:formula="of:=VLOOKUP([master.$B13];[hot.$A$5:.$X$49];6;0)" office:value-type="string" office:string-value="4987138800114" calcext:value-type="string">
            <text:p>4987138800114</text:p>
          </table:table-cell>
          <table:table-cell table:style-name="ce12" table:formula="of:=VLOOKUP([master.$B13];[hot.$A$5:.$X$49];7;0)" office:value-type="string" office:string-value="5200013D1123" calcext:value-type="string">
            <text:p>5200013D1123</text:p>
          </table:table-cell>
          <table:table-cell table:style-name="ce12" table:formula="of:=VLOOKUP([master.$B13];[hot.$A$6:.$X$49];9;0)" office:value-type="string" office:string-value="615101406" calcext:value-type="string">
            <text:p>615101406</text:p>
          </table:table-cell>
          <table:table-cell table:style-name="ce12" table:formula="of:=VLOOKUP([master.$B13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12" table:formula="of:=VLOOKUP([master.$B13];[hot.$A$6:.$X$49];17;0)" office:value-type="string" office:string-value="Ｇ" calcext:value-type="string">
            <text:p>Ｇ</text:p>
          </table:table-cell>
          <table:table-cell table:style-name="ce12" table:formula="of:=VLOOKUP([master.$E13];[price.$C$6:.$AI$13];10;0)" office:value-type="string" office:string-value="9.00" calcext:value-type="string">
            <text:p>9.00</text:p>
          </table:table-cell>
          <table:table-cell table:style-name="ce12" table:formula="of:=VLOOKUP([master.$E13];[price.$C$6:.$AI$13];12;0)" office:value-type="string" office:string-value="0" calcext:value-type="string">
            <text:p>0</text:p>
          </table:table-cell>
          <table:table-cell table:style-name="ce12" table:formula="of:=VLOOKUP([master.$I13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2" table:formula="of:=VLOOKUP([master.$E13];[price.$C$6:.$AI$13];15;0)" office:value-type="string" office:string-value="0" calcext:value-type="string">
            <text:p>0</text:p>
          </table:table-cell>
          <table:table-cell table:style-name="ce12" table:formula="of:=VLOOKUP([master.$B13];[hot.$A$6:.$X$49];21;0)" office:value-type="string" office:string-value="ツムラ" calcext:value-type="string">
            <text:p>ツムラ</text:p>
          </table:table-cell>
          <table:table-cell table:style-name="ce12" table:formula="of:=VLOOKUP([master.$B13];[hot.$A$6:.$X$49];22;0)" office:value-type="string" office:string-value="ツムラ" calcext:value-type="string">
            <text:p>ツムラ</text:p>
          </table:table-cell>
          <table:table-cell table:style-name="ce12" table:formula="of:=MID([master.$D13];1;3)" office:value-type="string" office:string-value="520" calcext:value-type="string">
            <text:p>520</text:p>
          </table:table-cell>
          <table:table-cell table:style-name="ce12" table:formula="of:=VLOOKUP([master.$N13];[efficacy.$A$6:.$B$185];2;0)" office:value-type="string" office:string-value="漢方製剤" calcext:value-type="string">
            <text:p>漢方製剤</text:p>
          </table:table-cell>
          <table:table-cell table:style-name="ce12" table:formula="of:=VLOOKUP([master.$C13];[gs1.$AS$6:.$AV$33];2;0)" office:value-type="float" office:value="0" calcext:value-type="float">
            <text:p>0</text:p>
          </table:table-cell>
          <table:table-cell table:style-name="ce12" table:formula="of:=VLOOKUP([master.$C13];[gs1.$AS$6:.$AV$33];3;0)" office:value-type="float" office:value="14987138800111" calcext:value-type="float">
            <text:p>14987138800111</text:p>
          </table:table-cell>
          <table:table-cell table:style-name="ce12" table:formula="of:=VLOOKUP([master.$C13];[gs1.$AS$6:.$AV$33];4;0)" office:value-type="float" office:value="24987138800118" calcext:value-type="float">
            <text:p>24987138800118</text:p>
          </table:table-cell>
          <table:table-cell table:number-columns-repeated="100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1098792010103</text:p>
          </table:table-cell>
          <table:table-cell table:style-name="ce18" table:formula="of:=VLOOKUP([master.$B14];[hot.$A$5:.$X$49];6;0)" office:value-type="string" office:string-value="4987138800121" calcext:value-type="string">
            <text:p>4987138800121</text:p>
          </table:table-cell>
          <table:table-cell table:style-name="ce12" table:formula="of:=VLOOKUP([master.$B14];[hot.$A$5:.$X$49];7;0)" office:value-type="string" office:string-value="5200013D1123" calcext:value-type="string">
            <text:p>5200013D1123</text:p>
          </table:table-cell>
          <table:table-cell table:style-name="ce12" table:formula="of:=VLOOKUP([master.$B14];[hot.$A$6:.$X$49];9;0)" office:value-type="string" office:string-value="615101406" calcext:value-type="string">
            <text:p>615101406</text:p>
          </table:table-cell>
          <table:table-cell table:style-name="ce12" table:formula="of:=VLOOKUP([master.$B14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12" table:formula="of:=VLOOKUP([master.$B14];[hot.$A$6:.$X$49];17;0)" office:value-type="string" office:string-value="Ｇ" calcext:value-type="string">
            <text:p>Ｇ</text:p>
          </table:table-cell>
          <table:table-cell table:style-name="ce12" table:formula="of:=VLOOKUP([master.$E14];[price.$C$6:.$AI$13];10;0)" office:value-type="string" office:string-value="9.00" calcext:value-type="string">
            <text:p>9.00</text:p>
          </table:table-cell>
          <table:table-cell table:style-name="ce12" table:formula="of:=VLOOKUP([master.$E14];[price.$C$6:.$AI$13];12;0)" office:value-type="string" office:string-value="0" calcext:value-type="string">
            <text:p>0</text:p>
          </table:table-cell>
          <table:table-cell table:style-name="ce12" table:formula="of:=VLOOKUP([master.$I14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2" table:formula="of:=VLOOKUP([master.$E14];[price.$C$6:.$AI$13];15;0)" office:value-type="string" office:string-value="0" calcext:value-type="string">
            <text:p>0</text:p>
          </table:table-cell>
          <table:table-cell table:style-name="ce12" table:formula="of:=VLOOKUP([master.$B14];[hot.$A$6:.$X$49];21;0)" office:value-type="string" office:string-value="ツムラ" calcext:value-type="string">
            <text:p>ツムラ</text:p>
          </table:table-cell>
          <table:table-cell table:style-name="ce12" table:formula="of:=VLOOKUP([master.$B14];[hot.$A$6:.$X$49];22;0)" office:value-type="string" office:string-value="ツムラ" calcext:value-type="string">
            <text:p>ツムラ</text:p>
          </table:table-cell>
          <table:table-cell table:style-name="ce12" table:formula="of:=MID([master.$D14];1;3)" office:value-type="string" office:string-value="520" calcext:value-type="string">
            <text:p>520</text:p>
          </table:table-cell>
          <table:table-cell table:style-name="ce12" table:formula="of:=VLOOKUP([master.$N14];[efficacy.$A$6:.$B$185];2;0)" office:value-type="string" office:string-value="漢方製剤" calcext:value-type="string">
            <text:p>漢方製剤</text:p>
          </table:table-cell>
          <table:table-cell table:style-name="ce12" table:formula="of:=VLOOKUP([master.$C14];[gs1.$AS$6:.$AV$33];2;0)" office:value-type="float" office:value="0" calcext:value-type="float">
            <text:p>0</text:p>
          </table:table-cell>
          <table:table-cell table:style-name="ce12" table:formula="of:=VLOOKUP([master.$C14];[gs1.$AS$6:.$AV$33];3;0)" office:value-type="float" office:value="14987138800128" calcext:value-type="float">
            <text:p>14987138800128</text:p>
          </table:table-cell>
          <table:table-cell table:style-name="ce12" table:formula="of:=VLOOKUP([master.$C14];[gs1.$AS$6:.$AV$33];4;0)" office:value-type="float" office:value="24987138800125" calcext:value-type="float">
            <text:p>24987138800125</text:p>
          </table:table-cell>
          <table:table-cell table:number-columns-repeated="1006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1098792010201</text:p>
          </table:table-cell>
          <table:table-cell table:style-name="ce18" table:formula="of:=VLOOKUP([master.$B15];[hot.$A$5:.$X$49];6;0)" office:value-type="string" office:string-value="4987138800145" calcext:value-type="string">
            <text:p>4987138800145</text:p>
          </table:table-cell>
          <table:table-cell table:style-name="ce12" table:formula="of:=VLOOKUP([master.$B15];[hot.$A$5:.$X$49];7;0)" office:value-type="string" office:string-value="5200013D1123" calcext:value-type="string">
            <text:p>5200013D1123</text:p>
          </table:table-cell>
          <table:table-cell table:style-name="ce12" table:formula="of:=VLOOKUP([master.$B15];[hot.$A$6:.$X$49];9;0)" office:value-type="string" office:string-value="615101406" calcext:value-type="string">
            <text:p>615101406</text:p>
          </table:table-cell>
          <table:table-cell table:style-name="ce12" table:formula="of:=VLOOKUP([master.$B15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12" table:formula="of:=VLOOKUP([master.$B15];[hot.$A$6:.$X$49];17;0)" office:value-type="string" office:string-value="Ｇ" calcext:value-type="string">
            <text:p>Ｇ</text:p>
          </table:table-cell>
          <table:table-cell table:style-name="ce12" table:formula="of:=VLOOKUP([master.$E15];[price.$C$6:.$AI$13];10;0)" office:value-type="string" office:string-value="9.00" calcext:value-type="string">
            <text:p>9.00</text:p>
          </table:table-cell>
          <table:table-cell table:style-name="ce12" table:formula="of:=VLOOKUP([master.$E15];[price.$C$6:.$AI$13];12;0)" office:value-type="string" office:string-value="0" calcext:value-type="string">
            <text:p>0</text:p>
          </table:table-cell>
          <table:table-cell table:style-name="ce12" table:formula="of:=VLOOKUP([master.$I15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2" table:formula="of:=VLOOKUP([master.$E15];[price.$C$6:.$AI$13];15;0)" office:value-type="string" office:string-value="0" calcext:value-type="string">
            <text:p>0</text:p>
          </table:table-cell>
          <table:table-cell table:style-name="ce12" table:formula="of:=VLOOKUP([master.$B15];[hot.$A$6:.$X$49];21;0)" office:value-type="string" office:string-value="ツムラ" calcext:value-type="string">
            <text:p>ツムラ</text:p>
          </table:table-cell>
          <table:table-cell table:style-name="ce12" table:formula="of:=VLOOKUP([master.$B15];[hot.$A$6:.$X$49];22;0)" office:value-type="string" office:string-value="ツムラ" calcext:value-type="string">
            <text:p>ツムラ</text:p>
          </table:table-cell>
          <table:table-cell table:style-name="ce12" table:formula="of:=MID([master.$D15];1;3)" office:value-type="string" office:string-value="520" calcext:value-type="string">
            <text:p>520</text:p>
          </table:table-cell>
          <table:table-cell table:style-name="ce12" table:formula="of:=VLOOKUP([master.$N15];[efficacy.$A$6:.$B$185];2;0)" office:value-type="string" office:string-value="漢方製剤" calcext:value-type="string">
            <text:p>漢方製剤</text:p>
          </table:table-cell>
          <table:table-cell table:style-name="ce12" table:formula="of:=VLOOKUP([master.$C15];[gs1.$AS$6:.$AV$33];2;0)" office:value-type="float" office:value="0" calcext:value-type="float">
            <text:p>0</text:p>
          </table:table-cell>
          <table:table-cell table:style-name="ce12" table:formula="of:=VLOOKUP([master.$C15];[gs1.$AS$6:.$AV$33];3;0)" office:value-type="float" office:value="14987138800142" calcext:value-type="float">
            <text:p>14987138800142</text:p>
          </table:table-cell>
          <table:table-cell table:style-name="ce12" table:formula="of:=VLOOKUP([master.$C15];[gs1.$AS$6:.$AV$33];4;0)" office:value-type="float" office:value="24987138800149" calcext:value-type="float">
            <text:p>24987138800149</text:p>
          </table:table-cell>
          <table:table-cell table:number-columns-repeated="1006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1098792010203</text:p>
          </table:table-cell>
          <table:table-cell table:style-name="ce18" table:formula="of:=VLOOKUP([master.$B16];[hot.$A$5:.$X$49];6;0)" office:value-type="string" office:string-value="4987138800138" calcext:value-type="string">
            <text:p>4987138800138</text:p>
          </table:table-cell>
          <table:table-cell table:style-name="ce12" table:formula="of:=VLOOKUP([master.$B16];[hot.$A$5:.$X$49];7;0)" office:value-type="string" office:string-value="5200013D1123" calcext:value-type="string">
            <text:p>5200013D1123</text:p>
          </table:table-cell>
          <table:table-cell table:style-name="ce12" table:formula="of:=VLOOKUP([master.$B16];[hot.$A$6:.$X$49];9;0)" office:value-type="string" office:string-value="615101406" calcext:value-type="string">
            <text:p>615101406</text:p>
          </table:table-cell>
          <table:table-cell table:style-name="ce12" table:formula="of:=VLOOKUP([master.$B16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12" table:formula="of:=VLOOKUP([master.$B16];[hot.$A$6:.$X$49];17;0)" office:value-type="string" office:string-value="Ｇ" calcext:value-type="string">
            <text:p>Ｇ</text:p>
          </table:table-cell>
          <table:table-cell table:style-name="ce12" table:formula="of:=VLOOKUP([master.$E16];[price.$C$6:.$AI$13];10;0)" office:value-type="string" office:string-value="9.00" calcext:value-type="string">
            <text:p>9.00</text:p>
          </table:table-cell>
          <table:table-cell table:style-name="ce12" table:formula="of:=VLOOKUP([master.$E16];[price.$C$6:.$AI$13];12;0)" office:value-type="string" office:string-value="0" calcext:value-type="string">
            <text:p>0</text:p>
          </table:table-cell>
          <table:table-cell table:style-name="ce12" table:formula="of:=VLOOKUP([master.$I16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2" table:formula="of:=VLOOKUP([master.$E16];[price.$C$6:.$AI$13];15;0)" office:value-type="string" office:string-value="0" calcext:value-type="string">
            <text:p>0</text:p>
          </table:table-cell>
          <table:table-cell table:style-name="ce12" table:formula="of:=VLOOKUP([master.$B16];[hot.$A$6:.$X$49];21;0)" office:value-type="string" office:string-value="ツムラ" calcext:value-type="string">
            <text:p>ツムラ</text:p>
          </table:table-cell>
          <table:table-cell table:style-name="ce12" table:formula="of:=VLOOKUP([master.$B16];[hot.$A$6:.$X$49];22;0)" office:value-type="string" office:string-value="ツムラ" calcext:value-type="string">
            <text:p>ツムラ</text:p>
          </table:table-cell>
          <table:table-cell table:style-name="ce12" table:formula="of:=MID([master.$D16];1;3)" office:value-type="string" office:string-value="520" calcext:value-type="string">
            <text:p>520</text:p>
          </table:table-cell>
          <table:table-cell table:style-name="ce12" table:formula="of:=VLOOKUP([master.$N16];[efficacy.$A$6:.$B$185];2;0)" office:value-type="string" office:string-value="漢方製剤" calcext:value-type="string">
            <text:p>漢方製剤</text:p>
          </table:table-cell>
          <table:table-cell table:style-name="ce12" table:formula="of:=VLOOKUP([master.$C16];[gs1.$AS$6:.$AV$33];2;0)" office:value-type="float" office:value="0" calcext:value-type="float">
            <text:p>0</text:p>
          </table:table-cell>
          <table:table-cell table:style-name="ce12" table:formula="of:=VLOOKUP([master.$C16];[gs1.$AS$6:.$AV$33];3;0)" office:value-type="float" office:value="14987138800135" calcext:value-type="float">
            <text:p>14987138800135</text:p>
          </table:table-cell>
          <table:table-cell table:style-name="ce12" table:formula="of:=VLOOKUP([master.$C16];[gs1.$AS$6:.$AV$33];4;0)" office:value-type="float" office:value="24987138800132" calcext:value-type="float">
            <text:p>24987138800132</text:p>
          </table:table-cell>
          <table:table-cell table:number-columns-repeated="1006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1098662010102</text:p>
          </table:table-cell>
          <table:table-cell table:style-name="ce18" table:formula="of:=VLOOKUP([master.$B17];[hot.$A$5:.$X$49];6;0)" office:value-type="string" office:string-value="4987045680748" calcext:value-type="string">
            <text:p>4987045680748</text:p>
          </table:table-cell>
          <table:table-cell table:style-name="ce12" table:formula="of:=VLOOKUP([master.$B17];[hot.$A$5:.$X$49];7;0)" office:value-type="string" office:string-value="5200013C1080" calcext:value-type="string">
            <text:p>5200013C1080</text:p>
          </table:table-cell>
          <table:table-cell table:style-name="ce12" table:formula="of:=VLOOKUP([master.$B17];[hot.$A$6:.$X$49];9;0)" office:value-type="string" office:string-value="620005317" calcext:value-type="string">
            <text:p>620005317</text:p>
          </table:table-cell>
          <table:table-cell table:style-name="ce12" table:formula="of:=VLOOKUP([master.$B17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12" table:formula="of:=VLOOKUP([master.$B17];[hot.$A$6:.$X$49];17;0)" office:value-type="string" office:string-value="Ｇ" calcext:value-type="string">
            <text:p>Ｇ</text:p>
          </table:table-cell>
          <table:table-cell table:style-name="ce12" table:formula="of:=VLOOKUP([master.$E17];[price.$C$6:.$AI$13];10;0)" office:value-type="string" office:string-value="7.30" calcext:value-type="string">
            <text:p>7.30</text:p>
          </table:table-cell>
          <table:table-cell table:style-name="ce12" table:formula="of:=VLOOKUP([master.$E17];[price.$C$6:.$AI$13];12;0)" office:value-type="string" office:string-value="0" calcext:value-type="string">
            <text:p>0</text:p>
          </table:table-cell>
          <table:table-cell table:style-name="ce12" table:formula="of:=VLOOKUP([master.$I17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2" table:formula="of:=VLOOKUP([master.$E17];[price.$C$6:.$AI$13];15;0)" office:value-type="string" office:string-value="0" calcext:value-type="string">
            <text:p>0</text:p>
          </table:table-cell>
          <table:table-cell table:style-name="ce12" table:formula="of:=VLOOKUP([master.$B17];[hot.$A$6:.$X$49];21;0)" office:value-type="string" office:string-value="クラシエ" calcext:value-type="string">
            <text:p>クラシエ</text:p>
          </table:table-cell>
          <table:table-cell table:style-name="ce12" table:formula="of:=VLOOKUP([master.$B17];[hot.$A$6:.$X$49];22;0)" office:value-type="string" office:string-value="クラシエ" calcext:value-type="string">
            <text:p>クラシエ</text:p>
          </table:table-cell>
          <table:table-cell table:style-name="ce12" table:formula="of:=MID([master.$D17];1;3)" office:value-type="string" office:string-value="520" calcext:value-type="string">
            <text:p>520</text:p>
          </table:table-cell>
          <table:table-cell table:style-name="ce12" table:formula="of:=VLOOKUP([master.$N17];[efficacy.$A$6:.$B$185];2;0)" office:value-type="string" office:string-value="漢方製剤" calcext:value-type="string">
            <text:p>漢方製剤</text:p>
          </table:table-cell>
          <table:table-cell table:style-name="ce12" table:formula="of:=VLOOKUP([master.$C17];[gs1.$AS$6:.$AV$33];2;0)" office:value-type="float" office:value="0" calcext:value-type="float">
            <text:p>0</text:p>
          </table:table-cell>
          <table:table-cell table:style-name="ce12" table:formula="of:=VLOOKUP([master.$C17];[gs1.$AS$6:.$AV$33];3;0)" office:value-type="float" office:value="14987045680745" calcext:value-type="float">
            <text:p>14987045680745</text:p>
          </table:table-cell>
          <table:table-cell table:style-name="ce12" table:formula="of:=VLOOKUP([master.$C17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1098662010303</text:p>
          </table:table-cell>
          <table:table-cell table:style-name="ce18" table:formula="of:=VLOOKUP([master.$B18];[hot.$A$5:.$X$49];6;0)" office:value-type="string" office:string-value="4987045650765" calcext:value-type="string">
            <text:p>4987045650765</text:p>
          </table:table-cell>
          <table:table-cell table:style-name="ce12" table:formula="of:=VLOOKUP([master.$B18];[hot.$A$5:.$X$49];7;0)" office:value-type="string" office:string-value="5200013C1080" calcext:value-type="string">
            <text:p>5200013C1080</text:p>
          </table:table-cell>
          <table:table-cell table:style-name="ce12" table:formula="of:=VLOOKUP([master.$B18];[hot.$A$6:.$X$49];9;0)" office:value-type="string" office:string-value="620005317" calcext:value-type="string">
            <text:p>620005317</text:p>
          </table:table-cell>
          <table:table-cell table:style-name="ce12" table:formula="of:=VLOOKUP([master.$B18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12" table:formula="of:=VLOOKUP([master.$B18];[hot.$A$6:.$X$49];17;0)" office:value-type="string" office:string-value="Ｇ" calcext:value-type="string">
            <text:p>Ｇ</text:p>
          </table:table-cell>
          <table:table-cell table:style-name="ce12" table:formula="of:=VLOOKUP([master.$E18];[price.$C$6:.$AI$13];10;0)" office:value-type="string" office:string-value="7.30" calcext:value-type="string">
            <text:p>7.30</text:p>
          </table:table-cell>
          <table:table-cell table:style-name="ce12" table:formula="of:=VLOOKUP([master.$E18];[price.$C$6:.$AI$13];12;0)" office:value-type="string" office:string-value="0" calcext:value-type="string">
            <text:p>0</text:p>
          </table:table-cell>
          <table:table-cell table:style-name="ce12" table:formula="of:=VLOOKUP([master.$I18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2" table:formula="of:=VLOOKUP([master.$E18];[price.$C$6:.$AI$13];15;0)" office:value-type="string" office:string-value="0" calcext:value-type="string">
            <text:p>0</text:p>
          </table:table-cell>
          <table:table-cell table:style-name="ce12" table:formula="of:=VLOOKUP([master.$B18];[hot.$A$6:.$X$49];21;0)" office:value-type="string" office:string-value="クラシエ" calcext:value-type="string">
            <text:p>クラシエ</text:p>
          </table:table-cell>
          <table:table-cell table:style-name="ce12" table:formula="of:=VLOOKUP([master.$B18];[hot.$A$6:.$X$49];22;0)" office:value-type="string" office:string-value="クラシエ" calcext:value-type="string">
            <text:p>クラシエ</text:p>
          </table:table-cell>
          <table:table-cell table:style-name="ce12" table:formula="of:=MID([master.$D18];1;3)" office:value-type="string" office:string-value="520" calcext:value-type="string">
            <text:p>520</text:p>
          </table:table-cell>
          <table:table-cell table:style-name="ce12" table:formula="of:=VLOOKUP([master.$N18];[efficacy.$A$6:.$B$185];2;0)" office:value-type="string" office:string-value="漢方製剤" calcext:value-type="string">
            <text:p>漢方製剤</text:p>
          </table:table-cell>
          <table:table-cell table:style-name="ce12" table:formula="of:=VLOOKUP([master.$C18];[gs1.$AS$6:.$AV$33];2;0)" office:value-type="float" office:value="0" calcext:value-type="float">
            <text:p>0</text:p>
          </table:table-cell>
          <table:table-cell table:style-name="ce12" table:formula="of:=VLOOKUP([master.$C18];[gs1.$AS$6:.$AV$33];3;0)" office:value-type="float" office:value="14987045650762" calcext:value-type="float">
            <text:p>14987045650762</text:p>
          </table:table-cell>
          <table:table-cell table:style-name="ce12" table:formula="of:=VLOOKUP([master.$C18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1098662010304</text:p>
          </table:table-cell>
          <table:table-cell table:style-name="ce18" table:formula="of:=VLOOKUP([master.$B19];[hot.$A$5:.$X$49];6;0)" office:value-type="string" office:string-value="4987045650772" calcext:value-type="string">
            <text:p>4987045650772</text:p>
          </table:table-cell>
          <table:table-cell table:style-name="ce12" table:formula="of:=VLOOKUP([master.$B19];[hot.$A$5:.$X$49];7;0)" office:value-type="string" office:string-value="5200013C1080" calcext:value-type="string">
            <text:p>5200013C1080</text:p>
          </table:table-cell>
          <table:table-cell table:style-name="ce12" table:formula="of:=VLOOKUP([master.$B19];[hot.$A$6:.$X$49];9;0)" office:value-type="string" office:string-value="620005317" calcext:value-type="string">
            <text:p>620005317</text:p>
          </table:table-cell>
          <table:table-cell table:style-name="ce12" table:formula="of:=VLOOKUP([master.$B19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12" table:formula="of:=VLOOKUP([master.$B19];[hot.$A$6:.$X$49];17;0)" office:value-type="string" office:string-value="Ｇ" calcext:value-type="string">
            <text:p>Ｇ</text:p>
          </table:table-cell>
          <table:table-cell table:style-name="ce12" table:formula="of:=VLOOKUP([master.$E19];[price.$C$6:.$AI$13];10;0)" office:value-type="string" office:string-value="7.30" calcext:value-type="string">
            <text:p>7.30</text:p>
          </table:table-cell>
          <table:table-cell table:style-name="ce12" table:formula="of:=VLOOKUP([master.$E19];[price.$C$6:.$AI$13];12;0)" office:value-type="string" office:string-value="0" calcext:value-type="string">
            <text:p>0</text:p>
          </table:table-cell>
          <table:table-cell table:style-name="ce12" table:formula="of:=VLOOKUP([master.$I19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2" table:formula="of:=VLOOKUP([master.$E19];[price.$C$6:.$AI$13];15;0)" office:value-type="string" office:string-value="0" calcext:value-type="string">
            <text:p>0</text:p>
          </table:table-cell>
          <table:table-cell table:style-name="ce12" table:formula="of:=VLOOKUP([master.$B19];[hot.$A$6:.$X$49];21;0)" office:value-type="string" office:string-value="クラシエ" calcext:value-type="string">
            <text:p>クラシエ</text:p>
          </table:table-cell>
          <table:table-cell table:style-name="ce12" table:formula="of:=VLOOKUP([master.$B19];[hot.$A$6:.$X$49];22;0)" office:value-type="string" office:string-value="クラシエ" calcext:value-type="string">
            <text:p>クラシエ</text:p>
          </table:table-cell>
          <table:table-cell table:style-name="ce12" table:formula="of:=MID([master.$D19];1;3)" office:value-type="string" office:string-value="520" calcext:value-type="string">
            <text:p>520</text:p>
          </table:table-cell>
          <table:table-cell table:style-name="ce12" table:formula="of:=VLOOKUP([master.$N19];[efficacy.$A$6:.$B$185];2;0)" office:value-type="string" office:string-value="漢方製剤" calcext:value-type="string">
            <text:p>漢方製剤</text:p>
          </table:table-cell>
          <table:table-cell table:style-name="ce12" table:formula="of:=VLOOKUP([master.$C19];[gs1.$AS$6:.$AV$33];2;0)" office:value-type="float" office:value="0" calcext:value-type="float">
            <text:p>0</text:p>
          </table:table-cell>
          <table:table-cell table:style-name="ce12" table:formula="of:=VLOOKUP([master.$C19];[gs1.$AS$6:.$AV$33];3;0)" office:value-type="float" office:value="14987045650779" calcext:value-type="float">
            <text:p>14987045650779</text:p>
          </table:table-cell>
          <table:table-cell table:style-name="ce12" table:formula="of:=VLOOKUP([master.$C19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1098662010401</text:p>
          </table:table-cell>
          <table:table-cell table:style-name="ce18" table:formula="of:=VLOOKUP([master.$B20];[hot.$A$5:.$X$49];6;0)" office:value-type="string" office:string-value="4987045630774" calcext:value-type="string">
            <text:p>4987045630774</text:p>
          </table:table-cell>
          <table:table-cell table:style-name="ce12" table:formula="of:=VLOOKUP([master.$B20];[hot.$A$5:.$X$49];7;0)" office:value-type="string" office:string-value="5200013C1080" calcext:value-type="string">
            <text:p>5200013C1080</text:p>
          </table:table-cell>
          <table:table-cell table:style-name="ce12" table:formula="of:=VLOOKUP([master.$B20];[hot.$A$6:.$X$49];9;0)" office:value-type="string" office:string-value="620005317" calcext:value-type="string">
            <text:p>620005317</text:p>
          </table:table-cell>
          <table:table-cell table:style-name="ce12" table:formula="of:=VLOOKUP([master.$B20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12" table:formula="of:=VLOOKUP([master.$B20];[hot.$A$6:.$X$49];17;0)" office:value-type="string" office:string-value="Ｇ" calcext:value-type="string">
            <text:p>Ｇ</text:p>
          </table:table-cell>
          <table:table-cell table:style-name="ce12" table:formula="of:=VLOOKUP([master.$E20];[price.$C$6:.$AI$13];10;0)" office:value-type="string" office:string-value="7.30" calcext:value-type="string">
            <text:p>7.30</text:p>
          </table:table-cell>
          <table:table-cell table:style-name="ce12" table:formula="of:=VLOOKUP([master.$E20];[price.$C$6:.$AI$13];12;0)" office:value-type="string" office:string-value="0" calcext:value-type="string">
            <text:p>0</text:p>
          </table:table-cell>
          <table:table-cell table:style-name="ce12" table:formula="of:=VLOOKUP([master.$I20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2" table:formula="of:=VLOOKUP([master.$E20];[price.$C$6:.$AI$13];15;0)" office:value-type="string" office:string-value="0" calcext:value-type="string">
            <text:p>0</text:p>
          </table:table-cell>
          <table:table-cell table:style-name="ce12" table:formula="of:=VLOOKUP([master.$B20];[hot.$A$6:.$X$49];21;0)" office:value-type="string" office:string-value="クラシエ" calcext:value-type="string">
            <text:p>クラシエ</text:p>
          </table:table-cell>
          <table:table-cell table:style-name="ce12" table:formula="of:=VLOOKUP([master.$B20];[hot.$A$6:.$X$49];22;0)" office:value-type="string" office:string-value="クラシエ" calcext:value-type="string">
            <text:p>クラシエ</text:p>
          </table:table-cell>
          <table:table-cell table:style-name="ce12" table:formula="of:=MID([master.$D20];1;3)" office:value-type="string" office:string-value="520" calcext:value-type="string">
            <text:p>520</text:p>
          </table:table-cell>
          <table:table-cell table:style-name="ce12" table:formula="of:=VLOOKUP([master.$N20];[efficacy.$A$6:.$B$185];2;0)" office:value-type="string" office:string-value="漢方製剤" calcext:value-type="string">
            <text:p>漢方製剤</text:p>
          </table:table-cell>
          <table:table-cell table:style-name="ce12" table:formula="of:=VLOOKUP([master.$C20];[gs1.$AS$6:.$AV$33];2;0)" office:value-type="float" office:value="0" calcext:value-type="float">
            <text:p>0</text:p>
          </table:table-cell>
          <table:table-cell table:style-name="ce12" table:formula="of:=VLOOKUP([master.$C20];[gs1.$AS$6:.$AV$33];3;0)" office:value-type="float" office:value="14987045630771" calcext:value-type="float">
            <text:p>14987045630771</text:p>
          </table:table-cell>
          <table:table-cell table:style-name="ce12" table:formula="of:=VLOOKUP([master.$C20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1098662010402</text:p>
          </table:table-cell>
          <table:table-cell table:style-name="ce18" table:formula="of:=VLOOKUP([master.$B21];[hot.$A$5:.$X$49];6;0)" office:value-type="string" office:string-value="4987045630750" calcext:value-type="string">
            <text:p>4987045630750</text:p>
          </table:table-cell>
          <table:table-cell table:style-name="ce12" table:formula="of:=VLOOKUP([master.$B21];[hot.$A$5:.$X$49];7;0)" office:value-type="string" office:string-value="5200013C1080" calcext:value-type="string">
            <text:p>5200013C1080</text:p>
          </table:table-cell>
          <table:table-cell table:style-name="ce12" table:formula="of:=VLOOKUP([master.$B21];[hot.$A$6:.$X$49];9;0)" office:value-type="string" office:string-value="620005317" calcext:value-type="string">
            <text:p>620005317</text:p>
          </table:table-cell>
          <table:table-cell table:style-name="ce12" table:formula="of:=VLOOKUP([master.$B21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12" table:formula="of:=VLOOKUP([master.$B21];[hot.$A$6:.$X$49];17;0)" office:value-type="string" office:string-value="Ｇ" calcext:value-type="string">
            <text:p>Ｇ</text:p>
          </table:table-cell>
          <table:table-cell table:style-name="ce12" table:formula="of:=VLOOKUP([master.$E21];[price.$C$6:.$AI$13];10;0)" office:value-type="string" office:string-value="7.30" calcext:value-type="string">
            <text:p>7.30</text:p>
          </table:table-cell>
          <table:table-cell table:style-name="ce12" table:formula="of:=VLOOKUP([master.$E21];[price.$C$6:.$AI$13];12;0)" office:value-type="string" office:string-value="0" calcext:value-type="string">
            <text:p>0</text:p>
          </table:table-cell>
          <table:table-cell table:style-name="ce12" table:formula="of:=VLOOKUP([master.$I21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2" table:formula="of:=VLOOKUP([master.$E21];[price.$C$6:.$AI$13];15;0)" office:value-type="string" office:string-value="0" calcext:value-type="string">
            <text:p>0</text:p>
          </table:table-cell>
          <table:table-cell table:style-name="ce12" table:formula="of:=VLOOKUP([master.$B21];[hot.$A$6:.$X$49];21;0)" office:value-type="string" office:string-value="クラシエ" calcext:value-type="string">
            <text:p>クラシエ</text:p>
          </table:table-cell>
          <table:table-cell table:style-name="ce12" table:formula="of:=VLOOKUP([master.$B21];[hot.$A$6:.$X$49];22;0)" office:value-type="string" office:string-value="クラシエ" calcext:value-type="string">
            <text:p>クラシエ</text:p>
          </table:table-cell>
          <table:table-cell table:style-name="ce12" table:formula="of:=MID([master.$D21];1;3)" office:value-type="string" office:string-value="520" calcext:value-type="string">
            <text:p>520</text:p>
          </table:table-cell>
          <table:table-cell table:style-name="ce12" table:formula="of:=VLOOKUP([master.$N21];[efficacy.$A$6:.$B$185];2;0)" office:value-type="string" office:string-value="漢方製剤" calcext:value-type="string">
            <text:p>漢方製剤</text:p>
          </table:table-cell>
          <table:table-cell table:style-name="ce12" table:formula="of:=VLOOKUP([master.$C21];[gs1.$AS$6:.$AV$33];2;0)" office:value-type="float" office:value="0" calcext:value-type="float">
            <text:p>0</text:p>
          </table:table-cell>
          <table:table-cell table:style-name="ce12" table:formula="of:=VLOOKUP([master.$C21];[gs1.$AS$6:.$AV$33];3;0)" office:value-type="float" office:value="14987045630757" calcext:value-type="float">
            <text:p>14987045630757</text:p>
          </table:table-cell>
          <table:table-cell table:style-name="ce12" table:formula="of:=VLOOKUP([master.$C21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1005394030201</text:p>
          </table:table-cell>
          <table:table-cell table:style-name="ce18" table:formula="of:=VLOOKUP([master.$B22];[hot.$A$5:.$X$49];6;0)" office:value-type="string" office:string-value="4987118331607" calcext:value-type="string">
            <text:p>4987118331607</text:p>
          </table:table-cell>
          <table:table-cell table:style-name="ce12" table:formula="of:=VLOOKUP([master.$B22];[hot.$A$5:.$X$49];7;0)" office:value-type="string" office:string-value="1124029F1069" calcext:value-type="string">
            <text:p>1124029F1069</text:p>
          </table:table-cell>
          <table:table-cell table:style-name="ce12" table:formula="of:=VLOOKUP([master.$B22];[hot.$A$6:.$X$49];9;0)" office:value-type="string" office:string-value="610412190" calcext:value-type="string">
            <text:p>610412190</text:p>
          </table:table-cell>
          <table:table-cell table:style-name="ce12" table:formula="of:=VLOOKUP([master.$B22];[hot.$A$6:.$X$49];12;0)" office:value-type="string" office:string-value="ロンラックス錠１ｍｇ" calcext:value-type="string">
            <text:p>ロンラックス錠１ｍｇ</text:p>
          </table:table-cell>
          <table:table-cell table:style-name="ce12" table:formula="of:=VLOOKUP([master.$B22];[hot.$A$6:.$X$49];17;0)" office:value-type="string" office:string-value="錠" calcext:value-type="string">
            <text:p>錠</text:p>
          </table:table-cell>
          <table:table-cell table:style-name="ce12" table:formula="of:=VLOOKUP([master.$E22];[price.$C$6:.$AI$13];10;0)" office:value-type="string" office:string-value="8.00" calcext:value-type="string">
            <text:p>8.00</text:p>
          </table:table-cell>
          <table:table-cell table:style-name="ce12" table:formula="of:=VLOOKUP([master.$E22];[price.$C$6:.$AI$13];12;0)" office:value-type="string" office:string-value="5" calcext:value-type="string">
            <text:p>5</text:p>
          </table:table-cell>
          <table:table-cell table:style-name="ce12" table:formula="of:=VLOOKUP([master.$I22];[regulation.$A$6:.$B$10];2;0)" office:value-type="string" office:string-value="向精神薬" calcext:value-type="string">
            <text:p>向精神薬</text:p>
          </table:table-cell>
          <table:table-cell table:style-name="ce12" table:formula="of:=VLOOKUP([master.$E22];[price.$C$6:.$AI$13];15;0)" office:value-type="string" office:string-value="1" calcext:value-type="string">
            <text:p>1</text:p>
          </table:table-cell>
          <table:table-cell table:style-name="ce12" table:formula="of:=VLOOKUP([master.$B22];[hot.$A$6:.$X$49];21;0)" office:value-type="string" office:string-value="シオノケミカル" calcext:value-type="string">
            <text:p>シオノケミカル</text:p>
          </table:table-cell>
          <table:table-cell table:style-name="ce12" table:formula="of:=VLOOKUP([master.$B22];[hot.$A$6:.$X$49];22;0)" office:value-type="string" office:string-value="テバ製薬" calcext:value-type="string">
            <text:p>テバ製薬</text:p>
          </table:table-cell>
          <table:table-cell table:style-name="ce12" table:formula="of:=MID([master.$D22];1;3)" office:value-type="string" office:string-value="112" calcext:value-type="string">
            <text:p>112</text:p>
          </table:table-cell>
          <table:table-cell table:style-name="ce12" table:formula="of:=VLOOKUP([master.$N22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2" table:formula="of:=VLOOKUP([master.$C22];[gs1.$AS$6:.$AV$33];2;0)" office:value-type="float" office:value="0" calcext:value-type="float">
            <text:p>0</text:p>
          </table:table-cell>
          <table:table-cell table:style-name="ce12" table:formula="of:=VLOOKUP([master.$C22];[gs1.$AS$6:.$AV$33];3;0)" office:value-type="float" office:value="14987118331604" calcext:value-type="float">
            <text:p>14987118331604</text:p>
          </table:table-cell>
          <table:table-cell table:style-name="ce12" table:formula="of:=VLOOKUP([master.$C22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1005394030202</text:p>
          </table:table-cell>
          <table:table-cell table:style-name="ce18" table:formula="of:=VLOOKUP([master.$B23];[hot.$A$5:.$X$49];6;0)" office:value-type="string" office:string-value="4987118331683" calcext:value-type="string">
            <text:p>4987118331683</text:p>
          </table:table-cell>
          <table:table-cell table:style-name="ce12" table:formula="of:=VLOOKUP([master.$B23];[hot.$A$5:.$X$49];7;0)" office:value-type="string" office:string-value="1124029F1069" calcext:value-type="string">
            <text:p>1124029F1069</text:p>
          </table:table-cell>
          <table:table-cell table:style-name="ce12" table:formula="of:=VLOOKUP([master.$B23];[hot.$A$6:.$X$49];9;0)" office:value-type="string" office:string-value="610412190" calcext:value-type="string">
            <text:p>610412190</text:p>
          </table:table-cell>
          <table:table-cell table:style-name="ce12" table:formula="of:=VLOOKUP([master.$B23];[hot.$A$6:.$X$49];12;0)" office:value-type="string" office:string-value="ロンラックス錠１ｍｇ" calcext:value-type="string">
            <text:p>ロンラックス錠１ｍｇ</text:p>
          </table:table-cell>
          <table:table-cell table:style-name="ce12" table:formula="of:=VLOOKUP([master.$B23];[hot.$A$6:.$X$49];17;0)" office:value-type="string" office:string-value="錠" calcext:value-type="string">
            <text:p>錠</text:p>
          </table:table-cell>
          <table:table-cell table:style-name="ce12" table:formula="of:=VLOOKUP([master.$E23];[price.$C$6:.$AI$13];10;0)" office:value-type="string" office:string-value="8.00" calcext:value-type="string">
            <text:p>8.00</text:p>
          </table:table-cell>
          <table:table-cell table:style-name="ce12" table:formula="of:=VLOOKUP([master.$E23];[price.$C$6:.$AI$13];12;0)" office:value-type="string" office:string-value="5" calcext:value-type="string">
            <text:p>5</text:p>
          </table:table-cell>
          <table:table-cell table:style-name="ce12" table:formula="of:=VLOOKUP([master.$I23];[regulation.$A$6:.$B$10];2;0)" office:value-type="string" office:string-value="向精神薬" calcext:value-type="string">
            <text:p>向精神薬</text:p>
          </table:table-cell>
          <table:table-cell table:style-name="ce12" table:formula="of:=VLOOKUP([master.$E23];[price.$C$6:.$AI$13];15;0)" office:value-type="string" office:string-value="1" calcext:value-type="string">
            <text:p>1</text:p>
          </table:table-cell>
          <table:table-cell table:style-name="ce12" table:formula="of:=VLOOKUP([master.$B23];[hot.$A$6:.$X$49];21;0)" office:value-type="string" office:string-value="シオノケミカル" calcext:value-type="string">
            <text:p>シオノケミカル</text:p>
          </table:table-cell>
          <table:table-cell table:style-name="ce12" table:formula="of:=VLOOKUP([master.$B23];[hot.$A$6:.$X$49];22;0)" office:value-type="string" office:string-value="テバ製薬" calcext:value-type="string">
            <text:p>テバ製薬</text:p>
          </table:table-cell>
          <table:table-cell table:style-name="ce12" table:formula="of:=MID([master.$D23];1;3)" office:value-type="string" office:string-value="112" calcext:value-type="string">
            <text:p>112</text:p>
          </table:table-cell>
          <table:table-cell table:style-name="ce12" table:formula="of:=VLOOKUP([master.$N23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2" table:formula="of:=VLOOKUP([master.$C23];[gs1.$AS$6:.$AV$33];2;0)" office:value-type="float" office:value="0" calcext:value-type="float">
            <text:p>0</text:p>
          </table:table-cell>
          <table:table-cell table:style-name="ce12" table:formula="of:=VLOOKUP([master.$C23];[gs1.$AS$6:.$AV$33];3;0)" office:value-type="float" office:value="14987118331680" calcext:value-type="float">
            <text:p>14987118331680</text:p>
          </table:table-cell>
          <table:table-cell table:style-name="ce12" table:formula="of:=VLOOKUP([master.$C23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1005394040201</text:p>
          </table:table-cell>
          <table:table-cell table:style-name="ce18" table:formula="of:=VLOOKUP([master.$B24];[hot.$A$5:.$X$49];6;0)" office:value-type="string" office:string-value="4987202332107" calcext:value-type="string">
            <text:p>4987202332107</text:p>
          </table:table-cell>
          <table:table-cell table:style-name="ce12" table:formula="of:=VLOOKUP([master.$B24];[hot.$A$5:.$X$49];7;0)" office:value-type="string" office:string-value="1124029F1069" calcext:value-type="string">
            <text:p>1124029F1069</text:p>
          </table:table-cell>
          <table:table-cell table:style-name="ce12" table:formula="of:=VLOOKUP([master.$B24];[hot.$A$6:.$X$49];9;0)" office:value-type="string" office:string-value="610412190" calcext:value-type="string">
            <text:p>610412190</text:p>
          </table:table-cell>
          <table:table-cell table:style-name="ce12" table:formula="of:=VLOOKUP([master.$B24];[hot.$A$6:.$X$49];12;0)" office:value-type="string" office:string-value="ロンラックス錠１ｍｇ" calcext:value-type="string">
            <text:p>ロンラックス錠１ｍｇ</text:p>
          </table:table-cell>
          <table:table-cell table:style-name="ce12" table:formula="of:=VLOOKUP([master.$B24];[hot.$A$6:.$X$49];17;0)" office:value-type="string" office:string-value="錠" calcext:value-type="string">
            <text:p>錠</text:p>
          </table:table-cell>
          <table:table-cell table:style-name="ce12" table:formula="of:=VLOOKUP([master.$E24];[price.$C$6:.$AI$13];10;0)" office:value-type="string" office:string-value="8.00" calcext:value-type="string">
            <text:p>8.00</text:p>
          </table:table-cell>
          <table:table-cell table:style-name="ce12" table:formula="of:=VLOOKUP([master.$E24];[price.$C$6:.$AI$13];12;0)" office:value-type="string" office:string-value="5" calcext:value-type="string">
            <text:p>5</text:p>
          </table:table-cell>
          <table:table-cell table:style-name="ce12" table:formula="of:=VLOOKUP([master.$I24];[regulation.$A$6:.$B$10];2;0)" office:value-type="string" office:string-value="向精神薬" calcext:value-type="string">
            <text:p>向精神薬</text:p>
          </table:table-cell>
          <table:table-cell table:style-name="ce12" table:formula="of:=VLOOKUP([master.$E24];[price.$C$6:.$AI$13];15;0)" office:value-type="string" office:string-value="1" calcext:value-type="string">
            <text:p>1</text:p>
          </table:table-cell>
          <table:table-cell table:style-name="ce12" table:formula="of:=VLOOKUP([master.$B24];[hot.$A$6:.$X$49];21;0)" office:value-type="string" office:string-value="シオノケミカル" calcext:value-type="string">
            <text:p>シオノケミカル</text:p>
          </table:table-cell>
          <table:table-cell table:style-name="ce12" table:formula="of:=VLOOKUP([master.$B24];[hot.$A$6:.$X$49];22;0)" office:value-type="string" office:string-value="マイラン製薬" calcext:value-type="string">
            <text:p>マイラン製薬</text:p>
          </table:table-cell>
          <table:table-cell table:style-name="ce12" table:formula="of:=MID([master.$D24];1;3)" office:value-type="string" office:string-value="112" calcext:value-type="string">
            <text:p>112</text:p>
          </table:table-cell>
          <table:table-cell table:style-name="ce12" table:formula="of:=VLOOKUP([master.$N24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2" table:formula="of:=VLOOKUP([master.$C24];[gs1.$AS$6:.$AV$33];2;0)" office:value-type="float" office:value="4987202332015" calcext:value-type="float">
            <text:p>4987202332015</text:p>
          </table:table-cell>
          <table:table-cell table:style-name="ce12" table:formula="of:=VLOOKUP([master.$C24];[gs1.$AS$6:.$AV$33];3;0)" office:value-type="float" office:value="14987202332104" calcext:value-type="float">
            <text:p>14987202332104</text:p>
          </table:table-cell>
          <table:table-cell table:style-name="ce12" table:formula="of:=VLOOKUP([master.$C24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1005394040202</text:p>
          </table:table-cell>
          <table:table-cell table:style-name="ce18" table:formula="of:=VLOOKUP([master.$B25];[hot.$A$5:.$X$49];6;0)" office:value-type="string" office:string-value="4987202332510" calcext:value-type="string">
            <text:p>4987202332510</text:p>
          </table:table-cell>
          <table:table-cell table:style-name="ce12" table:formula="of:=VLOOKUP([master.$B25];[hot.$A$5:.$X$49];7;0)" office:value-type="string" office:string-value="1124029F1069" calcext:value-type="string">
            <text:p>1124029F1069</text:p>
          </table:table-cell>
          <table:table-cell table:style-name="ce12" table:formula="of:=VLOOKUP([master.$B25];[hot.$A$6:.$X$49];9;0)" office:value-type="string" office:string-value="610412190" calcext:value-type="string">
            <text:p>610412190</text:p>
          </table:table-cell>
          <table:table-cell table:style-name="ce12" table:formula="of:=VLOOKUP([master.$B25];[hot.$A$6:.$X$49];12;0)" office:value-type="string" office:string-value="ロンラックス錠１ｍｇ" calcext:value-type="string">
            <text:p>ロンラックス錠１ｍｇ</text:p>
          </table:table-cell>
          <table:table-cell table:style-name="ce12" table:formula="of:=VLOOKUP([master.$B25];[hot.$A$6:.$X$49];17;0)" office:value-type="string" office:string-value="錠" calcext:value-type="string">
            <text:p>錠</text:p>
          </table:table-cell>
          <table:table-cell table:style-name="ce12" table:formula="of:=VLOOKUP([master.$E25];[price.$C$6:.$AI$13];10;0)" office:value-type="string" office:string-value="8.00" calcext:value-type="string">
            <text:p>8.00</text:p>
          </table:table-cell>
          <table:table-cell table:style-name="ce12" table:formula="of:=VLOOKUP([master.$E25];[price.$C$6:.$AI$13];12;0)" office:value-type="string" office:string-value="5" calcext:value-type="string">
            <text:p>5</text:p>
          </table:table-cell>
          <table:table-cell table:style-name="ce12" table:formula="of:=VLOOKUP([master.$I25];[regulation.$A$6:.$B$10];2;0)" office:value-type="string" office:string-value="向精神薬" calcext:value-type="string">
            <text:p>向精神薬</text:p>
          </table:table-cell>
          <table:table-cell table:style-name="ce12" table:formula="of:=VLOOKUP([master.$E25];[price.$C$6:.$AI$13];15;0)" office:value-type="string" office:string-value="1" calcext:value-type="string">
            <text:p>1</text:p>
          </table:table-cell>
          <table:table-cell table:style-name="ce12" table:formula="of:=VLOOKUP([master.$B25];[hot.$A$6:.$X$49];21;0)" office:value-type="string" office:string-value="シオノケミカル" calcext:value-type="string">
            <text:p>シオノケミカル</text:p>
          </table:table-cell>
          <table:table-cell table:style-name="ce12" table:formula="of:=VLOOKUP([master.$B25];[hot.$A$6:.$X$49];22;0)" office:value-type="string" office:string-value="マイラン製薬" calcext:value-type="string">
            <text:p>マイラン製薬</text:p>
          </table:table-cell>
          <table:table-cell table:style-name="ce12" table:formula="of:=MID([master.$D25];1;3)" office:value-type="string" office:string-value="112" calcext:value-type="string">
            <text:p>112</text:p>
          </table:table-cell>
          <table:table-cell table:style-name="ce12" table:formula="of:=VLOOKUP([master.$N25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2" table:formula="of:=VLOOKUP([master.$C25];[gs1.$AS$6:.$AV$33];2;0)" office:value-type="float" office:value="4987202332015" calcext:value-type="float">
            <text:p>4987202332015</text:p>
          </table:table-cell>
          <table:table-cell table:style-name="ce12" table:formula="of:=VLOOKUP([master.$C25];[gs1.$AS$6:.$AV$33];3;0)" office:value-type="float" office:value="14987202332517" calcext:value-type="float">
            <text:p>14987202332517</text:p>
          </table:table-cell>
          <table:table-cell table:style-name="ce12" table:formula="of:=VLOOKUP([master.$C25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1005394050101</text:p>
          </table:table-cell>
          <table:table-cell table:style-name="ce18" table:formula="of:=VLOOKUP([master.$B26];[hot.$A$5:.$X$49];6;0)" office:value-type="string" office:string-value="4987543111119" calcext:value-type="string">
            <text:p>4987543111119</text:p>
          </table:table-cell>
          <table:table-cell table:style-name="ce12" table:formula="of:=VLOOKUP([master.$B26];[hot.$A$5:.$X$49];7;0)" office:value-type="string" office:string-value="1124029F1069" calcext:value-type="string">
            <text:p>1124029F1069</text:p>
          </table:table-cell>
          <table:table-cell table:style-name="ce12" table:formula="of:=VLOOKUP([master.$B26];[hot.$A$6:.$X$49];9;0)" office:value-type="string" office:string-value="610412190" calcext:value-type="string">
            <text:p>610412190</text:p>
          </table:table-cell>
          <table:table-cell table:style-name="ce12" table:formula="of:=VLOOKUP([master.$B26];[hot.$A$6:.$X$49];12;0)" office:value-type="string" office:string-value="ロンラックス錠１ｍｇ" calcext:value-type="string">
            <text:p>ロンラックス錠１ｍｇ</text:p>
          </table:table-cell>
          <table:table-cell table:style-name="ce12" table:formula="of:=VLOOKUP([master.$B26];[hot.$A$6:.$X$49];17;0)" office:value-type="string" office:string-value="錠" calcext:value-type="string">
            <text:p>錠</text:p>
          </table:table-cell>
          <table:table-cell table:style-name="ce12" table:formula="of:=VLOOKUP([master.$E26];[price.$C$6:.$AI$13];10;0)" office:value-type="string" office:string-value="8.00" calcext:value-type="string">
            <text:p>8.00</text:p>
          </table:table-cell>
          <table:table-cell table:style-name="ce12" table:formula="of:=VLOOKUP([master.$E26];[price.$C$6:.$AI$13];12;0)" office:value-type="string" office:string-value="5" calcext:value-type="string">
            <text:p>5</text:p>
          </table:table-cell>
          <table:table-cell table:style-name="ce12" table:formula="of:=VLOOKUP([master.$I26];[regulation.$A$6:.$B$10];2;0)" office:value-type="string" office:string-value="向精神薬" calcext:value-type="string">
            <text:p>向精神薬</text:p>
          </table:table-cell>
          <table:table-cell table:style-name="ce12" table:formula="of:=VLOOKUP([master.$E26];[price.$C$6:.$AI$13];15;0)" office:value-type="string" office:string-value="1" calcext:value-type="string">
            <text:p>1</text:p>
          </table:table-cell>
          <table:table-cell table:style-name="ce12" table:formula="of:=VLOOKUP([master.$B26];[hot.$A$6:.$X$49];21;0)" office:value-type="string" office:string-value="シオノケミカル" calcext:value-type="string">
            <text:p>シオノケミカル</text:p>
          </table:table-cell>
          <table:table-cell table:style-name="ce12" table:formula="of:=VLOOKUP([master.$B26];[hot.$A$6:.$X$49];22;0)" office:value-type="string" office:string-value="シオノケミカル" calcext:value-type="string">
            <text:p>シオノケミカル</text:p>
          </table:table-cell>
          <table:table-cell table:style-name="ce12" table:formula="of:=MID([master.$D26];1;3)" office:value-type="string" office:string-value="112" calcext:value-type="string">
            <text:p>112</text:p>
          </table:table-cell>
          <table:table-cell table:style-name="ce12" table:formula="of:=VLOOKUP([master.$N26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2" table:formula="of:=VLOOKUP([master.$C26];[gs1.$AS$6:.$AV$33];2;0)" office:value-type="float" office:value="0" calcext:value-type="float">
            <text:p>0</text:p>
          </table:table-cell>
          <table:table-cell table:style-name="ce12" table:formula="of:=VLOOKUP([master.$C26];[gs1.$AS$6:.$AV$33];3;0)" office:value-type="float" office:value="14987543111116" calcext:value-type="float">
            <text:p>14987543111116</text:p>
          </table:table-cell>
          <table:table-cell table:style-name="ce12" table:formula="of:=VLOOKUP([master.$C26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1005394050202</text:p>
          </table:table-cell>
          <table:table-cell table:style-name="ce18" table:formula="of:=VLOOKUP([master.$B27];[hot.$A$5:.$X$49];6;0)" office:value-type="string" office:string-value="4987543111218" calcext:value-type="string">
            <text:p>4987543111218</text:p>
          </table:table-cell>
          <table:table-cell table:style-name="ce12" table:formula="of:=VLOOKUP([master.$B27];[hot.$A$5:.$X$49];7;0)" office:value-type="string" office:string-value="1124029F1069" calcext:value-type="string">
            <text:p>1124029F1069</text:p>
          </table:table-cell>
          <table:table-cell table:style-name="ce12" table:formula="of:=VLOOKUP([master.$B27];[hot.$A$6:.$X$49];9;0)" office:value-type="string" office:string-value="610412190" calcext:value-type="string">
            <text:p>610412190</text:p>
          </table:table-cell>
          <table:table-cell table:style-name="ce12" table:formula="of:=VLOOKUP([master.$B27];[hot.$A$6:.$X$49];12;0)" office:value-type="string" office:string-value="ロンラックス錠１ｍｇ" calcext:value-type="string">
            <text:p>ロンラックス錠１ｍｇ</text:p>
          </table:table-cell>
          <table:table-cell table:style-name="ce12" table:formula="of:=VLOOKUP([master.$B27];[hot.$A$6:.$X$49];17;0)" office:value-type="string" office:string-value="錠" calcext:value-type="string">
            <text:p>錠</text:p>
          </table:table-cell>
          <table:table-cell table:style-name="ce12" table:formula="of:=VLOOKUP([master.$E27];[price.$C$6:.$AI$13];10;0)" office:value-type="string" office:string-value="8.00" calcext:value-type="string">
            <text:p>8.00</text:p>
          </table:table-cell>
          <table:table-cell table:style-name="ce12" table:formula="of:=VLOOKUP([master.$E27];[price.$C$6:.$AI$13];12;0)" office:value-type="string" office:string-value="5" calcext:value-type="string">
            <text:p>5</text:p>
          </table:table-cell>
          <table:table-cell table:style-name="ce12" table:formula="of:=VLOOKUP([master.$I27];[regulation.$A$6:.$B$10];2;0)" office:value-type="string" office:string-value="向精神薬" calcext:value-type="string">
            <text:p>向精神薬</text:p>
          </table:table-cell>
          <table:table-cell table:style-name="ce12" table:formula="of:=VLOOKUP([master.$E27];[price.$C$6:.$AI$13];15;0)" office:value-type="string" office:string-value="1" calcext:value-type="string">
            <text:p>1</text:p>
          </table:table-cell>
          <table:table-cell table:style-name="ce12" table:formula="of:=VLOOKUP([master.$B27];[hot.$A$6:.$X$49];21;0)" office:value-type="string" office:string-value="シオノケミカル" calcext:value-type="string">
            <text:p>シオノケミカル</text:p>
          </table:table-cell>
          <table:table-cell table:style-name="ce12" table:formula="of:=VLOOKUP([master.$B27];[hot.$A$6:.$X$49];22;0)" office:value-type="string" office:string-value="シオノケミカル" calcext:value-type="string">
            <text:p>シオノケミカル</text:p>
          </table:table-cell>
          <table:table-cell table:style-name="ce12" table:formula="of:=MID([master.$D27];1;3)" office:value-type="string" office:string-value="112" calcext:value-type="string">
            <text:p>112</text:p>
          </table:table-cell>
          <table:table-cell table:style-name="ce12" table:formula="of:=VLOOKUP([master.$N27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2" table:formula="of:=VLOOKUP([master.$C27];[gs1.$AS$6:.$AV$33];2;0)" office:value-type="float" office:value="0" calcext:value-type="float">
            <text:p>0</text:p>
          </table:table-cell>
          <table:table-cell table:style-name="ce12" table:formula="of:=VLOOKUP([master.$C27];[gs1.$AS$6:.$AV$33];3;0)" office:value-type="float" office:value="14987543111215" calcext:value-type="float">
            <text:p>14987543111215</text:p>
          </table:table-cell>
          <table:table-cell table:style-name="ce12" table:formula="of:=VLOOKUP([master.$C27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1005394060101</text:p>
          </table:table-cell>
          <table:table-cell table:style-name="ce18" table:formula="of:=VLOOKUP([master.$B28];[hot.$A$5:.$X$49];6;0)" office:value-type="string" office:string-value="4987058498057" calcext:value-type="string">
            <text:p>4987058498057</text:p>
          </table:table-cell>
          <table:table-cell table:style-name="ce12" table:formula="of:=VLOOKUP([master.$B28];[hot.$A$5:.$X$49];7;0)" office:value-type="string" office:string-value="1124029F1069" calcext:value-type="string">
            <text:p>1124029F1069</text:p>
          </table:table-cell>
          <table:table-cell table:style-name="ce12" table:formula="of:=VLOOKUP([master.$B28];[hot.$A$6:.$X$49];9;0)" office:value-type="string" office:string-value="610412190" calcext:value-type="string">
            <text:p>610412190</text:p>
          </table:table-cell>
          <table:table-cell table:style-name="ce12" table:formula="of:=VLOOKUP([master.$B28];[hot.$A$6:.$X$49];12;0)" office:value-type="string" office:string-value="ロンラックス錠１ｍｇ" calcext:value-type="string">
            <text:p>ロンラックス錠１ｍｇ</text:p>
          </table:table-cell>
          <table:table-cell table:style-name="ce12" table:formula="of:=VLOOKUP([master.$B28];[hot.$A$6:.$X$49];17;0)" office:value-type="string" office:string-value="錠" calcext:value-type="string">
            <text:p>錠</text:p>
          </table:table-cell>
          <table:table-cell table:style-name="ce12" table:formula="of:=VLOOKUP([master.$E28];[price.$C$6:.$AI$13];10;0)" office:value-type="string" office:string-value="8.00" calcext:value-type="string">
            <text:p>8.00</text:p>
          </table:table-cell>
          <table:table-cell table:style-name="ce12" table:formula="of:=VLOOKUP([master.$E28];[price.$C$6:.$AI$13];12;0)" office:value-type="string" office:string-value="5" calcext:value-type="string">
            <text:p>5</text:p>
          </table:table-cell>
          <table:table-cell table:style-name="ce12" table:formula="of:=VLOOKUP([master.$I28];[regulation.$A$6:.$B$10];2;0)" office:value-type="string" office:string-value="向精神薬" calcext:value-type="string">
            <text:p>向精神薬</text:p>
          </table:table-cell>
          <table:table-cell table:style-name="ce12" table:formula="of:=VLOOKUP([master.$E28];[price.$C$6:.$AI$13];15;0)" office:value-type="string" office:string-value="1" calcext:value-type="string">
            <text:p>1</text:p>
          </table:table-cell>
          <table:table-cell table:style-name="ce12" table:formula="of:=VLOOKUP([master.$B28];[hot.$A$6:.$X$49];21;0)" office:value-type="string" office:string-value="シオノケミカル" calcext:value-type="string">
            <text:p>シオノケミカル</text:p>
          </table:table-cell>
          <table:table-cell table:style-name="ce12" table:formula="of:=VLOOKUP([master.$B28];[hot.$A$6:.$X$49];22;0)" office:value-type="string" office:string-value="共和薬工" calcext:value-type="string">
            <text:p>共和薬工</text:p>
          </table:table-cell>
          <table:table-cell table:style-name="ce12" table:formula="of:=MID([master.$D28];1;3)" office:value-type="string" office:string-value="112" calcext:value-type="string">
            <text:p>112</text:p>
          </table:table-cell>
          <table:table-cell table:style-name="ce12" table:formula="of:=VLOOKUP([master.$N28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2" table:formula="of:=VLOOKUP([master.$C28];[gs1.$AS$6:.$AV$33];2;0)" office:value-type="float" office:value="0" calcext:value-type="float">
            <text:p>0</text:p>
          </table:table-cell>
          <table:table-cell table:style-name="ce12" table:formula="of:=VLOOKUP([master.$C28];[gs1.$AS$6:.$AV$33];3;0)" office:value-type="float" office:value="14987058498054" calcext:value-type="float">
            <text:p>14987058498054</text:p>
          </table:table-cell>
          <table:table-cell table:style-name="ce12" table:formula="of:=VLOOKUP([master.$C28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1005394070101</text:p>
          </table:table-cell>
          <table:table-cell table:style-name="ce18" table:formula="of:=VLOOKUP([master.$B29];[hot.$A$5:.$X$49];6;0)" office:value-type="string" office:string-value="4987112023812" calcext:value-type="string">
            <text:p>4987112023812</text:p>
          </table:table-cell>
          <table:table-cell table:style-name="ce12" table:formula="of:=VLOOKUP([master.$B29];[hot.$A$5:.$X$49];7;0)" office:value-type="string" office:string-value="1124029F1069" calcext:value-type="string">
            <text:p>1124029F1069</text:p>
          </table:table-cell>
          <table:table-cell table:style-name="ce12" table:formula="of:=VLOOKUP([master.$B29];[hot.$A$6:.$X$49];9;0)" office:value-type="string" office:string-value="610412190" calcext:value-type="string">
            <text:p>610412190</text:p>
          </table:table-cell>
          <table:table-cell table:style-name="ce12" table:formula="of:=VLOOKUP([master.$B29];[hot.$A$6:.$X$49];12;0)" office:value-type="string" office:string-value="ロンラックス錠１ｍｇ" calcext:value-type="string">
            <text:p>ロンラックス錠１ｍｇ</text:p>
          </table:table-cell>
          <table:table-cell table:style-name="ce12" table:formula="of:=VLOOKUP([master.$B29];[hot.$A$6:.$X$49];17;0)" office:value-type="string" office:string-value="錠" calcext:value-type="string">
            <text:p>錠</text:p>
          </table:table-cell>
          <table:table-cell table:style-name="ce12" table:formula="of:=VLOOKUP([master.$E29];[price.$C$6:.$AI$13];10;0)" office:value-type="string" office:string-value="8.00" calcext:value-type="string">
            <text:p>8.00</text:p>
          </table:table-cell>
          <table:table-cell table:style-name="ce12" table:formula="of:=VLOOKUP([master.$E29];[price.$C$6:.$AI$13];12;0)" office:value-type="string" office:string-value="5" calcext:value-type="string">
            <text:p>5</text:p>
          </table:table-cell>
          <table:table-cell table:style-name="ce12" table:formula="of:=VLOOKUP([master.$I29];[regulation.$A$6:.$B$10];2;0)" office:value-type="string" office:string-value="向精神薬" calcext:value-type="string">
            <text:p>向精神薬</text:p>
          </table:table-cell>
          <table:table-cell table:style-name="ce12" table:formula="of:=VLOOKUP([master.$E29];[price.$C$6:.$AI$13];15;0)" office:value-type="string" office:string-value="1" calcext:value-type="string">
            <text:p>1</text:p>
          </table:table-cell>
          <table:table-cell table:style-name="ce12" table:formula="of:=VLOOKUP([master.$B29];[hot.$A$6:.$X$49];21;0)" office:value-type="string" office:string-value="シオノケミカル" calcext:value-type="string">
            <text:p>シオノケミカル</text:p>
          </table:table-cell>
          <table:table-cell table:style-name="ce12" table:formula="of:=VLOOKUP([master.$B29];[hot.$A$6:.$X$49];22;0)" office:value-type="string" office:string-value="大正薬工" calcext:value-type="string">
            <text:p>大正薬工</text:p>
          </table:table-cell>
          <table:table-cell table:style-name="ce12" table:formula="of:=MID([master.$D29];1;3)" office:value-type="string" office:string-value="112" calcext:value-type="string">
            <text:p>112</text:p>
          </table:table-cell>
          <table:table-cell table:style-name="ce12" table:formula="of:=VLOOKUP([master.$N29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2" table:formula="of:=VLOOKUP([master.$C29];[gs1.$AS$6:.$AV$33];2;0)" office:value-type="string" office:string-value="" calcext:value-type="error">
            <text:p>#N/A</text:p>
          </table:table-cell>
          <table:table-cell table:style-name="ce12" table:formula="of:=VLOOKUP([master.$C29];[gs1.$AS$6:.$AV$33];3;0)" office:value-type="string" office:string-value="" calcext:value-type="error">
            <text:p>#N/A</text:p>
          </table:table-cell>
          <table:table-cell table:style-name="ce12" table:formula="of:=VLOOKUP([master.$C29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1005394070102</text:p>
          </table:table-cell>
          <table:table-cell table:style-name="ce18" table:formula="of:=VLOOKUP([master.$B30];[hot.$A$5:.$X$49];6;0)" office:value-type="string" office:string-value="4987112023829" calcext:value-type="string">
            <text:p>4987112023829</text:p>
          </table:table-cell>
          <table:table-cell table:style-name="ce12" table:formula="of:=VLOOKUP([master.$B30];[hot.$A$5:.$X$49];7;0)" office:value-type="string" office:string-value="1124029F1069" calcext:value-type="string">
            <text:p>1124029F1069</text:p>
          </table:table-cell>
          <table:table-cell table:style-name="ce12" table:formula="of:=VLOOKUP([master.$B30];[hot.$A$6:.$X$49];9;0)" office:value-type="string" office:string-value="610412190" calcext:value-type="string">
            <text:p>610412190</text:p>
          </table:table-cell>
          <table:table-cell table:style-name="ce12" table:formula="of:=VLOOKUP([master.$B30];[hot.$A$6:.$X$49];12;0)" office:value-type="string" office:string-value="ロンラックス錠１ｍｇ" calcext:value-type="string">
            <text:p>ロンラックス錠１ｍｇ</text:p>
          </table:table-cell>
          <table:table-cell table:style-name="ce12" table:formula="of:=VLOOKUP([master.$B30];[hot.$A$6:.$X$49];17;0)" office:value-type="string" office:string-value="錠" calcext:value-type="string">
            <text:p>錠</text:p>
          </table:table-cell>
          <table:table-cell table:style-name="ce12" table:formula="of:=VLOOKUP([master.$E30];[price.$C$6:.$AI$13];10;0)" office:value-type="string" office:string-value="8.00" calcext:value-type="string">
            <text:p>8.00</text:p>
          </table:table-cell>
          <table:table-cell table:style-name="ce12" table:formula="of:=VLOOKUP([master.$E30];[price.$C$6:.$AI$13];12;0)" office:value-type="string" office:string-value="5" calcext:value-type="string">
            <text:p>5</text:p>
          </table:table-cell>
          <table:table-cell table:style-name="ce12" table:formula="of:=VLOOKUP([master.$I30];[regulation.$A$6:.$B$10];2;0)" office:value-type="string" office:string-value="向精神薬" calcext:value-type="string">
            <text:p>向精神薬</text:p>
          </table:table-cell>
          <table:table-cell table:style-name="ce12" table:formula="of:=VLOOKUP([master.$E30];[price.$C$6:.$AI$13];15;0)" office:value-type="string" office:string-value="1" calcext:value-type="string">
            <text:p>1</text:p>
          </table:table-cell>
          <table:table-cell table:style-name="ce12" table:formula="of:=VLOOKUP([master.$B30];[hot.$A$6:.$X$49];21;0)" office:value-type="string" office:string-value="シオノケミカル" calcext:value-type="string">
            <text:p>シオノケミカル</text:p>
          </table:table-cell>
          <table:table-cell table:style-name="ce12" table:formula="of:=VLOOKUP([master.$B30];[hot.$A$6:.$X$49];22;0)" office:value-type="string" office:string-value="大正薬工" calcext:value-type="string">
            <text:p>大正薬工</text:p>
          </table:table-cell>
          <table:table-cell table:style-name="ce12" table:formula="of:=MID([master.$D30];1;3)" office:value-type="string" office:string-value="112" calcext:value-type="string">
            <text:p>112</text:p>
          </table:table-cell>
          <table:table-cell table:style-name="ce12" table:formula="of:=VLOOKUP([master.$N30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2" table:formula="of:=VLOOKUP([master.$C30];[gs1.$AS$6:.$AV$33];2;0)" office:value-type="string" office:string-value="" calcext:value-type="error">
            <text:p>#N/A</text:p>
          </table:table-cell>
          <table:table-cell table:style-name="ce12" table:formula="of:=VLOOKUP([master.$C30];[gs1.$AS$6:.$AV$33];3;0)" office:value-type="string" office:string-value="" calcext:value-type="error">
            <text:p>#N/A</text:p>
          </table:table-cell>
          <table:table-cell table:style-name="ce12" table:formula="of:=VLOOKUP([master.$C30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1005394080101</text:p>
          </table:table-cell>
          <table:table-cell table:style-name="ce18" table:formula="of:=VLOOKUP([master.$B31];[hot.$A$5:.$X$49];6;0)" office:value-type="string" office:string-value="4987821025909" calcext:value-type="string">
            <text:p>4987821025909</text:p>
          </table:table-cell>
          <table:table-cell table:style-name="ce12" table:formula="of:=VLOOKUP([master.$B31];[hot.$A$5:.$X$49];7;0)" office:value-type="string" office:string-value="1124029F1069" calcext:value-type="string">
            <text:p>1124029F1069</text:p>
          </table:table-cell>
          <table:table-cell table:style-name="ce12" table:formula="of:=VLOOKUP([master.$B31];[hot.$A$6:.$X$49];9;0)" office:value-type="string" office:string-value="610412190" calcext:value-type="string">
            <text:p>610412190</text:p>
          </table:table-cell>
          <table:table-cell table:style-name="ce12" table:formula="of:=VLOOKUP([master.$B31];[hot.$A$6:.$X$49];12;0)" office:value-type="string" office:string-value="ロンラックス錠１ｍｇ" calcext:value-type="string">
            <text:p>ロンラックス錠１ｍｇ</text:p>
          </table:table-cell>
          <table:table-cell table:style-name="ce12" table:formula="of:=VLOOKUP([master.$B31];[hot.$A$6:.$X$49];17;0)" office:value-type="string" office:string-value="錠" calcext:value-type="string">
            <text:p>錠</text:p>
          </table:table-cell>
          <table:table-cell table:style-name="ce12" table:formula="of:=VLOOKUP([master.$E31];[price.$C$6:.$AI$13];10;0)" office:value-type="string" office:string-value="8.00" calcext:value-type="string">
            <text:p>8.00</text:p>
          </table:table-cell>
          <table:table-cell table:style-name="ce12" table:formula="of:=VLOOKUP([master.$E31];[price.$C$6:.$AI$13];12;0)" office:value-type="string" office:string-value="5" calcext:value-type="string">
            <text:p>5</text:p>
          </table:table-cell>
          <table:table-cell table:style-name="ce12" table:formula="of:=VLOOKUP([master.$I31];[regulation.$A$6:.$B$10];2;0)" office:value-type="string" office:string-value="向精神薬" calcext:value-type="string">
            <text:p>向精神薬</text:p>
          </table:table-cell>
          <table:table-cell table:style-name="ce12" table:formula="of:=VLOOKUP([master.$E31];[price.$C$6:.$AI$13];15;0)" office:value-type="string" office:string-value="1" calcext:value-type="string">
            <text:p>1</text:p>
          </table:table-cell>
          <table:table-cell table:style-name="ce12" table:formula="of:=VLOOKUP([master.$B31];[hot.$A$6:.$X$49];21;0)" office:value-type="string" office:string-value="シオノケミカル" calcext:value-type="string">
            <text:p>シオノケミカル</text:p>
          </table:table-cell>
          <table:table-cell table:style-name="ce12" table:formula="of:=VLOOKUP([master.$B31];[hot.$A$6:.$X$49];22;0)" office:value-type="string" office:string-value="興和テバ" calcext:value-type="string">
            <text:p>興和テバ</text:p>
          </table:table-cell>
          <table:table-cell table:style-name="ce12" table:formula="of:=MID([master.$D31];1;3)" office:value-type="string" office:string-value="112" calcext:value-type="string">
            <text:p>112</text:p>
          </table:table-cell>
          <table:table-cell table:style-name="ce12" table:formula="of:=VLOOKUP([master.$N31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2" table:formula="of:=VLOOKUP([master.$C31];[gs1.$AS$6:.$AV$33];2;0)" office:value-type="float" office:value="0" calcext:value-type="float">
            <text:p>0</text:p>
          </table:table-cell>
          <table:table-cell table:style-name="ce12" table:formula="of:=VLOOKUP([master.$C31];[gs1.$AS$6:.$AV$33];3;0)" office:value-type="float" office:value="14987821025906" calcext:value-type="float">
            <text:p>14987821025906</text:p>
          </table:table-cell>
          <table:table-cell table:style-name="ce12" table:formula="of:=VLOOKUP([master.$C31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1005394080102</text:p>
          </table:table-cell>
          <table:table-cell table:style-name="ce18" table:formula="of:=VLOOKUP([master.$B32];[hot.$A$5:.$X$49];6;0)" office:value-type="string" office:string-value="4987821025916" calcext:value-type="string">
            <text:p>4987821025916</text:p>
          </table:table-cell>
          <table:table-cell table:style-name="ce12" table:formula="of:=VLOOKUP([master.$B32];[hot.$A$5:.$X$49];7;0)" office:value-type="string" office:string-value="1124029F1069" calcext:value-type="string">
            <text:p>1124029F1069</text:p>
          </table:table-cell>
          <table:table-cell table:style-name="ce12" table:formula="of:=VLOOKUP([master.$B32];[hot.$A$6:.$X$49];9;0)" office:value-type="string" office:string-value="610412190" calcext:value-type="string">
            <text:p>610412190</text:p>
          </table:table-cell>
          <table:table-cell table:style-name="ce12" table:formula="of:=VLOOKUP([master.$B32];[hot.$A$6:.$X$49];12;0)" office:value-type="string" office:string-value="ロンラックス錠１ｍｇ" calcext:value-type="string">
            <text:p>ロンラックス錠１ｍｇ</text:p>
          </table:table-cell>
          <table:table-cell table:style-name="ce12" table:formula="of:=VLOOKUP([master.$B32];[hot.$A$6:.$X$49];17;0)" office:value-type="string" office:string-value="錠" calcext:value-type="string">
            <text:p>錠</text:p>
          </table:table-cell>
          <table:table-cell table:style-name="ce12" table:formula="of:=VLOOKUP([master.$E32];[price.$C$6:.$AI$13];10;0)" office:value-type="string" office:string-value="8.00" calcext:value-type="string">
            <text:p>8.00</text:p>
          </table:table-cell>
          <table:table-cell table:style-name="ce12" table:formula="of:=VLOOKUP([master.$E32];[price.$C$6:.$AI$13];12;0)" office:value-type="string" office:string-value="5" calcext:value-type="string">
            <text:p>5</text:p>
          </table:table-cell>
          <table:table-cell table:style-name="ce12" table:formula="of:=VLOOKUP([master.$I32];[regulation.$A$6:.$B$10];2;0)" office:value-type="string" office:string-value="向精神薬" calcext:value-type="string">
            <text:p>向精神薬</text:p>
          </table:table-cell>
          <table:table-cell table:style-name="ce12" table:formula="of:=VLOOKUP([master.$E32];[price.$C$6:.$AI$13];15;0)" office:value-type="string" office:string-value="1" calcext:value-type="string">
            <text:p>1</text:p>
          </table:table-cell>
          <table:table-cell table:style-name="ce12" table:formula="of:=VLOOKUP([master.$B32];[hot.$A$6:.$X$49];21;0)" office:value-type="string" office:string-value="シオノケミカル" calcext:value-type="string">
            <text:p>シオノケミカル</text:p>
          </table:table-cell>
          <table:table-cell table:style-name="ce12" table:formula="of:=VLOOKUP([master.$B32];[hot.$A$6:.$X$49];22;0)" office:value-type="string" office:string-value="興和テバ" calcext:value-type="string">
            <text:p>興和テバ</text:p>
          </table:table-cell>
          <table:table-cell table:style-name="ce12" table:formula="of:=MID([master.$D32];1;3)" office:value-type="string" office:string-value="112" calcext:value-type="string">
            <text:p>112</text:p>
          </table:table-cell>
          <table:table-cell table:style-name="ce12" table:formula="of:=VLOOKUP([master.$N32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2" table:formula="of:=VLOOKUP([master.$C32];[gs1.$AS$6:.$AV$33];2;0)" office:value-type="float" office:value="0" calcext:value-type="float">
            <text:p>0</text:p>
          </table:table-cell>
          <table:table-cell table:style-name="ce12" table:formula="of:=VLOOKUP([master.$C32];[gs1.$AS$6:.$AV$33];3;0)" office:value-type="float" office:value="14987821025913" calcext:value-type="float">
            <text:p>14987821025913</text:p>
          </table:table-cell>
          <table:table-cell table:style-name="ce12" table:formula="of:=VLOOKUP([master.$C32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1005394090101</text:p>
          </table:table-cell>
          <table:table-cell table:style-name="ce18" table:formula="of:=VLOOKUP([master.$B33];[hot.$A$5:.$X$49];6;0)" office:value-type="string" office:string-value="4987114067401" calcext:value-type="string">
            <text:p>4987114067401</text:p>
          </table:table-cell>
          <table:table-cell table:style-name="ce12" table:formula="of:=VLOOKUP([master.$B33];[hot.$A$5:.$X$49];7;0)" office:value-type="string" office:string-value="1124029F1069" calcext:value-type="string">
            <text:p>1124029F1069</text:p>
          </table:table-cell>
          <table:table-cell table:style-name="ce12" table:formula="of:=VLOOKUP([master.$B33];[hot.$A$6:.$X$49];9;0)" office:value-type="string" office:string-value="610412190" calcext:value-type="string">
            <text:p>610412190</text:p>
          </table:table-cell>
          <table:table-cell table:style-name="ce12" table:formula="of:=VLOOKUP([master.$B33];[hot.$A$6:.$X$49];12;0)" office:value-type="string" office:string-value="ロンラックス錠１ｍｇ" calcext:value-type="string">
            <text:p>ロンラックス錠１ｍｇ</text:p>
          </table:table-cell>
          <table:table-cell table:style-name="ce12" table:formula="of:=VLOOKUP([master.$B33];[hot.$A$6:.$X$49];17;0)" office:value-type="string" office:string-value="錠" calcext:value-type="string">
            <text:p>錠</text:p>
          </table:table-cell>
          <table:table-cell table:style-name="ce12" table:formula="of:=VLOOKUP([master.$E33];[price.$C$6:.$AI$13];10;0)" office:value-type="string" office:string-value="8.00" calcext:value-type="string">
            <text:p>8.00</text:p>
          </table:table-cell>
          <table:table-cell table:style-name="ce12" table:formula="of:=VLOOKUP([master.$E33];[price.$C$6:.$AI$13];12;0)" office:value-type="string" office:string-value="5" calcext:value-type="string">
            <text:p>5</text:p>
          </table:table-cell>
          <table:table-cell table:style-name="ce12" table:formula="of:=VLOOKUP([master.$I33];[regulation.$A$6:.$B$10];2;0)" office:value-type="string" office:string-value="向精神薬" calcext:value-type="string">
            <text:p>向精神薬</text:p>
          </table:table-cell>
          <table:table-cell table:style-name="ce12" table:formula="of:=VLOOKUP([master.$E33];[price.$C$6:.$AI$13];15;0)" office:value-type="string" office:string-value="1" calcext:value-type="string">
            <text:p>1</text:p>
          </table:table-cell>
          <table:table-cell table:style-name="ce12" table:formula="of:=VLOOKUP([master.$B33];[hot.$A$6:.$X$49];21;0)" office:value-type="string" office:string-value="シオノケミカル" calcext:value-type="string">
            <text:p>シオノケミカル</text:p>
          </table:table-cell>
          <table:table-cell table:style-name="ce12" table:formula="of:=VLOOKUP([master.$B33];[hot.$A$6:.$X$49];22;0)" office:value-type="string" office:string-value="ファイザー" calcext:value-type="string">
            <text:p>ファイザー</text:p>
          </table:table-cell>
          <table:table-cell table:style-name="ce12" table:formula="of:=MID([master.$D33];1;3)" office:value-type="string" office:string-value="112" calcext:value-type="string">
            <text:p>112</text:p>
          </table:table-cell>
          <table:table-cell table:style-name="ce12" table:formula="of:=VLOOKUP([master.$N33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2" table:formula="of:=VLOOKUP([master.$C33];[gs1.$AS$6:.$AV$33];2;0)" office:value-type="float" office:value="0" calcext:value-type="float">
            <text:p>0</text:p>
          </table:table-cell>
          <table:table-cell table:style-name="ce12" table:formula="of:=VLOOKUP([master.$C33];[gs1.$AS$6:.$AV$33];3;0)" office:value-type="float" office:value="14987114067408" calcext:value-type="float">
            <text:p>14987114067408</text:p>
          </table:table-cell>
          <table:table-cell table:style-name="ce12" table:formula="of:=VLOOKUP([master.$C33];[gs1.$AS$6:.$AV$33];4;0)" office:value-type="float" office:value="24987114067405" calcext:value-type="float">
            <text:p>24987114067405</text:p>
          </table:table-cell>
          <table:table-cell table:number-columns-repeated="1006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1005394090102</text:p>
          </table:table-cell>
          <table:table-cell table:style-name="ce18" table:formula="of:=VLOOKUP([master.$B34];[hot.$A$5:.$X$49];6;0)" office:value-type="string" office:string-value="4987114067500" calcext:value-type="string">
            <text:p>4987114067500</text:p>
          </table:table-cell>
          <table:table-cell table:style-name="ce12" table:formula="of:=VLOOKUP([master.$B34];[hot.$A$5:.$X$49];7;0)" office:value-type="string" office:string-value="1124029F1069" calcext:value-type="string">
            <text:p>1124029F1069</text:p>
          </table:table-cell>
          <table:table-cell table:style-name="ce12" table:formula="of:=VLOOKUP([master.$B34];[hot.$A$6:.$X$49];9;0)" office:value-type="string" office:string-value="610412190" calcext:value-type="string">
            <text:p>610412190</text:p>
          </table:table-cell>
          <table:table-cell table:style-name="ce12" table:formula="of:=VLOOKUP([master.$B34];[hot.$A$6:.$X$49];12;0)" office:value-type="string" office:string-value="ロンラックス錠１ｍｇ" calcext:value-type="string">
            <text:p>ロンラックス錠１ｍｇ</text:p>
          </table:table-cell>
          <table:table-cell table:style-name="ce12" table:formula="of:=VLOOKUP([master.$B34];[hot.$A$6:.$X$49];17;0)" office:value-type="string" office:string-value="錠" calcext:value-type="string">
            <text:p>錠</text:p>
          </table:table-cell>
          <table:table-cell table:style-name="ce12" table:formula="of:=VLOOKUP([master.$E34];[price.$C$6:.$AI$13];10;0)" office:value-type="string" office:string-value="8.00" calcext:value-type="string">
            <text:p>8.00</text:p>
          </table:table-cell>
          <table:table-cell table:style-name="ce12" table:formula="of:=VLOOKUP([master.$E34];[price.$C$6:.$AI$13];12;0)" office:value-type="string" office:string-value="5" calcext:value-type="string">
            <text:p>5</text:p>
          </table:table-cell>
          <table:table-cell table:style-name="ce12" table:formula="of:=VLOOKUP([master.$I34];[regulation.$A$6:.$B$10];2;0)" office:value-type="string" office:string-value="向精神薬" calcext:value-type="string">
            <text:p>向精神薬</text:p>
          </table:table-cell>
          <table:table-cell table:style-name="ce12" table:formula="of:=VLOOKUP([master.$E34];[price.$C$6:.$AI$13];15;0)" office:value-type="string" office:string-value="1" calcext:value-type="string">
            <text:p>1</text:p>
          </table:table-cell>
          <table:table-cell table:style-name="ce12" table:formula="of:=VLOOKUP([master.$B34];[hot.$A$6:.$X$49];21;0)" office:value-type="string" office:string-value="シオノケミカル" calcext:value-type="string">
            <text:p>シオノケミカル</text:p>
          </table:table-cell>
          <table:table-cell table:style-name="ce12" table:formula="of:=VLOOKUP([master.$B34];[hot.$A$6:.$X$49];22;0)" office:value-type="string" office:string-value="ファイザー" calcext:value-type="string">
            <text:p>ファイザー</text:p>
          </table:table-cell>
          <table:table-cell table:style-name="ce12" table:formula="of:=MID([master.$D34];1;3)" office:value-type="string" office:string-value="112" calcext:value-type="string">
            <text:p>112</text:p>
          </table:table-cell>
          <table:table-cell table:style-name="ce12" table:formula="of:=VLOOKUP([master.$N34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2" table:formula="of:=VLOOKUP([master.$C34];[gs1.$AS$6:.$AV$33];2;0)" office:value-type="float" office:value="0" calcext:value-type="float">
            <text:p>0</text:p>
          </table:table-cell>
          <table:table-cell table:style-name="ce12" table:formula="of:=VLOOKUP([master.$C34];[gs1.$AS$6:.$AV$33];3;0)" office:value-type="float" office:value="14987114067507" calcext:value-type="float">
            <text:p>14987114067507</text:p>
          </table:table-cell>
          <table:table-cell table:style-name="ce12" table:formula="of:=VLOOKUP([master.$C34];[gs1.$AS$6:.$AV$33];4;0)" office:value-type="float" office:value="24987114067504" calcext:value-type="float">
            <text:p>24987114067504</text:p>
          </table:table-cell>
          <table:table-cell table:number-columns-repeated="1006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1179422010101</text:p>
          </table:table-cell>
          <table:table-cell table:style-name="ce18" table:formula="of:=VLOOKUP([master.$B35];[hot.$A$5:.$X$49];6;0)" office:value-type="string" office:string-value="4987782126219" calcext:value-type="string">
            <text:p>4987782126219</text:p>
          </table:table-cell>
          <table:table-cell table:style-name="ce12" table:formula="of:=VLOOKUP([master.$B35];[hot.$A$5:.$X$49];7;0)" office:value-type="string" office:string-value="1169010F2020" calcext:value-type="string">
            <text:p>1169010F2020</text:p>
          </table:table-cell>
          <table:table-cell table:style-name="ce12" table:formula="of:=VLOOKUP([master.$B35];[hot.$A$6:.$X$49];9;0)" office:value-type="string" office:string-value="620005364" calcext:value-type="string">
            <text:p>620005364</text:p>
          </table:table-cell>
          <table:table-cell table:style-name="ce12" table:formula="of:=VLOOKUP([master.$B35];[hot.$A$6:.$X$49];12;0)" office:value-type="string" office:string-value="エフピーＯＤ錠２．５" calcext:value-type="string">
            <text:p>エフピーＯＤ錠２．５</text:p>
          </table:table-cell>
          <table:table-cell table:style-name="ce12" table:formula="of:=VLOOKUP([master.$B35];[hot.$A$6:.$X$49];17;0)" office:value-type="string" office:string-value="錠" calcext:value-type="string">
            <text:p>錠</text:p>
          </table:table-cell>
          <table:table-cell table:style-name="ce12" table:formula="of:=VLOOKUP([master.$E35];[price.$C$6:.$AI$13];10;0)" office:value-type="string" office:string-value="325.00" calcext:value-type="string">
            <text:p>325.00</text:p>
          </table:table-cell>
          <table:table-cell table:style-name="ce12" table:formula="of:=VLOOKUP([master.$E35];[price.$C$6:.$AI$13];12;0)" office:value-type="string" office:string-value="3" calcext:value-type="string">
            <text:p>3</text:p>
          </table:table-cell>
          <table:table-cell table:style-name="ce12" table:formula="of:=VLOOKUP([master.$I35];[regulation.$A$6:.$B$10];2;0)" office:value-type="string" office:string-value="覚せい剤原料" calcext:value-type="string">
            <text:p>覚せい剤原料</text:p>
          </table:table-cell>
          <table:table-cell table:style-name="ce12" table:formula="of:=VLOOKUP([master.$E35];[price.$C$6:.$AI$13];15;0)" office:value-type="string" office:string-value="0" calcext:value-type="string">
            <text:p>0</text:p>
          </table:table-cell>
          <table:table-cell table:style-name="ce12" table:formula="of:=VLOOKUP([master.$B35];[hot.$A$6:.$X$49];21;0)" office:value-type="string" office:string-value="藤本製薬" calcext:value-type="string">
            <text:p>藤本製薬</text:p>
          </table:table-cell>
          <table:table-cell table:style-name="ce12" table:formula="of:=VLOOKUP([master.$B35];[hot.$A$6:.$X$49];22;0)" office:value-type="string" office:string-value="エフピー" calcext:value-type="string">
            <text:p>エフピー</text:p>
          </table:table-cell>
          <table:table-cell table:style-name="ce12" table:formula="of:=MID([master.$D35];1;3)" office:value-type="string" office:string-value="116" calcext:value-type="string">
            <text:p>116</text:p>
          </table:table-cell>
          <table:table-cell table:style-name="ce12" table:formula="of:=VLOOKUP([master.$N35];[efficacy.$A$6:.$B$185];2;0)" office:value-type="string" office:string-value="抗パーキンソン剤" calcext:value-type="string">
            <text:p>抗パーキンソン剤</text:p>
          </table:table-cell>
          <table:table-cell table:style-name="ce12" table:formula="of:=VLOOKUP([master.$C35];[gs1.$AS$6:.$AV$33];2;0)" office:value-type="float" office:value="4987782514030" calcext:value-type="float">
            <text:p>4987782514030</text:p>
          </table:table-cell>
          <table:table-cell table:style-name="ce12" table:formula="of:=VLOOKUP([master.$C35];[gs1.$AS$6:.$AV$33];3;0)" office:value-type="float" office:value="14987782126216" calcext:value-type="float">
            <text:p>14987782126216</text:p>
          </table:table-cell>
          <table:table-cell table:style-name="ce12" table:formula="of:=VLOOKUP([master.$C35];[gs1.$AS$6:.$AV$33];4;0)" office:value-type="float" office:value="24987782126213" calcext:value-type="float">
            <text:p>24987782126213</text:p>
          </table:table-cell>
          <table:table-cell table:number-columns-repeated="1006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1179422010102</text:p>
          </table:table-cell>
          <table:table-cell table:style-name="ce18" table:formula="of:=VLOOKUP([master.$B36];[hot.$A$5:.$X$49];6;0)" office:value-type="string" office:string-value="4987782126202" calcext:value-type="string">
            <text:p>4987782126202</text:p>
          </table:table-cell>
          <table:table-cell table:style-name="ce12" table:formula="of:=VLOOKUP([master.$B36];[hot.$A$5:.$X$49];7;0)" office:value-type="string" office:string-value="1169010F2020" calcext:value-type="string">
            <text:p>1169010F2020</text:p>
          </table:table-cell>
          <table:table-cell table:style-name="ce12" table:formula="of:=VLOOKUP([master.$B36];[hot.$A$6:.$X$49];9;0)" office:value-type="string" office:string-value="620005364" calcext:value-type="string">
            <text:p>620005364</text:p>
          </table:table-cell>
          <table:table-cell table:style-name="ce12" table:formula="of:=VLOOKUP([master.$B36];[hot.$A$6:.$X$49];12;0)" office:value-type="string" office:string-value="エフピーＯＤ錠２．５" calcext:value-type="string">
            <text:p>エフピーＯＤ錠２．５</text:p>
          </table:table-cell>
          <table:table-cell table:style-name="ce12" table:formula="of:=VLOOKUP([master.$B36];[hot.$A$6:.$X$49];17;0)" office:value-type="string" office:string-value="錠" calcext:value-type="string">
            <text:p>錠</text:p>
          </table:table-cell>
          <table:table-cell table:style-name="ce12" table:formula="of:=VLOOKUP([master.$E36];[price.$C$6:.$AI$13];10;0)" office:value-type="string" office:string-value="325.00" calcext:value-type="string">
            <text:p>325.00</text:p>
          </table:table-cell>
          <table:table-cell table:style-name="ce12" table:formula="of:=VLOOKUP([master.$E36];[price.$C$6:.$AI$13];12;0)" office:value-type="string" office:string-value="3" calcext:value-type="string">
            <text:p>3</text:p>
          </table:table-cell>
          <table:table-cell table:style-name="ce12" table:formula="of:=VLOOKUP([master.$I36];[regulation.$A$6:.$B$10];2;0)" office:value-type="string" office:string-value="覚せい剤原料" calcext:value-type="string">
            <text:p>覚せい剤原料</text:p>
          </table:table-cell>
          <table:table-cell table:style-name="ce12" table:formula="of:=VLOOKUP([master.$E36];[price.$C$6:.$AI$13];15;0)" office:value-type="string" office:string-value="0" calcext:value-type="string">
            <text:p>0</text:p>
          </table:table-cell>
          <table:table-cell table:style-name="ce12" table:formula="of:=VLOOKUP([master.$B36];[hot.$A$6:.$X$49];21;0)" office:value-type="string" office:string-value="藤本製薬" calcext:value-type="string">
            <text:p>藤本製薬</text:p>
          </table:table-cell>
          <table:table-cell table:style-name="ce12" table:formula="of:=VLOOKUP([master.$B36];[hot.$A$6:.$X$49];22;0)" office:value-type="string" office:string-value="エフピー" calcext:value-type="string">
            <text:p>エフピー</text:p>
          </table:table-cell>
          <table:table-cell table:style-name="ce12" table:formula="of:=MID([master.$D36];1;3)" office:value-type="string" office:string-value="116" calcext:value-type="string">
            <text:p>116</text:p>
          </table:table-cell>
          <table:table-cell table:style-name="ce12" table:formula="of:=VLOOKUP([master.$N36];[efficacy.$A$6:.$B$185];2;0)" office:value-type="string" office:string-value="抗パーキンソン剤" calcext:value-type="string">
            <text:p>抗パーキンソン剤</text:p>
          </table:table-cell>
          <table:table-cell table:style-name="ce12" table:formula="of:=VLOOKUP([master.$C36];[gs1.$AS$6:.$AV$33];2;0)" office:value-type="float" office:value="4987782514030" calcext:value-type="float">
            <text:p>4987782514030</text:p>
          </table:table-cell>
          <table:table-cell table:style-name="ce12" table:formula="of:=VLOOKUP([master.$C36];[gs1.$AS$6:.$AV$33];3;0)" office:value-type="float" office:value="14987782126209" calcext:value-type="float">
            <text:p>14987782126209</text:p>
          </table:table-cell>
          <table:table-cell table:style-name="ce12" table:formula="of:=VLOOKUP([master.$C36];[gs1.$AS$6:.$AV$33];4;0)" office:value-type="float" office:value="24987782126206" calcext:value-type="float">
            <text:p>24987782126206</text:p>
          </table:table-cell>
          <table:table-cell table:number-columns-repeated="1006"/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1165685010101</text:p>
          </table:table-cell>
          <table:table-cell table:style-name="ce18" table:formula="of:=VLOOKUP([master.$B37];[hot.$A$5:.$X$49];6;0)" office:value-type="string" office:string-value="4987128182305" calcext:value-type="string">
            <text:p>4987128182305</text:p>
          </table:table-cell>
          <table:table-cell table:style-name="ce12" table:formula="of:=VLOOKUP([master.$B37];[hot.$A$5:.$X$49];7;0)" office:value-type="string" office:string-value="6250025F1026" calcext:value-type="string">
            <text:p>6250025F1026</text:p>
          </table:table-cell>
          <table:table-cell table:style-name="ce12" table:formula="of:=VLOOKUP([master.$B37];[hot.$A$6:.$X$49];9;0)" office:value-type="string" office:string-value="620002413" calcext:value-type="string">
            <text:p>620002413</text:p>
          </table:table-cell>
          <table:table-cell table:style-name="ce12" table:formula="of:=VLOOKUP([master.$B37];[hot.$A$6:.$X$49];12;0)" office:value-type="string" office:string-value="バリキサ錠４５０ｍｇ" calcext:value-type="string">
            <text:p>バリキサ錠４５０ｍｇ</text:p>
          </table:table-cell>
          <table:table-cell table:style-name="ce12" table:formula="of:=VLOOKUP([master.$B37];[hot.$A$6:.$X$49];17;0)" office:value-type="string" office:string-value="錠" calcext:value-type="string">
            <text:p>錠</text:p>
          </table:table-cell>
          <table:table-cell table:style-name="ce12" table:formula="of:=VLOOKUP([master.$E37];[price.$C$6:.$AI$13];10;0)" office:value-type="string" office:string-value="3027.00" calcext:value-type="string">
            <text:p>3027.00</text:p>
          </table:table-cell>
          <table:table-cell table:style-name="ce12" table:formula="of:=VLOOKUP([master.$E37];[price.$C$6:.$AI$13];12;0)" office:value-type="string" office:string-value="2" calcext:value-type="string">
            <text:p>2</text:p>
          </table:table-cell>
          <table:table-cell table:style-name="ce12" table:formula="of:=VLOOKUP([master.$I37];[regulation.$A$6:.$B$10];2;0)" office:value-type="string" office:string-value="毒薬" calcext:value-type="string">
            <text:p>毒薬</text:p>
          </table:table-cell>
          <table:table-cell table:style-name="ce12" table:formula="of:=VLOOKUP([master.$E37];[price.$C$6:.$AI$13];15;0)" office:value-type="string" office:string-value="0" calcext:value-type="string">
            <text:p>0</text:p>
          </table:table-cell>
          <table:table-cell table:style-name="ce12" table:formula="of:=VLOOKUP([master.$B37];[hot.$A$6:.$X$49];21;0)" office:value-type="string" office:string-value="田辺三菱製薬" calcext:value-type="string">
            <text:p>田辺三菱製薬</text:p>
          </table:table-cell>
          <table:table-cell table:style-name="ce12" table:formula="of:=VLOOKUP([master.$B37];[hot.$A$6:.$X$49];22;0)" office:value-type="string" office:string-value="田辺三菱製薬" calcext:value-type="string">
            <text:p>田辺三菱製薬</text:p>
          </table:table-cell>
          <table:table-cell table:style-name="ce12" table:formula="of:=MID([master.$D37];1;3)" office:value-type="string" office:string-value="625" calcext:value-type="string">
            <text:p>625</text:p>
          </table:table-cell>
          <table:table-cell table:style-name="ce12" table:formula="of:=VLOOKUP([master.$N37];[efficacy.$A$6:.$B$185];2;0)" office:value-type="string" office:string-value="抗ウイルス剤" calcext:value-type="string">
            <text:p>抗ウイルス剤</text:p>
          </table:table-cell>
          <table:table-cell table:style-name="ce12" table:formula="of:=VLOOKUP([master.$C37];[gs1.$AS$6:.$AV$33];2;0)" office:value-type="float" office:value="0" calcext:value-type="float">
            <text:p>0</text:p>
          </table:table-cell>
          <table:table-cell table:style-name="ce12" table:formula="of:=VLOOKUP([master.$C37];[gs1.$AS$6:.$AV$33];3;0)" office:value-type="float" office:value="14987128182302" calcext:value-type="float">
            <text:p>14987128182302</text:p>
          </table:table-cell>
          <table:table-cell table:style-name="ce12" table:formula="of:=VLOOKUP([master.$C37];[gs1.$AS$6:.$AV$33];4;0)" office:value-type="float" office:value="24987128182309" calcext:value-type="float">
            <text:p>24987128182309</text:p>
          </table:table-cell>
          <table:table-cell table:number-columns-repeated="1006"/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1851168010101</text:p>
          </table:table-cell>
          <table:table-cell table:style-name="ce18" table:formula="of:=VLOOKUP([master.$B38];[hot.$A$5:.$X$49];6;0)" office:value-type="string" office:string-value="4987081501021" calcext:value-type="string">
            <text:p>4987081501021</text:p>
          </table:table-cell>
          <table:table-cell table:style-name="ce12" table:formula="of:=VLOOKUP([master.$B38];[hot.$A$5:.$X$49];7;0)" office:value-type="string" office:string-value="8121700X1012" calcext:value-type="string">
            <text:p>8121700X1012</text:p>
          </table:table-cell>
          <table:table-cell table:style-name="ce12" table:formula="of:=VLOOKUP([master.$B38];[hot.$A$6:.$X$49];9;0)" office:value-type="string" office:string-value="610431104" calcext:value-type="string">
            <text:p>610431104</text:p>
          </table:table-cell>
          <table:table-cell table:style-name="ce12" table:formula="of:=VLOOKUP([master.$B38];[hot.$A$6:.$X$49];12;0)" office:value-type="string" office:string-value="塩酸コカイン「シオノギ」" calcext:value-type="string">
            <text:p>塩酸コカイン「シオノギ」</text:p>
          </table:table-cell>
          <table:table-cell table:style-name="ce12" table:formula="of:=VLOOKUP([master.$B38];[hot.$A$6:.$X$49];17;0)" office:value-type="string" office:string-value="Ｇ" calcext:value-type="string">
            <text:p>Ｇ</text:p>
          </table:table-cell>
          <table:table-cell table:style-name="ce12" table:formula="of:=VLOOKUP([master.$E38];[price.$C$6:.$AI$13];10;0)" office:value-type="string" office:string-value="" calcext:value-type="error">
            <text:p>#N/A</text:p>
          </table:table-cell>
          <table:table-cell table:style-name="ce12" table:formula="of:=VLOOKUP([master.$E38];[price.$C$6:.$AI$13];12;0)" office:value-type="string" office:string-value="" calcext:value-type="error">
            <text:p>#N/A</text:p>
          </table:table-cell>
          <table:table-cell table:style-name="ce12" table:formula="of:=VLOOKUP([master.$I38];[regulation.$A$6:.$B$10];2;0)" office:value-type="string" office:string-value="" calcext:value-type="error">
            <text:p>#N/A</text:p>
          </table:table-cell>
          <table:table-cell table:style-name="ce12" table:formula="of:=VLOOKUP([master.$E38];[price.$C$6:.$AI$13];15;0)" office:value-type="string" office:string-value="" calcext:value-type="error">
            <text:p>#N/A</text:p>
          </table:table-cell>
          <table:table-cell table:style-name="ce12" table:formula="of:=VLOOKUP([master.$B38];[hot.$A$6:.$X$49];21;0)" office:value-type="string" office:string-value="塩野義" calcext:value-type="string">
            <text:p>塩野義</text:p>
          </table:table-cell>
          <table:table-cell table:style-name="ce12" table:formula="of:=VLOOKUP([master.$B38];[hot.$A$6:.$X$49];22;0)" office:value-type="string" office:string-value="第一三共" calcext:value-type="string">
            <text:p>第一三共</text:p>
          </table:table-cell>
          <table:table-cell table:style-name="ce12" table:formula="of:=MID([master.$D38];1;3)" office:value-type="string" office:string-value="812" calcext:value-type="string">
            <text:p>812</text:p>
          </table:table-cell>
          <table:table-cell table:style-name="ce12" table:formula="of:=VLOOKUP([master.$N38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38];[gs1.$AS$6:.$AV$33];2;0)" office:value-type="string" office:string-value="" calcext:value-type="error">
            <text:p>#N/A</text:p>
          </table:table-cell>
          <table:table-cell table:style-name="ce12" table:formula="of:=VLOOKUP([master.$C38];[gs1.$AS$6:.$AV$33];3;0)" office:value-type="string" office:string-value="" calcext:value-type="error">
            <text:p>#N/A</text:p>
          </table:table-cell>
          <table:table-cell table:style-name="ce12" table:formula="of:=VLOOKUP([master.$C38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1851168020102</text:p>
          </table:table-cell>
          <table:table-cell table:style-name="ce18" table:formula="of:=VLOOKUP([master.$B39];[hot.$A$5:.$X$49];6;0)" office:value-type="string" office:string-value="4987087034288" calcext:value-type="string">
            <text:p>4987087034288</text:p>
          </table:table-cell>
          <table:table-cell table:style-name="ce12" table:formula="of:=VLOOKUP([master.$B39];[hot.$A$5:.$X$49];7;0)" office:value-type="string" office:string-value="8121700X1012" calcext:value-type="string">
            <text:p>8121700X1012</text:p>
          </table:table-cell>
          <table:table-cell table:style-name="ce12" table:formula="of:=VLOOKUP([master.$B39];[hot.$A$6:.$X$49];9;0)" office:value-type="string" office:string-value="628511602" calcext:value-type="string">
            <text:p>628511602</text:p>
          </table:table-cell>
          <table:table-cell table:style-name="ce12" table:formula="of:=VLOOKUP([master.$B39];[hot.$A$6:.$X$49];12;0)" office:value-type="string" office:string-value="コカイン塩酸塩「シオノギ」原末" calcext:value-type="string">
            <text:p>コカイン塩酸塩「シオノギ」原末</text:p>
          </table:table-cell>
          <table:table-cell table:style-name="ce12" table:formula="of:=VLOOKUP([master.$B39];[hot.$A$6:.$X$49];17;0)" office:value-type="string" office:string-value="Ｇ" calcext:value-type="string">
            <text:p>Ｇ</text:p>
          </table:table-cell>
          <table:table-cell table:style-name="ce12" table:formula="of:=VLOOKUP([master.$E39];[price.$C$6:.$AI$13];10;0)" office:value-type="string" office:string-value="" calcext:value-type="error">
            <text:p>#N/A</text:p>
          </table:table-cell>
          <table:table-cell table:style-name="ce12" table:formula="of:=VLOOKUP([master.$E39];[price.$C$6:.$AI$13];12;0)" office:value-type="string" office:string-value="" calcext:value-type="error">
            <text:p>#N/A</text:p>
          </table:table-cell>
          <table:table-cell table:style-name="ce12" table:formula="of:=VLOOKUP([master.$I39];[regulation.$A$6:.$B$10];2;0)" office:value-type="string" office:string-value="" calcext:value-type="error">
            <text:p>#N/A</text:p>
          </table:table-cell>
          <table:table-cell table:style-name="ce12" table:formula="of:=VLOOKUP([master.$E39];[price.$C$6:.$AI$13];15;0)" office:value-type="string" office:string-value="" calcext:value-type="error">
            <text:p>#N/A</text:p>
          </table:table-cell>
          <table:table-cell table:style-name="ce12" table:formula="of:=VLOOKUP([master.$B39];[hot.$A$6:.$X$49];21;0)" office:value-type="string" office:string-value="塩野義" calcext:value-type="string">
            <text:p>塩野義</text:p>
          </table:table-cell>
          <table:table-cell table:style-name="ce12" table:formula="of:=VLOOKUP([master.$B39];[hot.$A$6:.$X$49];22;0)" office:value-type="string" office:string-value="塩野義" calcext:value-type="string">
            <text:p>塩野義</text:p>
          </table:table-cell>
          <table:table-cell table:style-name="ce12" table:formula="of:=MID([master.$D39];1;3)" office:value-type="string" office:string-value="812" calcext:value-type="string">
            <text:p>812</text:p>
          </table:table-cell>
          <table:table-cell table:style-name="ce12" table:formula="of:=VLOOKUP([master.$N39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39];[gs1.$AS$6:.$AV$33];2;0)" office:value-type="string" office:string-value="" calcext:value-type="error">
            <text:p>#N/A</text:p>
          </table:table-cell>
          <table:table-cell table:style-name="ce12" table:formula="of:=VLOOKUP([master.$C39];[gs1.$AS$6:.$AV$33];3;0)" office:value-type="string" office:string-value="" calcext:value-type="error">
            <text:p>#N/A</text:p>
          </table:table-cell>
          <table:table-cell table:style-name="ce12" table:formula="of:=VLOOKUP([master.$C39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1851168050101</text:p>
          </table:table-cell>
          <table:table-cell table:style-name="ce18" table:formula="of:=VLOOKUP([master.$B40];[hot.$A$5:.$X$49];6;0)" office:value-type="string" office:string-value="4987128054060" calcext:value-type="string">
            <text:p>4987128054060</text:p>
          </table:table-cell>
          <table:table-cell table:style-name="ce12" table:formula="of:=VLOOKUP([master.$B40];[hot.$A$5:.$X$49];7;0)" office:value-type="string" office:string-value="8121700X1012" calcext:value-type="string">
            <text:p>8121700X1012</text:p>
          </table:table-cell>
          <table:table-cell table:style-name="ce12" table:formula="of:=VLOOKUP([master.$B40];[hot.$A$6:.$X$49];9;0)" office:value-type="string" office:string-value="610431104" calcext:value-type="string">
            <text:p>610431104</text:p>
          </table:table-cell>
          <table:table-cell table:style-name="ce12" table:formula="of:=VLOOKUP([master.$B40];[hot.$A$6:.$X$49];12;0)" office:value-type="string" office:string-value="塩酸コカイン「シオノギ」" calcext:value-type="string">
            <text:p>塩酸コカイン「シオノギ」</text:p>
          </table:table-cell>
          <table:table-cell table:style-name="ce12" table:formula="of:=VLOOKUP([master.$B40];[hot.$A$6:.$X$49];17;0)" office:value-type="string" office:string-value="Ｇ" calcext:value-type="string">
            <text:p>Ｇ</text:p>
          </table:table-cell>
          <table:table-cell table:style-name="ce12" table:formula="of:=VLOOKUP([master.$E40];[price.$C$6:.$AI$13];10;0)" office:value-type="string" office:string-value="" calcext:value-type="error">
            <text:p>#N/A</text:p>
          </table:table-cell>
          <table:table-cell table:style-name="ce12" table:formula="of:=VLOOKUP([master.$E40];[price.$C$6:.$AI$13];12;0)" office:value-type="string" office:string-value="" calcext:value-type="error">
            <text:p>#N/A</text:p>
          </table:table-cell>
          <table:table-cell table:style-name="ce12" table:formula="of:=VLOOKUP([master.$I40];[regulation.$A$6:.$B$10];2;0)" office:value-type="string" office:string-value="" calcext:value-type="error">
            <text:p>#N/A</text:p>
          </table:table-cell>
          <table:table-cell table:style-name="ce12" table:formula="of:=VLOOKUP([master.$E40];[price.$C$6:.$AI$13];15;0)" office:value-type="string" office:string-value="" calcext:value-type="error">
            <text:p>#N/A</text:p>
          </table:table-cell>
          <table:table-cell table:style-name="ce12" table:formula="of:=VLOOKUP([master.$B40];[hot.$A$6:.$X$49];21;0)" office:value-type="string" office:string-value="塩野義" calcext:value-type="string">
            <text:p>塩野義</text:p>
          </table:table-cell>
          <table:table-cell table:style-name="ce12" table:formula="of:=VLOOKUP([master.$B40];[hot.$A$6:.$X$49];22;0)" office:value-type="string" office:string-value="田辺三菱製薬" calcext:value-type="string">
            <text:p>田辺三菱製薬</text:p>
          </table:table-cell>
          <table:table-cell table:style-name="ce12" table:formula="of:=MID([master.$D40];1;3)" office:value-type="string" office:string-value="812" calcext:value-type="string">
            <text:p>812</text:p>
          </table:table-cell>
          <table:table-cell table:style-name="ce12" table:formula="of:=VLOOKUP([master.$N40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40];[gs1.$AS$6:.$AV$33];2;0)" office:value-type="string" office:string-value="" calcext:value-type="error">
            <text:p>#N/A</text:p>
          </table:table-cell>
          <table:table-cell table:style-name="ce12" table:formula="of:=VLOOKUP([master.$C40];[gs1.$AS$6:.$AV$33];3;0)" office:value-type="string" office:string-value="" calcext:value-type="error">
            <text:p>#N/A</text:p>
          </table:table-cell>
          <table:table-cell table:style-name="ce12" table:formula="of:=VLOOKUP([master.$C40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1851168050102</text:p>
          </table:table-cell>
          <table:table-cell table:style-name="ce18" table:formula="of:=VLOOKUP([master.$B41];[hot.$A$5:.$X$49];6;0)" office:value-type="string" office:string-value="4987128220670" calcext:value-type="string">
            <text:p>4987128220670</text:p>
          </table:table-cell>
          <table:table-cell table:style-name="ce12" table:formula="of:=VLOOKUP([master.$B41];[hot.$A$5:.$X$49];7;0)" office:value-type="string" office:string-value="8121700X1012" calcext:value-type="string">
            <text:p>8121700X1012</text:p>
          </table:table-cell>
          <table:table-cell table:style-name="ce12" table:formula="of:=VLOOKUP([master.$B41];[hot.$A$6:.$X$49];9;0)" office:value-type="string" office:string-value="628511602" calcext:value-type="string">
            <text:p>628511602</text:p>
          </table:table-cell>
          <table:table-cell table:style-name="ce12" table:formula="of:=VLOOKUP([master.$B41];[hot.$A$6:.$X$49];12;0)" office:value-type="string" office:string-value="コカイン塩酸塩「シオノギ」原末" calcext:value-type="string">
            <text:p>コカイン塩酸塩「シオノギ」原末</text:p>
          </table:table-cell>
          <table:table-cell table:style-name="ce12" table:formula="of:=VLOOKUP([master.$B41];[hot.$A$6:.$X$49];17;0)" office:value-type="string" office:string-value="Ｇ" calcext:value-type="string">
            <text:p>Ｇ</text:p>
          </table:table-cell>
          <table:table-cell table:style-name="ce12" table:formula="of:=VLOOKUP([master.$E41];[price.$C$6:.$AI$13];10;0)" office:value-type="string" office:string-value="" calcext:value-type="error">
            <text:p>#N/A</text:p>
          </table:table-cell>
          <table:table-cell table:style-name="ce12" table:formula="of:=VLOOKUP([master.$E41];[price.$C$6:.$AI$13];12;0)" office:value-type="string" office:string-value="" calcext:value-type="error">
            <text:p>#N/A</text:p>
          </table:table-cell>
          <table:table-cell table:style-name="ce12" table:formula="of:=VLOOKUP([master.$I41];[regulation.$A$6:.$B$10];2;0)" office:value-type="string" office:string-value="" calcext:value-type="error">
            <text:p>#N/A</text:p>
          </table:table-cell>
          <table:table-cell table:style-name="ce12" table:formula="of:=VLOOKUP([master.$E41];[price.$C$6:.$AI$13];15;0)" office:value-type="string" office:string-value="" calcext:value-type="error">
            <text:p>#N/A</text:p>
          </table:table-cell>
          <table:table-cell table:style-name="ce12" table:formula="of:=VLOOKUP([master.$B41];[hot.$A$6:.$X$49];21;0)" office:value-type="string" office:string-value="塩野義" calcext:value-type="string">
            <text:p>塩野義</text:p>
          </table:table-cell>
          <table:table-cell table:style-name="ce12" table:formula="of:=VLOOKUP([master.$B41];[hot.$A$6:.$X$49];22;0)" office:value-type="string" office:string-value="田辺三菱製薬" calcext:value-type="string">
            <text:p>田辺三菱製薬</text:p>
          </table:table-cell>
          <table:table-cell table:style-name="ce12" table:formula="of:=MID([master.$D41];1;3)" office:value-type="string" office:string-value="812" calcext:value-type="string">
            <text:p>812</text:p>
          </table:table-cell>
          <table:table-cell table:style-name="ce12" table:formula="of:=VLOOKUP([master.$N41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41];[gs1.$AS$6:.$AV$33];2;0)" office:value-type="string" office:string-value="" calcext:value-type="error">
            <text:p>#N/A</text:p>
          </table:table-cell>
          <table:table-cell table:style-name="ce12" table:formula="of:=VLOOKUP([master.$C41];[gs1.$AS$6:.$AV$33];3;0)" office:value-type="string" office:string-value="" calcext:value-type="error">
            <text:p>#N/A</text:p>
          </table:table-cell>
          <table:table-cell table:style-name="ce12" table:formula="of:=VLOOKUP([master.$C41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6" office:value-type="string" calcext:value-type="string">
            <text:p>1851182010101</text:p>
          </table:table-cell>
          <table:table-cell table:style-name="ce18" table:formula="of:=VLOOKUP([master.$B42];[hot.$A$5:.$X$49];6;0)" office:value-type="string" office:string-value="4987081501038" calcext:value-type="string">
            <text:p>4987081501038</text:p>
          </table:table-cell>
          <table:table-cell table:style-name="ce12" table:formula="of:=VLOOKUP([master.$B42];[hot.$A$5:.$X$49];7;0)" office:value-type="string" office:string-value="8121700X1012" calcext:value-type="string">
            <text:p>8121700X1012</text:p>
          </table:table-cell>
          <table:table-cell table:style-name="ce12" table:formula="of:=VLOOKUP([master.$B42];[hot.$A$6:.$X$49];9;0)" office:value-type="string" office:string-value="618120001" calcext:value-type="string">
            <text:p>618120001</text:p>
          </table:table-cell>
          <table:table-cell table:style-name="ce12" table:formula="of:=VLOOKUP([master.$B42];[hot.$A$6:.$X$49];12;0)" office:value-type="string" office:string-value="塩酸コカイン" calcext:value-type="string">
            <text:p>塩酸コカイン</text:p>
          </table:table-cell>
          <table:table-cell table:style-name="ce12" table:formula="of:=VLOOKUP([master.$B42];[hot.$A$6:.$X$49];17;0)" office:value-type="string" office:string-value="Ｇ" calcext:value-type="string">
            <text:p>Ｇ</text:p>
          </table:table-cell>
          <table:table-cell table:style-name="ce12" table:formula="of:=VLOOKUP([master.$E42];[price.$C$6:.$AI$13];10;0)" office:value-type="string" office:string-value="4532.10" calcext:value-type="string">
            <text:p>4532.10</text:p>
          </table:table-cell>
          <table:table-cell table:style-name="ce12" table:formula="of:=VLOOKUP([master.$E42];[price.$C$6:.$AI$13];12;0)" office:value-type="string" office:string-value="1" calcext:value-type="string">
            <text:p>1</text:p>
          </table:table-cell>
          <table:table-cell table:style-name="ce12" table:formula="of:=VLOOKUP([master.$I42];[regulation.$A$6:.$B$10];2;0)" office:value-type="string" office:string-value="麻薬" calcext:value-type="string">
            <text:p>麻薬</text:p>
          </table:table-cell>
          <table:table-cell table:style-name="ce12" table:formula="of:=VLOOKUP([master.$E42];[price.$C$6:.$AI$13];15;0)" office:value-type="string" office:string-value="0" calcext:value-type="string">
            <text:p>0</text:p>
          </table:table-cell>
          <table:table-cell table:style-name="ce12" table:formula="of:=VLOOKUP([master.$B42];[hot.$A$6:.$X$49];21;0)" office:value-type="string" office:string-value="武田薬品" calcext:value-type="string">
            <text:p>武田薬品</text:p>
          </table:table-cell>
          <table:table-cell table:style-name="ce12" table:formula="of:=VLOOKUP([master.$B42];[hot.$A$6:.$X$49];22;0)" office:value-type="string" office:string-value="第一三共" calcext:value-type="string">
            <text:p>第一三共</text:p>
          </table:table-cell>
          <table:table-cell table:style-name="ce12" table:formula="of:=MID([master.$D42];1;3)" office:value-type="string" office:string-value="812" calcext:value-type="string">
            <text:p>812</text:p>
          </table:table-cell>
          <table:table-cell table:style-name="ce12" table:formula="of:=VLOOKUP([master.$N42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42];[gs1.$AS$6:.$AV$33];2;0)" office:value-type="string" office:string-value="" calcext:value-type="error">
            <text:p>#N/A</text:p>
          </table:table-cell>
          <table:table-cell table:style-name="ce12" table:formula="of:=VLOOKUP([master.$C42];[gs1.$AS$6:.$AV$33];3;0)" office:value-type="string" office:string-value="" calcext:value-type="error">
            <text:p>#N/A</text:p>
          </table:table-cell>
          <table:table-cell table:style-name="ce12" table:formula="of:=VLOOKUP([master.$C42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6" office:value-type="string" calcext:value-type="string">
            <text:p>1851182010102</text:p>
          </table:table-cell>
          <table:table-cell table:style-name="ce18" table:formula="of:=VLOOKUP([master.$B43];[hot.$A$5:.$X$49];6;0)" office:value-type="string" office:string-value="4987081501052" calcext:value-type="string">
            <text:p>4987081501052</text:p>
          </table:table-cell>
          <table:table-cell table:style-name="ce12" table:formula="of:=VLOOKUP([master.$B43];[hot.$A$5:.$X$49];7;0)" office:value-type="string" office:string-value="8121700X1012" calcext:value-type="string">
            <text:p>8121700X1012</text:p>
          </table:table-cell>
          <table:table-cell table:style-name="ce12" table:formula="of:=VLOOKUP([master.$B43];[hot.$A$6:.$X$49];9;0)" office:value-type="string" office:string-value="620009281" calcext:value-type="string">
            <text:p>620009281</text:p>
          </table:table-cell>
          <table:table-cell table:style-name="ce12" table:formula="of:=VLOOKUP([master.$B43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12" table:formula="of:=VLOOKUP([master.$B43];[hot.$A$6:.$X$49];17;0)" office:value-type="string" office:string-value="Ｇ" calcext:value-type="string">
            <text:p>Ｇ</text:p>
          </table:table-cell>
          <table:table-cell table:style-name="ce12" table:formula="of:=VLOOKUP([master.$E43];[price.$C$6:.$AI$13];10;0)" office:value-type="string" office:string-value="" calcext:value-type="error">
            <text:p>#N/A</text:p>
          </table:table-cell>
          <table:table-cell table:style-name="ce12" table:formula="of:=VLOOKUP([master.$E43];[price.$C$6:.$AI$13];12;0)" office:value-type="string" office:string-value="" calcext:value-type="error">
            <text:p>#N/A</text:p>
          </table:table-cell>
          <table:table-cell table:style-name="ce12" table:formula="of:=VLOOKUP([master.$I43];[regulation.$A$6:.$B$10];2;0)" office:value-type="string" office:string-value="" calcext:value-type="error">
            <text:p>#N/A</text:p>
          </table:table-cell>
          <table:table-cell table:style-name="ce12" table:formula="of:=VLOOKUP([master.$E43];[price.$C$6:.$AI$13];15;0)" office:value-type="string" office:string-value="" calcext:value-type="error">
            <text:p>#N/A</text:p>
          </table:table-cell>
          <table:table-cell table:style-name="ce12" table:formula="of:=VLOOKUP([master.$B43];[hot.$A$6:.$X$49];21;0)" office:value-type="string" office:string-value="武田薬品" calcext:value-type="string">
            <text:p>武田薬品</text:p>
          </table:table-cell>
          <table:table-cell table:style-name="ce12" table:formula="of:=VLOOKUP([master.$B43];[hot.$A$6:.$X$49];22;0)" office:value-type="string" office:string-value="第一三共" calcext:value-type="string">
            <text:p>第一三共</text:p>
          </table:table-cell>
          <table:table-cell table:style-name="ce12" table:formula="of:=MID([master.$D43];1;3)" office:value-type="string" office:string-value="812" calcext:value-type="string">
            <text:p>812</text:p>
          </table:table-cell>
          <table:table-cell table:style-name="ce12" table:formula="of:=VLOOKUP([master.$N43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43];[gs1.$AS$6:.$AV$33];2;0)" office:value-type="string" office:string-value="" calcext:value-type="error">
            <text:p>#N/A</text:p>
          </table:table-cell>
          <table:table-cell table:style-name="ce12" table:formula="of:=VLOOKUP([master.$C43];[gs1.$AS$6:.$AV$33];3;0)" office:value-type="string" office:string-value="" calcext:value-type="error">
            <text:p>#N/A</text:p>
          </table:table-cell>
          <table:table-cell table:style-name="ce12" table:formula="of:=VLOOKUP([master.$C43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6" office:value-type="string" calcext:value-type="string">
            <text:p>1851182020101</text:p>
          </table:table-cell>
          <table:table-cell table:style-name="ce18" table:formula="of:=VLOOKUP([master.$B44];[hot.$A$5:.$X$49];6;0)" office:value-type="string" office:string-value="4987087005141" calcext:value-type="string">
            <text:p>4987087005141</text:p>
          </table:table-cell>
          <table:table-cell table:style-name="ce12" table:formula="of:=VLOOKUP([master.$B44];[hot.$A$5:.$X$49];7;0)" office:value-type="string" office:string-value="8121700X1012" calcext:value-type="string">
            <text:p>8121700X1012</text:p>
          </table:table-cell>
          <table:table-cell table:style-name="ce12" table:formula="of:=VLOOKUP([master.$B44];[hot.$A$6:.$X$49];9;0)" office:value-type="string" office:string-value="618120001" calcext:value-type="string">
            <text:p>618120001</text:p>
          </table:table-cell>
          <table:table-cell table:style-name="ce12" table:formula="of:=VLOOKUP([master.$B44];[hot.$A$6:.$X$49];12;0)" office:value-type="string" office:string-value="塩酸コカイン" calcext:value-type="string">
            <text:p>塩酸コカイン</text:p>
          </table:table-cell>
          <table:table-cell table:style-name="ce12" table:formula="of:=VLOOKUP([master.$B44];[hot.$A$6:.$X$49];17;0)" office:value-type="string" office:string-value="Ｇ" calcext:value-type="string">
            <text:p>Ｇ</text:p>
          </table:table-cell>
          <table:table-cell table:style-name="ce12" table:formula="of:=VLOOKUP([master.$E44];[price.$C$6:.$AI$13];10;0)" office:value-type="string" office:string-value="4532.10" calcext:value-type="string">
            <text:p>4532.10</text:p>
          </table:table-cell>
          <table:table-cell table:style-name="ce12" table:formula="of:=VLOOKUP([master.$E44];[price.$C$6:.$AI$13];12;0)" office:value-type="string" office:string-value="1" calcext:value-type="string">
            <text:p>1</text:p>
          </table:table-cell>
          <table:table-cell table:style-name="ce12" table:formula="of:=VLOOKUP([master.$I44];[regulation.$A$6:.$B$10];2;0)" office:value-type="string" office:string-value="麻薬" calcext:value-type="string">
            <text:p>麻薬</text:p>
          </table:table-cell>
          <table:table-cell table:style-name="ce12" table:formula="of:=VLOOKUP([master.$E44];[price.$C$6:.$AI$13];15;0)" office:value-type="string" office:string-value="0" calcext:value-type="string">
            <text:p>0</text:p>
          </table:table-cell>
          <table:table-cell table:style-name="ce12" table:formula="of:=VLOOKUP([master.$B44];[hot.$A$6:.$X$49];21;0)" office:value-type="string" office:string-value="武田薬品" calcext:value-type="string">
            <text:p>武田薬品</text:p>
          </table:table-cell>
          <table:table-cell table:style-name="ce12" table:formula="of:=VLOOKUP([master.$B44];[hot.$A$6:.$X$49];22;0)" office:value-type="string" office:string-value="塩野義" calcext:value-type="string">
            <text:p>塩野義</text:p>
          </table:table-cell>
          <table:table-cell table:style-name="ce12" table:formula="of:=MID([master.$D44];1;3)" office:value-type="string" office:string-value="812" calcext:value-type="string">
            <text:p>812</text:p>
          </table:table-cell>
          <table:table-cell table:style-name="ce12" table:formula="of:=VLOOKUP([master.$N44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44];[gs1.$AS$6:.$AV$33];2;0)" office:value-type="string" office:string-value="" calcext:value-type="error">
            <text:p>#N/A</text:p>
          </table:table-cell>
          <table:table-cell table:style-name="ce12" table:formula="of:=VLOOKUP([master.$C44];[gs1.$AS$6:.$AV$33];3;0)" office:value-type="string" office:string-value="" calcext:value-type="error">
            <text:p>#N/A</text:p>
          </table:table-cell>
          <table:table-cell table:style-name="ce12" table:formula="of:=VLOOKUP([master.$C44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6" office:value-type="string" calcext:value-type="string">
            <text:p>1851182020102</text:p>
          </table:table-cell>
          <table:table-cell table:style-name="ce18" table:formula="of:=VLOOKUP([master.$B45];[hot.$A$5:.$X$49];6;0)" office:value-type="string" office:string-value="4987087034790" calcext:value-type="string">
            <text:p>4987087034790</text:p>
          </table:table-cell>
          <table:table-cell table:style-name="ce12" table:formula="of:=VLOOKUP([master.$B45];[hot.$A$5:.$X$49];7;0)" office:value-type="string" office:string-value="8121700X1012" calcext:value-type="string">
            <text:p>8121700X1012</text:p>
          </table:table-cell>
          <table:table-cell table:style-name="ce12" table:formula="of:=VLOOKUP([master.$B45];[hot.$A$6:.$X$49];9;0)" office:value-type="string" office:string-value="620009281" calcext:value-type="string">
            <text:p>620009281</text:p>
          </table:table-cell>
          <table:table-cell table:style-name="ce12" table:formula="of:=VLOOKUP([master.$B45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12" table:formula="of:=VLOOKUP([master.$B45];[hot.$A$6:.$X$49];17;0)" office:value-type="string" office:string-value="Ｇ" calcext:value-type="string">
            <text:p>Ｇ</text:p>
          </table:table-cell>
          <table:table-cell table:style-name="ce12" table:formula="of:=VLOOKUP([master.$E45];[price.$C$6:.$AI$13];10;0)" office:value-type="string" office:string-value="" calcext:value-type="error">
            <text:p>#N/A</text:p>
          </table:table-cell>
          <table:table-cell table:style-name="ce12" table:formula="of:=VLOOKUP([master.$E45];[price.$C$6:.$AI$13];12;0)" office:value-type="string" office:string-value="" calcext:value-type="error">
            <text:p>#N/A</text:p>
          </table:table-cell>
          <table:table-cell table:style-name="ce12" table:formula="of:=VLOOKUP([master.$I45];[regulation.$A$6:.$B$10];2;0)" office:value-type="string" office:string-value="" calcext:value-type="error">
            <text:p>#N/A</text:p>
          </table:table-cell>
          <table:table-cell table:style-name="ce12" table:formula="of:=VLOOKUP([master.$E45];[price.$C$6:.$AI$13];15;0)" office:value-type="string" office:string-value="" calcext:value-type="error">
            <text:p>#N/A</text:p>
          </table:table-cell>
          <table:table-cell table:style-name="ce12" table:formula="of:=VLOOKUP([master.$B45];[hot.$A$6:.$X$49];21;0)" office:value-type="string" office:string-value="武田薬品" calcext:value-type="string">
            <text:p>武田薬品</text:p>
          </table:table-cell>
          <table:table-cell table:style-name="ce12" table:formula="of:=VLOOKUP([master.$B45];[hot.$A$6:.$X$49];22;0)" office:value-type="string" office:string-value="塩野義" calcext:value-type="string">
            <text:p>塩野義</text:p>
          </table:table-cell>
          <table:table-cell table:style-name="ce12" table:formula="of:=MID([master.$D45];1;3)" office:value-type="string" office:string-value="812" calcext:value-type="string">
            <text:p>812</text:p>
          </table:table-cell>
          <table:table-cell table:style-name="ce12" table:formula="of:=VLOOKUP([master.$N45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45];[gs1.$AS$6:.$AV$33];2;0)" office:value-type="string" office:string-value="" calcext:value-type="error">
            <text:p>#N/A</text:p>
          </table:table-cell>
          <table:table-cell table:style-name="ce12" table:formula="of:=VLOOKUP([master.$C45];[gs1.$AS$6:.$AV$33];3;0)" office:value-type="string" office:string-value="" calcext:value-type="error">
            <text:p>#N/A</text:p>
          </table:table-cell>
          <table:table-cell table:style-name="ce12" table:formula="of:=VLOOKUP([master.$C45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6" office:value-type="string" calcext:value-type="string">
            <text:p>1851182030101</text:p>
          </table:table-cell>
          <table:table-cell table:style-name="ce18" table:formula="of:=VLOOKUP([master.$B46];[hot.$A$5:.$X$49];6;0)" office:value-type="string" office:string-value="4987116780117" calcext:value-type="string">
            <text:p>4987116780117</text:p>
          </table:table-cell>
          <table:table-cell table:style-name="ce12" table:formula="of:=VLOOKUP([master.$B46];[hot.$A$5:.$X$49];7;0)" office:value-type="string" office:string-value="8121700X1012" calcext:value-type="string">
            <text:p>8121700X1012</text:p>
          </table:table-cell>
          <table:table-cell table:style-name="ce12" table:formula="of:=VLOOKUP([master.$B46];[hot.$A$6:.$X$49];9;0)" office:value-type="string" office:string-value="618120001" calcext:value-type="string">
            <text:p>618120001</text:p>
          </table:table-cell>
          <table:table-cell table:style-name="ce12" table:formula="of:=VLOOKUP([master.$B46];[hot.$A$6:.$X$49];12;0)" office:value-type="string" office:string-value="塩酸コカイン" calcext:value-type="string">
            <text:p>塩酸コカイン</text:p>
          </table:table-cell>
          <table:table-cell table:style-name="ce12" table:formula="of:=VLOOKUP([master.$B46];[hot.$A$6:.$X$49];17;0)" office:value-type="string" office:string-value="Ｇ" calcext:value-type="string">
            <text:p>Ｇ</text:p>
          </table:table-cell>
          <table:table-cell table:style-name="ce12" table:formula="of:=VLOOKUP([master.$E46];[price.$C$6:.$AI$13];10;0)" office:value-type="string" office:string-value="4532.10" calcext:value-type="string">
            <text:p>4532.10</text:p>
          </table:table-cell>
          <table:table-cell table:style-name="ce12" table:formula="of:=VLOOKUP([master.$E46];[price.$C$6:.$AI$13];12;0)" office:value-type="string" office:string-value="1" calcext:value-type="string">
            <text:p>1</text:p>
          </table:table-cell>
          <table:table-cell table:style-name="ce12" table:formula="of:=VLOOKUP([master.$I46];[regulation.$A$6:.$B$10];2;0)" office:value-type="string" office:string-value="麻薬" calcext:value-type="string">
            <text:p>麻薬</text:p>
          </table:table-cell>
          <table:table-cell table:style-name="ce12" table:formula="of:=VLOOKUP([master.$E46];[price.$C$6:.$AI$13];15;0)" office:value-type="string" office:string-value="0" calcext:value-type="string">
            <text:p>0</text:p>
          </table:table-cell>
          <table:table-cell table:style-name="ce12" table:formula="of:=VLOOKUP([master.$B46];[hot.$A$6:.$X$49];21;0)" office:value-type="string" office:string-value="武田薬品" calcext:value-type="string">
            <text:p>武田薬品</text:p>
          </table:table-cell>
          <table:table-cell table:style-name="ce12" table:formula="of:=VLOOKUP([master.$B46];[hot.$A$6:.$X$49];22;0)" office:value-type="string" office:string-value="大日本住友製薬" calcext:value-type="string">
            <text:p>大日本住友製薬</text:p>
          </table:table-cell>
          <table:table-cell table:style-name="ce12" table:formula="of:=MID([master.$D46];1;3)" office:value-type="string" office:string-value="812" calcext:value-type="string">
            <text:p>812</text:p>
          </table:table-cell>
          <table:table-cell table:style-name="ce12" table:formula="of:=VLOOKUP([master.$N46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46];[gs1.$AS$6:.$AV$33];2;0)" office:value-type="string" office:string-value="" calcext:value-type="error">
            <text:p>#N/A</text:p>
          </table:table-cell>
          <table:table-cell table:style-name="ce12" table:formula="of:=VLOOKUP([master.$C46];[gs1.$AS$6:.$AV$33];3;0)" office:value-type="string" office:string-value="" calcext:value-type="error">
            <text:p>#N/A</text:p>
          </table:table-cell>
          <table:table-cell table:style-name="ce12" table:formula="of:=VLOOKUP([master.$C46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6" office:value-type="string" calcext:value-type="string">
            <text:p>1851182030102</text:p>
          </table:table-cell>
          <table:table-cell table:style-name="ce18" table:formula="of:=VLOOKUP([master.$B47];[hot.$A$5:.$X$49];6;0)" office:value-type="string" office:string-value="4987116780124" calcext:value-type="string">
            <text:p>4987116780124</text:p>
          </table:table-cell>
          <table:table-cell table:style-name="ce12" table:formula="of:=VLOOKUP([master.$B47];[hot.$A$5:.$X$49];7;0)" office:value-type="string" office:string-value="8121700X1012" calcext:value-type="string">
            <text:p>8121700X1012</text:p>
          </table:table-cell>
          <table:table-cell table:style-name="ce12" table:formula="of:=VLOOKUP([master.$B47];[hot.$A$6:.$X$49];9;0)" office:value-type="string" office:string-value="620009281" calcext:value-type="string">
            <text:p>620009281</text:p>
          </table:table-cell>
          <table:table-cell table:style-name="ce12" table:formula="of:=VLOOKUP([master.$B47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12" table:formula="of:=VLOOKUP([master.$B47];[hot.$A$6:.$X$49];17;0)" office:value-type="string" office:string-value="Ｇ" calcext:value-type="string">
            <text:p>Ｇ</text:p>
          </table:table-cell>
          <table:table-cell table:style-name="ce12" table:formula="of:=VLOOKUP([master.$E47];[price.$C$6:.$AI$13];10;0)" office:value-type="string" office:string-value="" calcext:value-type="error">
            <text:p>#N/A</text:p>
          </table:table-cell>
          <table:table-cell table:style-name="ce12" table:formula="of:=VLOOKUP([master.$E47];[price.$C$6:.$AI$13];12;0)" office:value-type="string" office:string-value="" calcext:value-type="error">
            <text:p>#N/A</text:p>
          </table:table-cell>
          <table:table-cell table:style-name="ce12" table:formula="of:=VLOOKUP([master.$I47];[regulation.$A$6:.$B$10];2;0)" office:value-type="string" office:string-value="" calcext:value-type="error">
            <text:p>#N/A</text:p>
          </table:table-cell>
          <table:table-cell table:style-name="ce12" table:formula="of:=VLOOKUP([master.$E47];[price.$C$6:.$AI$13];15;0)" office:value-type="string" office:string-value="" calcext:value-type="error">
            <text:p>#N/A</text:p>
          </table:table-cell>
          <table:table-cell table:style-name="ce12" table:formula="of:=VLOOKUP([master.$B47];[hot.$A$6:.$X$49];21;0)" office:value-type="string" office:string-value="武田薬品" calcext:value-type="string">
            <text:p>武田薬品</text:p>
          </table:table-cell>
          <table:table-cell table:style-name="ce12" table:formula="of:=VLOOKUP([master.$B47];[hot.$A$6:.$X$49];22;0)" office:value-type="string" office:string-value="大日本住友製薬" calcext:value-type="string">
            <text:p>大日本住友製薬</text:p>
          </table:table-cell>
          <table:table-cell table:style-name="ce12" table:formula="of:=MID([master.$D47];1;3)" office:value-type="string" office:string-value="812" calcext:value-type="string">
            <text:p>812</text:p>
          </table:table-cell>
          <table:table-cell table:style-name="ce12" table:formula="of:=VLOOKUP([master.$N47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47];[gs1.$AS$6:.$AV$33];2;0)" office:value-type="string" office:string-value="" calcext:value-type="error">
            <text:p>#N/A</text:p>
          </table:table-cell>
          <table:table-cell table:style-name="ce12" table:formula="of:=VLOOKUP([master.$C47];[gs1.$AS$6:.$AV$33];3;0)" office:value-type="string" office:string-value="" calcext:value-type="error">
            <text:p>#N/A</text:p>
          </table:table-cell>
          <table:table-cell table:style-name="ce12" table:formula="of:=VLOOKUP([master.$C47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6" office:value-type="string" calcext:value-type="string">
            <text:p>1851182040101</text:p>
          </table:table-cell>
          <table:table-cell table:style-name="ce18" table:formula="of:=VLOOKUP([master.$B48];[hot.$A$5:.$X$49];6;0)" office:value-type="string" office:string-value="4987123008105" calcext:value-type="string">
            <text:p>4987123008105</text:p>
          </table:table-cell>
          <table:table-cell table:style-name="ce12" table:formula="of:=VLOOKUP([master.$B48];[hot.$A$5:.$X$49];7;0)" office:value-type="string" office:string-value="8121700X1012" calcext:value-type="string">
            <text:p>8121700X1012</text:p>
          </table:table-cell>
          <table:table-cell table:style-name="ce12" table:formula="of:=VLOOKUP([master.$B48];[hot.$A$6:.$X$49];9;0)" office:value-type="string" office:string-value="618120001" calcext:value-type="string">
            <text:p>618120001</text:p>
          </table:table-cell>
          <table:table-cell table:style-name="ce12" table:formula="of:=VLOOKUP([master.$B48];[hot.$A$6:.$X$49];12;0)" office:value-type="string" office:string-value="塩酸コカイン" calcext:value-type="string">
            <text:p>塩酸コカイン</text:p>
          </table:table-cell>
          <table:table-cell table:style-name="ce12" table:formula="of:=VLOOKUP([master.$B48];[hot.$A$6:.$X$49];17;0)" office:value-type="string" office:string-value="Ｇ" calcext:value-type="string">
            <text:p>Ｇ</text:p>
          </table:table-cell>
          <table:table-cell table:style-name="ce12" table:formula="of:=VLOOKUP([master.$E48];[price.$C$6:.$AI$13];10;0)" office:value-type="string" office:string-value="4532.10" calcext:value-type="string">
            <text:p>4532.10</text:p>
          </table:table-cell>
          <table:table-cell table:style-name="ce12" table:formula="of:=VLOOKUP([master.$E48];[price.$C$6:.$AI$13];12;0)" office:value-type="string" office:string-value="1" calcext:value-type="string">
            <text:p>1</text:p>
          </table:table-cell>
          <table:table-cell table:style-name="ce12" table:formula="of:=VLOOKUP([master.$I48];[regulation.$A$6:.$B$10];2;0)" office:value-type="string" office:string-value="麻薬" calcext:value-type="string">
            <text:p>麻薬</text:p>
          </table:table-cell>
          <table:table-cell table:style-name="ce12" table:formula="of:=VLOOKUP([master.$E48];[price.$C$6:.$AI$13];15;0)" office:value-type="string" office:string-value="0" calcext:value-type="string">
            <text:p>0</text:p>
          </table:table-cell>
          <table:table-cell table:style-name="ce12" table:formula="of:=VLOOKUP([master.$B48];[hot.$A$6:.$X$49];21;0)" office:value-type="string" office:string-value="武田薬品" calcext:value-type="string">
            <text:p>武田薬品</text:p>
          </table:table-cell>
          <table:table-cell table:style-name="ce12" table:formula="of:=VLOOKUP([master.$B48];[hot.$A$6:.$X$49];22;0)" office:value-type="string" office:string-value="武田薬品" calcext:value-type="string">
            <text:p>武田薬品</text:p>
          </table:table-cell>
          <table:table-cell table:style-name="ce12" table:formula="of:=MID([master.$D48];1;3)" office:value-type="string" office:string-value="812" calcext:value-type="string">
            <text:p>812</text:p>
          </table:table-cell>
          <table:table-cell table:style-name="ce12" table:formula="of:=VLOOKUP([master.$N48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48];[gs1.$AS$6:.$AV$33];2;0)" office:value-type="string" office:string-value="" calcext:value-type="error">
            <text:p>#N/A</text:p>
          </table:table-cell>
          <table:table-cell table:style-name="ce12" table:formula="of:=VLOOKUP([master.$C48];[gs1.$AS$6:.$AV$33];3;0)" office:value-type="string" office:string-value="" calcext:value-type="error">
            <text:p>#N/A</text:p>
          </table:table-cell>
          <table:table-cell table:style-name="ce12" table:formula="of:=VLOOKUP([master.$C48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6" office:value-type="string" calcext:value-type="string">
            <text:p>1851182040102</text:p>
          </table:table-cell>
          <table:table-cell table:style-name="ce18" table:formula="of:=VLOOKUP([master.$B49];[hot.$A$5:.$X$49];6;0)" office:value-type="string" office:string-value="4987123148603" calcext:value-type="string">
            <text:p>4987123148603</text:p>
          </table:table-cell>
          <table:table-cell table:style-name="ce12" table:formula="of:=VLOOKUP([master.$B49];[hot.$A$5:.$X$49];7;0)" office:value-type="string" office:string-value="8121700X1012" calcext:value-type="string">
            <text:p>8121700X1012</text:p>
          </table:table-cell>
          <table:table-cell table:style-name="ce12" table:formula="of:=VLOOKUP([master.$B49];[hot.$A$6:.$X$49];9;0)" office:value-type="string" office:string-value="620009281" calcext:value-type="string">
            <text:p>620009281</text:p>
          </table:table-cell>
          <table:table-cell table:style-name="ce12" table:formula="of:=VLOOKUP([master.$B49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12" table:formula="of:=VLOOKUP([master.$B49];[hot.$A$6:.$X$49];17;0)" office:value-type="string" office:string-value="Ｇ" calcext:value-type="string">
            <text:p>Ｇ</text:p>
          </table:table-cell>
          <table:table-cell table:style-name="ce12" table:formula="of:=VLOOKUP([master.$E49];[price.$C$6:.$AI$13];10;0)" office:value-type="string" office:string-value="" calcext:value-type="error">
            <text:p>#N/A</text:p>
          </table:table-cell>
          <table:table-cell table:style-name="ce12" table:formula="of:=VLOOKUP([master.$E49];[price.$C$6:.$AI$13];12;0)" office:value-type="string" office:string-value="" calcext:value-type="error">
            <text:p>#N/A</text:p>
          </table:table-cell>
          <table:table-cell table:style-name="ce12" table:formula="of:=VLOOKUP([master.$I49];[regulation.$A$6:.$B$10];2;0)" office:value-type="string" office:string-value="" calcext:value-type="error">
            <text:p>#N/A</text:p>
          </table:table-cell>
          <table:table-cell table:style-name="ce12" table:formula="of:=VLOOKUP([master.$E49];[price.$C$6:.$AI$13];15;0)" office:value-type="string" office:string-value="" calcext:value-type="error">
            <text:p>#N/A</text:p>
          </table:table-cell>
          <table:table-cell table:style-name="ce12" table:formula="of:=VLOOKUP([master.$B49];[hot.$A$6:.$X$49];21;0)" office:value-type="string" office:string-value="武田薬品" calcext:value-type="string">
            <text:p>武田薬品</text:p>
          </table:table-cell>
          <table:table-cell table:style-name="ce12" table:formula="of:=VLOOKUP([master.$B49];[hot.$A$6:.$X$49];22;0)" office:value-type="string" office:string-value="武田薬品" calcext:value-type="string">
            <text:p>武田薬品</text:p>
          </table:table-cell>
          <table:table-cell table:style-name="ce12" table:formula="of:=MID([master.$D49];1;3)" office:value-type="string" office:string-value="812" calcext:value-type="string">
            <text:p>812</text:p>
          </table:table-cell>
          <table:table-cell table:style-name="ce12" table:formula="of:=VLOOKUP([master.$N49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49];[gs1.$AS$6:.$AV$33];2;0)" office:value-type="string" office:string-value="" calcext:value-type="error">
            <text:p>#N/A</text:p>
          </table:table-cell>
          <table:table-cell table:style-name="ce12" table:formula="of:=VLOOKUP([master.$C49];[gs1.$AS$6:.$AV$33];3;0)" office:value-type="string" office:string-value="" calcext:value-type="error">
            <text:p>#N/A</text:p>
          </table:table-cell>
          <table:table-cell table:style-name="ce12" table:formula="of:=VLOOKUP([master.$C49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6" office:value-type="string" calcext:value-type="string">
            <text:p>1851182050101</text:p>
          </table:table-cell>
          <table:table-cell table:style-name="ce18" table:formula="of:=VLOOKUP([master.$B50];[hot.$A$5:.$X$49];6;0)" office:value-type="string" office:string-value="4987128257119" calcext:value-type="string">
            <text:p>4987128257119</text:p>
          </table:table-cell>
          <table:table-cell table:style-name="ce12" table:formula="of:=VLOOKUP([master.$B50];[hot.$A$5:.$X$49];7;0)" office:value-type="string" office:string-value="8121700X1012" calcext:value-type="string">
            <text:p>8121700X1012</text:p>
          </table:table-cell>
          <table:table-cell table:style-name="ce12" table:formula="of:=VLOOKUP([master.$B50];[hot.$A$6:.$X$49];9;0)" office:value-type="string" office:string-value="618120001" calcext:value-type="string">
            <text:p>618120001</text:p>
          </table:table-cell>
          <table:table-cell table:style-name="ce12" table:formula="of:=VLOOKUP([master.$B50];[hot.$A$6:.$X$49];12;0)" office:value-type="string" office:string-value="塩酸コカイン" calcext:value-type="string">
            <text:p>塩酸コカイン</text:p>
          </table:table-cell>
          <table:table-cell table:style-name="ce12" table:formula="of:=VLOOKUP([master.$B50];[hot.$A$6:.$X$49];17;0)" office:value-type="string" office:string-value="Ｇ" calcext:value-type="string">
            <text:p>Ｇ</text:p>
          </table:table-cell>
          <table:table-cell table:style-name="ce12" table:formula="of:=VLOOKUP([master.$E50];[price.$C$6:.$AI$13];10;0)" office:value-type="string" office:string-value="4532.10" calcext:value-type="string">
            <text:p>4532.10</text:p>
          </table:table-cell>
          <table:table-cell table:style-name="ce12" table:formula="of:=VLOOKUP([master.$E50];[price.$C$6:.$AI$13];12;0)" office:value-type="string" office:string-value="1" calcext:value-type="string">
            <text:p>1</text:p>
          </table:table-cell>
          <table:table-cell table:style-name="ce12" table:formula="of:=VLOOKUP([master.$I50];[regulation.$A$6:.$B$10];2;0)" office:value-type="string" office:string-value="麻薬" calcext:value-type="string">
            <text:p>麻薬</text:p>
          </table:table-cell>
          <table:table-cell table:style-name="ce12" table:formula="of:=VLOOKUP([master.$E50];[price.$C$6:.$AI$13];15;0)" office:value-type="string" office:string-value="0" calcext:value-type="string">
            <text:p>0</text:p>
          </table:table-cell>
          <table:table-cell table:style-name="ce12" table:formula="of:=VLOOKUP([master.$B50];[hot.$A$6:.$X$49];21;0)" office:value-type="string" office:string-value="武田薬品" calcext:value-type="string">
            <text:p>武田薬品</text:p>
          </table:table-cell>
          <table:table-cell table:style-name="ce12" table:formula="of:=VLOOKUP([master.$B50];[hot.$A$6:.$X$49];22;0)" office:value-type="string" office:string-value="田辺三菱製薬" calcext:value-type="string">
            <text:p>田辺三菱製薬</text:p>
          </table:table-cell>
          <table:table-cell table:style-name="ce12" table:formula="of:=MID([master.$D50];1;3)" office:value-type="string" office:string-value="812" calcext:value-type="string">
            <text:p>812</text:p>
          </table:table-cell>
          <table:table-cell table:style-name="ce12" table:formula="of:=VLOOKUP([master.$N50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50];[gs1.$AS$6:.$AV$33];2;0)" office:value-type="string" office:string-value="" calcext:value-type="error">
            <text:p>#N/A</text:p>
          </table:table-cell>
          <table:table-cell table:style-name="ce12" table:formula="of:=VLOOKUP([master.$C50];[gs1.$AS$6:.$AV$33];3;0)" office:value-type="string" office:string-value="" calcext:value-type="error">
            <text:p>#N/A</text:p>
          </table:table-cell>
          <table:table-cell table:style-name="ce12" table:formula="of:=VLOOKUP([master.$C50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6" office:value-type="string" calcext:value-type="string">
            <text:p>1851182050102</text:p>
          </table:table-cell>
          <table:table-cell table:style-name="ce18" table:formula="of:=VLOOKUP([master.$B51];[hot.$A$5:.$X$49];6;0)" office:value-type="string" office:string-value="4987128063710" calcext:value-type="string">
            <text:p>4987128063710</text:p>
          </table:table-cell>
          <table:table-cell table:style-name="ce12" table:formula="of:=VLOOKUP([master.$B51];[hot.$A$5:.$X$49];7;0)" office:value-type="string" office:string-value="8121700X1012" calcext:value-type="string">
            <text:p>8121700X1012</text:p>
          </table:table-cell>
          <table:table-cell table:style-name="ce12" table:formula="of:=VLOOKUP([master.$B51];[hot.$A$6:.$X$49];9;0)" office:value-type="string" office:string-value="620009281" calcext:value-type="string">
            <text:p>620009281</text:p>
          </table:table-cell>
          <table:table-cell table:style-name="ce12" table:formula="of:=VLOOKUP([master.$B51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12" table:formula="of:=VLOOKUP([master.$B51];[hot.$A$6:.$X$49];17;0)" office:value-type="string" office:string-value="Ｇ" calcext:value-type="string">
            <text:p>Ｇ</text:p>
          </table:table-cell>
          <table:table-cell table:style-name="ce12" table:formula="of:=VLOOKUP([master.$E51];[price.$C$6:.$AI$13];10;0)" office:value-type="string" office:string-value="" calcext:value-type="error">
            <text:p>#N/A</text:p>
          </table:table-cell>
          <table:table-cell table:style-name="ce12" table:formula="of:=VLOOKUP([master.$E51];[price.$C$6:.$AI$13];12;0)" office:value-type="string" office:string-value="" calcext:value-type="error">
            <text:p>#N/A</text:p>
          </table:table-cell>
          <table:table-cell table:style-name="ce12" table:formula="of:=VLOOKUP([master.$I51];[regulation.$A$6:.$B$10];2;0)" office:value-type="string" office:string-value="" calcext:value-type="error">
            <text:p>#N/A</text:p>
          </table:table-cell>
          <table:table-cell table:style-name="ce12" table:formula="of:=VLOOKUP([master.$E51];[price.$C$6:.$AI$13];15;0)" office:value-type="string" office:string-value="" calcext:value-type="error">
            <text:p>#N/A</text:p>
          </table:table-cell>
          <table:table-cell table:style-name="ce12" table:formula="of:=VLOOKUP([master.$B51];[hot.$A$6:.$X$49];21;0)" office:value-type="string" office:string-value="武田薬品" calcext:value-type="string">
            <text:p>武田薬品</text:p>
          </table:table-cell>
          <table:table-cell table:style-name="ce12" table:formula="of:=VLOOKUP([master.$B51];[hot.$A$6:.$X$49];22;0)" office:value-type="string" office:string-value="田辺三菱製薬" calcext:value-type="string">
            <text:p>田辺三菱製薬</text:p>
          </table:table-cell>
          <table:table-cell table:style-name="ce12" table:formula="of:=MID([master.$D51];1;3)" office:value-type="string" office:string-value="812" calcext:value-type="string">
            <text:p>812</text:p>
          </table:table-cell>
          <table:table-cell table:style-name="ce12" table:formula="of:=VLOOKUP([master.$N51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2" table:formula="of:=VLOOKUP([master.$C51];[gs1.$AS$6:.$AV$33];2;0)" office:value-type="string" office:string-value="" calcext:value-type="error">
            <text:p>#N/A</text:p>
          </table:table-cell>
          <table:table-cell table:style-name="ce12" table:formula="of:=VLOOKUP([master.$C51];[gs1.$AS$6:.$AV$33];3;0)" office:value-type="string" office:string-value="" calcext:value-type="error">
            <text:p>#N/A</text:p>
          </table:table-cell>
          <table:table-cell table:style-name="ce12" table:formula="of:=VLOOKUP([master.$C51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6" office:value-type="string" calcext:value-type="string">
            <text:p>1870077010201</text:p>
          </table:table-cell>
          <table:table-cell table:style-name="ce18" table:formula="of:=VLOOKUP([master.$B52];[hot.$A$5:.$X$49];6;0)" office:value-type="string" office:string-value="4987114370907" calcext:value-type="string">
            <text:p>4987114370907</text:p>
          </table:table-cell>
          <table:table-cell table:style-name="ce12" table:formula="of:=VLOOKUP([master.$B52];[hot.$A$5:.$X$49];7;0)" office:value-type="float" office:value="0" calcext:value-type="float">
            <text:p>0</text:p>
          </table:table-cell>
          <table:table-cell table:style-name="ce12" table:formula="of:=VLOOKUP([master.$B52];[hot.$A$6:.$X$49];9;0)" office:value-type="float" office:value="0" calcext:value-type="float">
            <text:p>0</text:p>
          </table:table-cell>
          <table:table-cell table:style-name="ce12" table:formula="of:=VLOOKUP([master.$B52];[hot.$A$6:.$X$49];12;0)" office:value-type="string" office:string-value="バイアグラ錠５０ｍｇ" calcext:value-type="string">
            <text:p>バイアグラ錠５０ｍｇ</text:p>
          </table:table-cell>
          <table:table-cell table:style-name="ce12" table:formula="of:=VLOOKUP([master.$B52];[hot.$A$6:.$X$49];17;0)" office:value-type="string" office:string-value="錠" calcext:value-type="string">
            <text:p>錠</text:p>
          </table:table-cell>
          <table:table-cell table:style-name="ce12" table:formula="of:=VLOOKUP([master.$E52];[price.$C$6:.$AI$13];10;0)" office:value-type="string" office:string-value="" calcext:value-type="error">
            <text:p>#N/A</text:p>
          </table:table-cell>
          <table:table-cell table:style-name="ce12" table:formula="of:=VLOOKUP([master.$E52];[price.$C$6:.$AI$13];12;0)" office:value-type="string" office:string-value="" calcext:value-type="error">
            <text:p>#N/A</text:p>
          </table:table-cell>
          <table:table-cell table:style-name="ce12" table:formula="of:=VLOOKUP([master.$I52];[regulation.$A$6:.$B$10];2;0)" office:value-type="string" office:string-value="" calcext:value-type="error">
            <text:p>#N/A</text:p>
          </table:table-cell>
          <table:table-cell table:style-name="ce12" table:formula="of:=VLOOKUP([master.$E52];[price.$C$6:.$AI$13];15;0)" office:value-type="string" office:string-value="" calcext:value-type="error">
            <text:p>#N/A</text:p>
          </table:table-cell>
          <table:table-cell table:style-name="ce12" table:formula="of:=VLOOKUP([master.$B52];[hot.$A$6:.$X$49];21;0)" office:value-type="string" office:string-value="ファイザー" calcext:value-type="string">
            <text:p>ファイザー</text:p>
          </table:table-cell>
          <table:table-cell table:style-name="ce12" table:formula="of:=VLOOKUP([master.$B52];[hot.$A$6:.$X$49];22;0)" office:value-type="string" office:string-value="ファイザー" calcext:value-type="string">
            <text:p>ファイザー</text:p>
          </table:table-cell>
          <table:table-cell table:style-name="ce12" table:formula="of:=MID([master.$D52];1;3)" office:value-type="string" office:string-value="0" calcext:value-type="string">
            <text:p>0</text:p>
          </table:table-cell>
          <table:table-cell table:style-name="ce12" table:formula="of:=VLOOKUP([master.$N52];[efficacy.$A$6:.$B$185];2;0)" office:value-type="string" office:string-value="" calcext:value-type="error">
            <text:p>#N/A</text:p>
          </table:table-cell>
          <table:table-cell table:style-name="ce12" table:formula="of:=VLOOKUP([master.$C52];[gs1.$AS$6:.$AV$33];2;0)" office:value-type="float" office:value="0" calcext:value-type="float">
            <text:p>0</text:p>
          </table:table-cell>
          <table:table-cell table:style-name="ce12" table:formula="of:=VLOOKUP([master.$C52];[gs1.$AS$6:.$AV$33];3;0)" office:value-type="float" office:value="14987114370904" calcext:value-type="float">
            <text:p>14987114370904</text:p>
          </table:table-cell>
          <table:table-cell table:style-name="ce12" table:formula="of:=VLOOKUP([master.$C52];[gs1.$AS$6:.$AV$33];4;0)" office:value-type="float" office:value="24987114370901" calcext:value-type="float">
            <text:p>24987114370901</text:p>
          </table:table-cell>
          <table:table-cell table:number-columns-repeated="1006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6" office:value-type="string" calcext:value-type="string">
            <text:p>1870077010202</text:p>
          </table:table-cell>
          <table:table-cell table:style-name="ce18" table:formula="of:=VLOOKUP([master.$B53];[hot.$A$5:.$X$49];6;0)" office:value-type="string" office:string-value="4987114370808" calcext:value-type="string">
            <text:p>4987114370808</text:p>
          </table:table-cell>
          <table:table-cell table:style-name="ce12" table:formula="of:=VLOOKUP([master.$B53];[hot.$A$5:.$X$49];7;0)" office:value-type="float" office:value="0" calcext:value-type="float">
            <text:p>0</text:p>
          </table:table-cell>
          <table:table-cell table:style-name="ce12" table:formula="of:=VLOOKUP([master.$B53];[hot.$A$6:.$X$49];9;0)" office:value-type="float" office:value="0" calcext:value-type="float">
            <text:p>0</text:p>
          </table:table-cell>
          <table:table-cell table:style-name="ce12" table:formula="of:=VLOOKUP([master.$B53];[hot.$A$6:.$X$49];12;0)" office:value-type="string" office:string-value="バイアグラ錠５０ｍｇ" calcext:value-type="string">
            <text:p>バイアグラ錠５０ｍｇ</text:p>
          </table:table-cell>
          <table:table-cell table:style-name="ce12" table:formula="of:=VLOOKUP([master.$B53];[hot.$A$6:.$X$49];17;0)" office:value-type="string" office:string-value="錠" calcext:value-type="string">
            <text:p>錠</text:p>
          </table:table-cell>
          <table:table-cell table:style-name="ce12" table:formula="of:=VLOOKUP([master.$E53];[price.$C$6:.$AI$13];10;0)" office:value-type="string" office:string-value="" calcext:value-type="error">
            <text:p>#N/A</text:p>
          </table:table-cell>
          <table:table-cell table:style-name="ce12" table:formula="of:=VLOOKUP([master.$E53];[price.$C$6:.$AI$13];12;0)" office:value-type="string" office:string-value="" calcext:value-type="error">
            <text:p>#N/A</text:p>
          </table:table-cell>
          <table:table-cell table:style-name="ce12" table:formula="of:=VLOOKUP([master.$I53];[regulation.$A$6:.$B$10];2;0)" office:value-type="string" office:string-value="" calcext:value-type="error">
            <text:p>#N/A</text:p>
          </table:table-cell>
          <table:table-cell table:style-name="ce12" table:formula="of:=VLOOKUP([master.$E53];[price.$C$6:.$AI$13];15;0)" office:value-type="string" office:string-value="" calcext:value-type="error">
            <text:p>#N/A</text:p>
          </table:table-cell>
          <table:table-cell table:style-name="ce12" table:formula="of:=VLOOKUP([master.$B53];[hot.$A$6:.$X$49];21;0)" office:value-type="string" office:string-value="ファイザー" calcext:value-type="string">
            <text:p>ファイザー</text:p>
          </table:table-cell>
          <table:table-cell table:style-name="ce12" table:formula="of:=VLOOKUP([master.$B53];[hot.$A$6:.$X$49];22;0)" office:value-type="string" office:string-value="ファイザー" calcext:value-type="string">
            <text:p>ファイザー</text:p>
          </table:table-cell>
          <table:table-cell table:style-name="ce12" table:formula="of:=MID([master.$D53];1;3)" office:value-type="string" office:string-value="0" calcext:value-type="string">
            <text:p>0</text:p>
          </table:table-cell>
          <table:table-cell table:style-name="ce12" table:formula="of:=VLOOKUP([master.$N53];[efficacy.$A$6:.$B$185];2;0)" office:value-type="string" office:string-value="" calcext:value-type="error">
            <text:p>#N/A</text:p>
          </table:table-cell>
          <table:table-cell table:style-name="ce12" table:formula="of:=VLOOKUP([master.$C53];[gs1.$AS$6:.$AV$33];2;0)" office:value-type="float" office:value="0" calcext:value-type="float">
            <text:p>0</text:p>
          </table:table-cell>
          <table:table-cell table:style-name="ce12" table:formula="of:=VLOOKUP([master.$C53];[gs1.$AS$6:.$AV$33];3;0)" office:value-type="float" office:value="14987114370805" calcext:value-type="float">
            <text:p>14987114370805</text:p>
          </table:table-cell>
          <table:table-cell table:style-name="ce12" table:formula="of:=VLOOKUP([master.$C53];[gs1.$AS$6:.$AV$33];4;0)" office:value-type="float" office:value="24987114370802" calcext:value-type="float">
            <text:p>24987114370802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9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3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85">
          <table:table-cell table:style-name="Default" table:number-columns-repeated="1024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ce" table:style-name="ta1">
        <office:forms form:automatic-focus="false" form:apply-design-mode="false"/>
        <table:table-column table:style-name="co15" table:number-columns-repeated="35" table:default-cell-style-name="ce16"/>
        <table:table-column table:style-name="co15" table:number-columns-repeated="989" table:default-cell-style-name="ce13"/>
        <table:table-row table:style-name="ro1">
          <table:table-cell table:style-name="ce9" office:value-type="string" calcext:value-type="string">
            <text:p>薬価マスタ：診療報酬情報提供サービス＞医薬品マスター</text:p>
          </table:table-cell>
          <table:table-cell table:style-name="ce9" table:number-columns-repeated="6"/>
          <table:table-cell table:style-name="ce9" office:value-type="string" calcext:value-type="string">
            <text:p><text:s/></text:p>
          </table:table-cell>
          <table:table-cell table:style-name="ce9" table:number-columns-repeated="1016"/>
        </table:table-row>
        <table:table-row table:style-name="ro1">
          <table:table-cell table:style-name="ce9" office:value-type="string" calcext:value-type="string">
            <text:p><text:a xlink:href="http://www.iryohoken.go.jp/shinryohoshu/downloadMenu/" xlink:type="simple">http://www.iryohoken.go.jp/shinryohoshu/downloadMenu/</text:a></text:p>
          </table:table-cell>
          <table:table-cell table:style-name="ce9" table:number-columns-repeated="1023"/>
        </table:table-row>
        <table:table-row table:style-name="ro1">
          <table:table-cell table:style-name="ce9" office:value-type="string" calcext:value-type="string">
            <text:p>y.csv → price_master.csv</text:p>
          </table:table-cell>
          <table:table-cell table:style-name="ce9" table:number-columns-repeated="1023"/>
        </table:table-row>
        <table:table-row table:style-name="ro1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aa</text:p>
          </table:table-cell>
          <table:table-cell table:style-name="ce13" office:value-type="string" calcext:value-type="string">
            <text:p>ab</text:p>
          </table:table-cell>
          <table:table-cell table:style-name="ce13" office:value-type="string" calcext:value-type="string">
            <text:p>ac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ae</text:p>
          </table:table-cell>
          <table:table-cell table:style-name="ce13" office:value-type="string" calcext:value-type="string">
            <text:p>af</text:p>
          </table:table-cell>
          <table:table-cell table:style-name="ce13" office:value-type="string" calcext:value-type="string">
            <text:p>ag</text:p>
          </table:table-cell>
          <table:table-cell table:style-name="ce13" office:value-type="string" calcext:value-type="string">
            <text:p>ah</text:p>
          </table:table-cell>
          <table:table-cell table:style-name="ce13" office:value-type="string" calcext:value-type="string">
            <text:p>ai</text:p>
          </table:table-cell>
          <table:table-cell table:style-name="ce13" office:value-type="string" calcext:value-type="string">
            <text:p>aj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bb</text:p>
          </table:table-cell>
          <table:table-cell table:style-name="ce13" office:value-type="string" calcext:value-type="string">
            <text:p>bc</text:p>
          </table:table-cell>
          <table:table-cell table:style-name="ce13" office:value-type="string" calcext:value-type="string">
            <text:p>bd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bf</text:p>
          </table:table-cell>
          <table:table-cell table:style-name="ce13" office:value-type="string" calcext:value-type="string">
            <text:p>bg</text:p>
          </table:table-cell>
          <table:table-cell table:style-name="ce13" office:value-type="string" calcext:value-type="string">
            <text:p>bh</text:p>
          </table:table-cell>
          <table:table-cell table:style-name="ce13" office:value-type="string" calcext:value-type="string">
            <text:p>bi</text:p>
          </table:table-cell>
          <table:table-cell table:style-name="ce13" office:value-type="string" calcext:value-type="string">
            <text:p>bj</text:p>
          </table:table-cell>
          <table:table-cell table:style-name="ce13" office:value-type="string" calcext:value-type="string">
            <text:p>ca</text:p>
          </table:table-cell>
          <table:table-cell table:style-name="ce13" office:value-type="string" calcext:value-type="string">
            <text:p>cb</text:p>
          </table:table-cell>
          <table:table-cell table:style-name="ce13" office:value-type="string" calcext:value-type="string">
            <text:p>cc</text:p>
          </table:table-cell>
          <table:table-cell table:style-name="ce13" office:value-type="string" calcext:value-type="string">
            <text:p>cd</text:p>
          </table:table-cell>
          <table:table-cell table:style-name="ce13" office:value-type="string" calcext:value-type="string">
            <text:p>ce</text:p>
          </table:table-cell>
          <table:table-cell table:number-columns-repeated="989"/>
        </table:table-row>
        <table:table-row table:style-name="ro2">
          <table:table-cell table:style-name="ce25" office:value-type="string" calcext:value-type="string">
            <text:p>変更区分</text:p>
          </table:table-cell>
          <table:table-cell table:style-name="ce25" office:value-type="string" calcext:value-type="string">
            <text:p>マスター種別</text:p>
          </table:table-cell>
          <table:table-cell table:style-name="ce14" office:value-type="string" calcext:value-type="string">
            <text:p><text:span text:style-name="T1">医薬品コード</text:span></text:p>
            <text:p><text:span text:style-name="T2">医薬品名・規格名</text:span><text:span text:style-name="T1">品コード</text:span></text:p>
          </table:table-cell>
          <table:table-cell table:style-name="ce25" office:value-type="string" calcext:value-type="string">
            <text:p>医薬品コード</text:p>
            <text:p>漢字有効桁数</text:p>
          </table:table-cell>
          <table:table-cell table:style-name="ce25" office:value-type="string" calcext:value-type="string">
            <text:p>医薬品コード</text:p>
            <text:p>漢字名称</text:p>
          </table:table-cell>
          <table:table-cell table:style-name="ce25" office:value-type="string" calcext:value-type="string">
            <text:p>医薬品コード</text:p>
            <text:p>カナ有効桁数</text:p>
          </table:table-cell>
          <table:table-cell table:style-name="ce25" office:value-type="string" calcext:value-type="string">
            <text:p>医薬品コード</text:p>
            <text:p>カナ名称</text:p>
          </table:table-cell>
          <table:table-cell table:style-name="ce25" office:value-type="string" calcext:value-type="string">
            <text:p>単位</text:p>
            <text:p>コード</text:p>
          </table:table-cell>
          <table:table-cell table:style-name="ce25" office:value-type="string" calcext:value-type="string">
            <text:p>単位</text:p>
            <text:p>漢字有効桁数</text:p>
          </table:table-cell>
          <table:table-cell table:style-name="ce25" office:value-type="string" calcext:value-type="string">
            <text:p>単位</text:p>
            <text:p>漢字名称</text:p>
          </table:table-cell>
          <table:table-cell table:style-name="ce25" office:value-type="string" calcext:value-type="string">
            <text:p>新又は現金額</text:p>
            <text:p>金額種別</text:p>
          </table:table-cell>
          <table:table-cell table:style-name="ce11" office:value-type="string" calcext:value-type="string">
            <text:p>新又は現金額</text:p>
            <text:p><text:span text:style-name="T3">新又は現金額</text:span></text:p>
          </table:table-cell>
          <table:table-cell table:style-name="ce26" office:value-type="string" calcext:value-type="string">
            <text:p>予備</text:p>
          </table:table-cell>
          <table:table-cell table:style-name="ce27" office:value-type="string" calcext:value-type="string">
            <text:p>1麻薬,2毒薬,3覚せい剤原料,5向精神薬</text:p>
          </table:table-cell>
          <table:table-cell table:style-name="ce26" office:value-type="string" calcext:value-type="string">
            <text:p>神経破壊剤</text:p>
          </table:table-cell>
          <table:table-cell table:style-name="ce26" office:value-type="string" calcext:value-type="string">
            <text:p>生物学的製剤</text:p>
          </table:table-cell>
          <table:table-cell table:style-name="ce11" office:value-type="string" calcext:value-type="string">
            <text:p>1後発品</text:p>
          </table:table-cell>
          <table:table-cell table:style-name="ce26" office:value-type="string" calcext:value-type="string">
            <text:p>予備</text:p>
          </table:table-cell>
          <table:table-cell table:style-name="ce26" office:value-type="string" calcext:value-type="string">
            <text:p>歯科特定薬剤</text:p>
          </table:table-cell>
          <table:table-cell table:style-name="ce26" office:value-type="string" calcext:value-type="string">
            <text:p>造影(補助)剤</text:p>
          </table:table-cell>
          <table:table-cell table:style-name="ce26" office:value-type="string" calcext:value-type="string">
            <text:p>注射容量</text:p>
          </table:table-cell>
          <table:table-cell table:style-name="ce26" office:value-type="string" calcext:value-type="string">
            <text:p>収載方式等識別</text:p>
          </table:table-cell>
          <table:table-cell table:style-name="ce26" office:value-type="string" calcext:value-type="string">
            <text:p>商品名等関連</text:p>
            <text:p>旧額</text:p>
          </table:table-cell>
          <table:table-cell table:style-name="ce26" office:value-type="string" calcext:value-type="string">
            <text:p>商品名等関連</text:p>
            <text:p>旧金額種別</text:p>
          </table:table-cell>
          <table:table-cell table:style-name="ce26" office:value-type="string" calcext:value-type="string">
            <text:p>商品名等関連</text:p>
            <text:p>旧金額</text:p>
          </table:table-cell>
          <table:table-cell table:style-name="ce26" office:value-type="string" calcext:value-type="string">
            <text:p>漢字名称変更区分</text:p>
          </table:table-cell>
          <table:table-cell table:style-name="ce26" office:value-type="string" calcext:value-type="string">
            <text:p>カナ名称変更区分</text:p>
          </table:table-cell>
          <table:table-cell table:style-name="ce26" office:value-type="string" calcext:value-type="string">
            <text:p>剤形</text:p>
          </table:table-cell>
          <table:table-cell table:style-name="ce26" office:value-type="string" calcext:value-type="string">
            <text:p>予備</text:p>
          </table:table-cell>
          <table:table-cell table:style-name="ce26" office:value-type="string" calcext:value-type="string">
            <text:p>変更年月日</text:p>
          </table:table-cell>
          <table:table-cell table:style-name="ce26" office:value-type="string" calcext:value-type="string">
            <text:p>廃止年月日</text:p>
          </table:table-cell>
          <table:table-cell table:style-name="ce26" office:value-type="string" calcext:value-type="string">
            <text:p>薬価基準コード</text:p>
          </table:table-cell>
          <table:table-cell table:style-name="ce26" office:value-type="string" calcext:value-type="string">
            <text:p>公表順序番号</text:p>
          </table:table-cell>
          <table:table-cell table:style-name="ce28" office:value-type="string" calcext:value-type="string">
            <text:p>経過措置年月日又は商品名医薬品コード使用期限</text:p>
          </table:table-cell>
          <table:table-cell table:style-name="ce26" office:value-type="string" calcext:value-type="string">
            <text:p>基本漢字名称</text:p>
          </table:table-cell>
          <table:table-cell table:style-name="ce9" table:number-columns-repeated="989"/>
        </table:table-row>
        <table:table-row table:style-name="ro1"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611170766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ノバミン錠５ｍｇ</text:p>
          </table:table-cell>
          <table:table-cell table:style-name="ce15" office:value-type="string" calcext:value-type="string">
            <text:p>12</text:p>
          </table:table-cell>
          <table:table-cell table:style-name="ce15" office:value-type="string" calcext:value-type="string">
            <text:p>ﾉﾊﾞﾐﾝｼﾞｮｳ5MG</text:p>
          </table:table-cell>
          <table:table-cell table:style-name="ce15" office:value-type="string" calcext:value-type="string">
            <text:p>1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錠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9.60</text:p>
          </table:table-cell>
          <table:table-cell table:number-columns-repeated="9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61117037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9.6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/>
          <table:table-cell table:style-name="ce15" office:value-type="string" calcext:value-type="string">
            <text:p>20140401</text:p>
          </table:table-cell>
          <table:table-cell table:style-name="ce15" office:value-type="string" calcext:value-type="string">
            <text:p>99999999</text:p>
          </table:table-cell>
          <table:table-cell table:style-name="ce15" office:value-type="string" calcext:value-type="string">
            <text:p>1172010F1010</text:p>
          </table:table-cell>
          <table:table-cell table:style-name="ce15" office:value-type="string" calcext:value-type="string">
            <text:p>10168000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ノバミン錠５ｍｇ</text:p>
          </table:table-cell>
          <table:table-cell table:style-name="ce9"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22074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アムロジピン錠１０ｍｇ「日医工」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ｱﾑﾛｼﾞﾋﾟﾝｼﾞｮｳ10MGﾆﾁｲｺ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.2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.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2171022F5210</text:p>
          </table:table-cell>
          <table:table-cell office:value-type="string" calcext:value-type="string">
            <text:p>1073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アムロジピン錠１０ｍｇ「日医工」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151014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ﾂﾑﾗｶｯｺﾝﾄｳｴｷｽｶﾘｭｳｲﾘｮｳ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00</text:p>
          </table:table-cell>
          <table:table-cell table:number-columns-repeated="1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8141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000531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ｸﾗｼｴｶｯｺﾝﾄｳｴｷｽｻｲﾘｭｳ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.30</text:p>
          </table:table-cell>
          <table:table-cell table:number-columns-repeated="1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.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4189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クラシエ葛根湯エキス細粒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1041219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ﾛﾝﾗｯｸｽｼﾞｮｳ1MG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.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1212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15960000</text:p>
          </table:table-cell>
          <table:table-cell office:value-type="string" calcext:value-type="string">
            <text:p>20150930</text:p>
          </table:table-cell>
          <table:table-cell office:value-type="string" calcext:value-type="string">
            <text:p>ロンラックス錠１ｍｇ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000536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エフピーＯＤ錠２．５　２．５ｍｇ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ｴﾌﾋﾟｰODｼﾞｮｳ2.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.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1169010F2020</text:p>
          </table:table-cell>
          <table:table-cell office:value-type="string" calcext:value-type="string">
            <text:p>2558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エフピーＯＤ錠２．５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000241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バリキサ錠４５０ｍｇ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ﾊﾞﾘｷｻｼﾞｮｳ450MG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27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42.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6250025F1026</text:p>
          </table:table-cell>
          <table:table-cell office:value-type="string" calcext:value-type="string">
            <text:p>10719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バリキサ錠４５０ｍｇ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ｺｶｲﾝｴﾝｻﾝｴﾝ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32.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10.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23578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コカイン塩酸塩</text:p>
          </table:table-cell>
          <table:table-cell table:number-columns-repeated="989"/>
        </table:table-row>
      </table:table>
      <table:table table:name="hot" table:style-name="ta1">
        <office:forms form:automatic-focus="false" form:apply-design-mode="false"/>
        <table:table-column table:style-name="co15" table:number-columns-repeated="24" table:default-cell-style-name="ce16"/>
        <table:table-column table:style-name="co15" table:number-columns-repeated="1000" table:default-cell-style-name="ce13"/>
        <table:table-row table:style-name="ro1">
          <table:table-cell table:style-name="ce9" office:value-type="string" calcext:value-type="string">
            <text:p>HOTマスタ：医薬品HOTコードマスター</text:p>
          </table:table-cell>
          <table:table-cell table:style-name="ce9" table:number-columns-repeated="1023"/>
        </table:table-row>
        <table:table-row table:style-name="ro1">
          <table:table-cell table:style-name="ce9" office:value-type="string" calcext:value-type="string">
            <text:p>http://www2.medis.or.jp/hcode/</text:p>
          </table:table-cell>
          <table:table-cell table:style-name="ce9" table:number-columns-repeated="1023"/>
        </table:table-row>
        <table:table-row table:style-name="ro1">
          <table:table-cell table:style-name="ce9" office:value-type="string" calcext:value-type="string">
            <text:p>MEDISYYYYMMDD.txt → hot_master.csv</text:p>
          </table:table-cell>
          <table:table-cell table:style-name="ce9" table:number-columns-repeated="1023"/>
        </table:table-row>
        <table:table-row table:style-name="ro1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aa</text:p>
          </table:table-cell>
          <table:table-cell table:style-name="ce13" office:value-type="string" calcext:value-type="string">
            <text:p>ab</text:p>
          </table:table-cell>
          <table:table-cell table:style-name="ce13" office:value-type="string" calcext:value-type="string">
            <text:p>ac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ae</text:p>
          </table:table-cell>
          <table:table-cell table:style-name="ce13" office:value-type="string" calcext:value-type="string">
            <text:p>af</text:p>
          </table:table-cell>
          <table:table-cell table:style-name="ce13" office:value-type="string" calcext:value-type="string">
            <text:p>ag</text:p>
          </table:table-cell>
          <table:table-cell table:style-name="ce13" office:value-type="string" calcext:value-type="string">
            <text:p>ah</text:p>
          </table:table-cell>
          <table:table-cell table:style-name="ce13" office:value-type="string" calcext:value-type="string">
            <text:p>ai</text:p>
          </table:table-cell>
          <table:table-cell table:style-name="ce13" office:value-type="string" calcext:value-type="string">
            <text:p>aj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bb</text:p>
          </table:table-cell>
          <table:table-cell table:style-name="ce13" office:value-type="string" calcext:value-type="string">
            <text:p>bc</text:p>
          </table:table-cell>
          <table:table-cell table:style-name="ce13" office:value-type="string" calcext:value-type="string">
            <text:p>bd</text:p>
          </table:table-cell>
          <table:table-cell table:number-columns-repeated="1000"/>
        </table:table-row>
        <table:table-row table:style-name="ro1">
          <table:table-cell table:style-name="ce14" office:value-type="string" calcext:value-type="string">
            <text:p>基準番号（ＨＯＴコード）</text:p>
          </table:table-cell>
          <table:table-cell table:style-name="ce26" office:value-type="string" calcext:value-type="string">
            <text:p>処方用番号（ＨＯＴ７）</text:p>
          </table:table-cell>
          <table:table-cell table:style-name="ce26" office:value-type="string" calcext:value-type="string">
            <text:p>会社識別用番号</text:p>
          </table:table-cell>
          <table:table-cell table:style-name="ce26" office:value-type="string" calcext:value-type="string">
            <text:p>調剤用番号</text:p>
          </table:table-cell>
          <table:table-cell table:style-name="ce26" office:value-type="string" calcext:value-type="string">
            <text:p>物流用番号</text:p>
          </table:table-cell>
          <table:table-cell table:style-name="ce17" office:value-type="string" calcext:value-type="string">
            <text:p>ＪＡＮコード</text:p>
          </table:table-cell>
          <table:table-cell table:style-name="ce11" office:value-type="string" calcext:value-type="string">
            <text:p>薬価基準収載医薬品コード</text:p>
          </table:table-cell>
          <table:table-cell table:style-name="ce26" office:value-type="string" calcext:value-type="string">
            <text:p>個別医薬品コード</text:p>
          </table:table-cell>
          <table:table-cell table:style-name="ce17" office:value-type="string" calcext:value-type="string">
            <text:p>レセプト電算処理システムコード（１）</text:p>
          </table:table-cell>
          <table:table-cell table:style-name="ce26" office:value-type="string" calcext:value-type="string">
            <text:p>レセプト電算処理システムコード（２）</text:p>
          </table:table-cell>
          <table:table-cell table:style-name="ce26" office:value-type="string" calcext:value-type="string">
            <text:p>告示名称</text:p>
          </table:table-cell>
          <table:table-cell table:style-name="ce11" office:value-type="string" calcext:value-type="string">
            <text:p>販売名</text:p>
          </table:table-cell>
          <table:table-cell table:style-name="ce26" office:value-type="string" calcext:value-type="string">
            <text:p>レセプト電算処理システム医薬品名</text:p>
          </table:table-cell>
          <table:table-cell table:style-name="ce26" office:value-type="string" calcext:value-type="string">
            <text:p>規格単位</text:p>
          </table:table-cell>
          <table:table-cell table:style-name="ce26" office:value-type="string" calcext:value-type="string">
            <text:p>包装形態</text:p>
          </table:table-cell>
          <table:table-cell table:style-name="ce26" office:value-type="string" calcext:value-type="string">
            <text:p>包装単位数</text:p>
          </table:table-cell>
          <table:table-cell table:style-name="ce11" office:value-type="string" calcext:value-type="string">
            <text:p>包装単位単位</text:p>
          </table:table-cell>
          <table:table-cell table:style-name="ce26" office:value-type="string" calcext:value-type="string">
            <text:p>包装総量数</text:p>
          </table:table-cell>
          <table:table-cell table:style-name="ce26" office:value-type="string" calcext:value-type="string">
            <text:p>包装総量単位</text:p>
          </table:table-cell>
          <table:table-cell table:style-name="ce26" office:value-type="string" calcext:value-type="string">
            <text:p>区分</text:p>
          </table:table-cell>
          <table:table-cell table:style-name="ce11" office:value-type="string" calcext:value-type="string">
            <text:p>製造会社</text:p>
          </table:table-cell>
          <table:table-cell table:style-name="ce11" office:value-type="string" calcext:value-type="string">
            <text:p>販売会社</text:p>
          </table:table-cell>
          <table:table-cell table:style-name="ce26" office:value-type="string" calcext:value-type="string">
            <text:p>更新区分</text:p>
          </table:table-cell>
          <table:table-cell table:style-name="ce26" office:value-type="string" calcext:value-type="string">
            <text:p>更新年月日</text:p>
          </table:table-cell>
          <table:table-cell table:style-name="ce9" table:number-columns-repeated="1000"/>
        </table:table-row>
        <table:table-row table:style-name="ro1">
          <table:table-cell table:style-name="ce15" office:value-type="string" calcext:value-type="string">
            <text:p>1012934010201</text:p>
          </table:table-cell>
          <table:table-cell table:style-name="ce15" office:value-type="string" calcext:value-type="string">
            <text:p>1012934</text:p>
          </table:table-cell>
          <table:table-cell table:style-name="ce15" office:value-type="string" calcext:value-type="string">
            <text:p>01</text:p>
          </table:table-cell>
          <table:table-cell table:style-name="ce15" office:value-type="string" calcext:value-type="string">
            <text:p>02</text:p>
          </table:table-cell>
          <table:table-cell table:style-name="ce15" office:value-type="string" calcext:value-type="string">
            <text:p>01</text:p>
          </table:table-cell>
          <table:table-cell table:style-name="ce15" office:value-type="string" calcext:value-type="string">
            <text:p>4987087001952</text:p>
          </table:table-cell>
          <table:table-cell table:style-name="ce15" office:value-type="string" calcext:value-type="string">
            <text:p>1172010F1010</text:p>
          </table:table-cell>
          <table:table-cell table:style-name="ce15" office:value-type="string" calcext:value-type="string">
            <text:p>1172010F1037</text:p>
          </table:table-cell>
          <table:table-cell table:style-name="ce15" office:value-type="string" calcext:value-type="string">
            <text:p>611170766</text:p>
          </table:table-cell>
          <table:table-cell table:style-name="ce15" office:value-type="string" calcext:value-type="string">
            <text:p>611170376</text:p>
          </table:table-cell>
          <table:table-cell table:style-name="ce15" office:value-type="string" calcext:value-type="string">
            <text:p>（局）プロクロルペラジンマレイン酸塩錠</text:p>
          </table:table-cell>
          <table:table-cell table:number-columns-repeated="2" table:style-name="ce15" office:value-type="string" calcext:value-type="string">
            <text:p>ノバミン錠５ｍｇ</text:p>
          </table:table-cell>
          <table:table-cell table:style-name="ce15" office:value-type="string" calcext:value-type="string">
            <text:p>５ｍｇ１錠</text:p>
          </table:table-cell>
          <table:table-cell table:style-name="ce15" office:value-type="string" calcext:value-type="string">
            <text:p>ＰＴＰ</text:p>
          </table:table-cell>
          <table:table-cell table:style-name="ce15" office:value-type="string" calcext:value-type="string">
            <text:p>10</text:p>
          </table:table-cell>
          <table:table-cell table:style-name="ce15" office:value-type="string" calcext:value-type="string">
            <text:p>錠</text:p>
          </table:table-cell>
          <table:table-cell table:style-name="ce15" office:value-type="string" calcext:value-type="string">
            <text:p>1000</text:p>
          </table:table-cell>
          <table:table-cell table:style-name="ce15" office:value-type="string" calcext:value-type="string">
            <text:p>錠</text:p>
          </table:table-cell>
          <table:table-cell table:style-name="ce15" office:value-type="string" calcext:value-type="string">
            <text:p>内</text:p>
          </table:table-cell>
          <table:table-cell table:style-name="ce15" office:value-type="string" calcext:value-type="string">
            <text:p>武州</text:p>
          </table:table-cell>
          <table:table-cell table:style-name="ce15" office:value-type="string" calcext:value-type="string">
            <text:p>塩野義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0111130</text:p>
          </table:table-cell>
          <table:table-cell table:style-name="ce9" table:number-columns-repeated="1000"/>
        </table:table-row>
        <table:table-row table:style-name="ro1">
          <table:table-cell table:style-name="ce15" office:value-type="string" calcext:value-type="string">
            <text:p>1012934010202</text:p>
          </table:table-cell>
          <table:table-cell table:style-name="ce15" office:value-type="string" calcext:value-type="string">
            <text:p>1012934</text:p>
          </table:table-cell>
          <table:table-cell table:style-name="ce15" office:value-type="string" calcext:value-type="string">
            <text:p>01</text:p>
          </table:table-cell>
          <table:table-cell table:number-columns-repeated="2" table:style-name="ce15" office:value-type="string" calcext:value-type="string">
            <text:p>02</text:p>
          </table:table-cell>
          <table:table-cell table:style-name="ce15" office:value-type="string" calcext:value-type="string">
            <text:p>4987087027518</text:p>
          </table:table-cell>
          <table:table-cell table:style-name="ce15" office:value-type="string" calcext:value-type="string">
            <text:p>1172010F1010</text:p>
          </table:table-cell>
          <table:table-cell table:style-name="ce15" office:value-type="string" calcext:value-type="string">
            <text:p>1172010F1037</text:p>
          </table:table-cell>
          <table:table-cell table:style-name="ce15" office:value-type="string" calcext:value-type="string">
            <text:p>611170766</text:p>
          </table:table-cell>
          <table:table-cell table:style-name="ce15" office:value-type="string" calcext:value-type="string">
            <text:p>611170376</text:p>
          </table:table-cell>
          <table:table-cell table:style-name="ce15" office:value-type="string" calcext:value-type="string">
            <text:p>（局）プロクロルペラジンマレイン酸塩錠</text:p>
          </table:table-cell>
          <table:table-cell table:number-columns-repeated="2" table:style-name="ce15" office:value-type="string" calcext:value-type="string">
            <text:p>ノバミン錠５ｍｇ</text:p>
          </table:table-cell>
          <table:table-cell table:style-name="ce15" office:value-type="string" calcext:value-type="string">
            <text:p>５ｍｇ１錠</text:p>
          </table:table-cell>
          <table:table-cell table:style-name="ce15" office:value-type="string" calcext:value-type="string">
            <text:p>ＰＴＰ</text:p>
          </table:table-cell>
          <table:table-cell table:style-name="ce15" office:value-type="string" calcext:value-type="string">
            <text:p>10</text:p>
          </table:table-cell>
          <table:table-cell table:style-name="ce15" office:value-type="string" calcext:value-type="string">
            <text:p>錠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錠</text:p>
          </table:table-cell>
          <table:table-cell table:style-name="ce15" office:value-type="string" calcext:value-type="string">
            <text:p>内</text:p>
          </table:table-cell>
          <table:table-cell table:style-name="ce15" office:value-type="string" calcext:value-type="string">
            <text:p>武州</text:p>
          </table:table-cell>
          <table:table-cell table:style-name="ce15" office:value-type="string" calcext:value-type="string">
            <text:p>塩野義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0111130</text:p>
          </table:table-cell>
          <table:table-cell table:style-name="ce9" table:number-columns-repeated="1000"/>
        </table:table-row>
        <table:table-row table:style-name="ro1">
          <table:table-cell office:value-type="string" calcext:value-type="string">
            <text:p>1220742010101</text:p>
          </table:table-cell>
          <table:table-cell office:value-type="string" calcext:value-type="string">
            <text:p>122074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376055819</text:p>
          </table:table-cell>
          <table:table-cell table:number-columns-repeated="2" office:value-type="string" calcext:value-type="string">
            <text:p>2171022F5210</text:p>
          </table:table-cell>
          <table:table-cell office:value-type="string" calcext:value-type="string">
            <text:p>622207401</text:p>
          </table:table-cell>
          <table:table-cell/>
          <table:table-cell office:value-type="string" calcext:value-type="string">
            <text:p>（局）アムロジピン錠１０ｍｇ「日医工」</text:p>
          </table:table-cell>
          <table:table-cell table:number-columns-repeated="2" office:value-type="string" calcext:value-type="string">
            <text:p>アムロジピン錠１０ｍｇ「日医工」</text:p>
          </table:table-cell>
          <table:table-cell office:value-type="string" calcext:value-type="string">
            <text:p>１０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日医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1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101</text:p>
          </table:table-cell>
          <table:table-cell office:value-type="string" calcext:value-type="string">
            <text:p>109879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138800114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11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103</text:p>
          </table:table-cell>
          <table:table-cell office:value-type="string" calcext:value-type="string">
            <text:p>109879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987138800121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11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201</text:p>
          </table:table-cell>
          <table:table-cell office:value-type="string" calcext:value-type="string">
            <text:p>109879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138800145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40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203</text:p>
          </table:table-cell>
          <table:table-cell office:value-type="string" calcext:value-type="string">
            <text:p>109879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987138800138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47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40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102</text:p>
          </table:table-cell>
          <table:table-cell office:value-type="string" calcext:value-type="string">
            <text:p>109866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45680748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303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4987045650765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304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987045650772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401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045630774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73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402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45630750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302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118331607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0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302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118331683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0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402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202332107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80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402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202332510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80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5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543111119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シオノケミカル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11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502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543111218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シオノケミカル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20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6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058498057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共和薬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30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7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12023812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大正薬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31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701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12023829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大正薬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0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8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821025909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0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801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821025916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0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9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14067401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13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901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14067500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13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179422010101</text:p>
          </table:table-cell>
          <table:table-cell office:value-type="string" calcext:value-type="string">
            <text:p>117942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782126219</text:p>
          </table:table-cell>
          <table:table-cell table:number-columns-repeated="2" office:value-type="string" calcext:value-type="string">
            <text:p>1169010F2020</text:p>
          </table:table-cell>
          <table:table-cell office:value-type="string" calcext:value-type="string">
            <text:p>620005364</text:p>
          </table:table-cell>
          <table:table-cell/>
          <table:table-cell table:number-columns-repeated="2" office:value-type="string" calcext:value-type="string">
            <text:p>エフピーＯＤ錠２．５</text:p>
          </table:table-cell>
          <table:table-cell office:value-type="string" calcext:value-type="string">
            <text:p>エフピーＯＤ錠２．５　２．５ｍｇ</text:p>
          </table:table-cell>
          <table:table-cell office:value-type="string" calcext:value-type="string">
            <text:p>２．５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藤本製薬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90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179422010102</text:p>
          </table:table-cell>
          <table:table-cell office:value-type="string" calcext:value-type="string">
            <text:p>117942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782126202</text:p>
          </table:table-cell>
          <table:table-cell table:number-columns-repeated="2" office:value-type="string" calcext:value-type="string">
            <text:p>1169010F2020</text:p>
          </table:table-cell>
          <table:table-cell office:value-type="string" calcext:value-type="string">
            <text:p>620005364</text:p>
          </table:table-cell>
          <table:table-cell/>
          <table:table-cell table:number-columns-repeated="2" office:value-type="string" calcext:value-type="string">
            <text:p>エフピーＯＤ錠２．５</text:p>
          </table:table-cell>
          <table:table-cell office:value-type="string" calcext:value-type="string">
            <text:p>エフピーＯＤ錠２．５　２．５ｍｇ</text:p>
          </table:table-cell>
          <table:table-cell office:value-type="string" calcext:value-type="string">
            <text:p>２．５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藤本製薬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90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165685010101</text:p>
          </table:table-cell>
          <table:table-cell office:value-type="string" calcext:value-type="string">
            <text:p>1165685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128182305</text:p>
          </table:table-cell>
          <table:table-cell table:number-columns-repeated="2" office:value-type="string" calcext:value-type="string">
            <text:p>6250025F1026</text:p>
          </table:table-cell>
          <table:table-cell office:value-type="string" calcext:value-type="string">
            <text:p>620002413</text:p>
          </table:table-cell>
          <table:table-cell/>
          <table:table-cell table:number-columns-repeated="3" office:value-type="string" calcext:value-type="string">
            <text:p>バリキサ錠４５０ｍｇ</text:p>
          </table:table-cell>
          <table:table-cell office:value-type="string" calcext:value-type="string">
            <text:p>４５０ｍｇ１錠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10101</text:p>
          </table:table-cell>
          <table:table-cell office:value-type="string" calcext:value-type="string">
            <text:p>1851168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081501021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20</text:p>
          </table:table-cell>
          <table:table-cell office:value-type="string" calcext:value-type="string">
            <text:p>610431104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塩酸コカイン「シオノギ」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第一三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20102</text:p>
          </table:table-cell>
          <table:table-cell office:value-type="string" calcext:value-type="string">
            <text:p>18511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87034288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55</text:p>
          </table:table-cell>
          <table:table-cell office:value-type="string" calcext:value-type="string">
            <text:p>628511602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シオノギ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table:number-columns-repeated="2" office:value-type="string" calcext:value-type="string">
            <text:p>塩野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50101</text:p>
          </table:table-cell>
          <table:table-cell office:value-type="string" calcext:value-type="string">
            <text:p>185116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2805406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20</text:p>
          </table:table-cell>
          <table:table-cell office:value-type="string" calcext:value-type="string">
            <text:p>610431104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塩酸コカイン「シオノギ」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50102</text:p>
          </table:table-cell>
          <table:table-cell office:value-type="string" calcext:value-type="string">
            <text:p>18511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2822067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55</text:p>
          </table:table-cell>
          <table:table-cell office:value-type="string" calcext:value-type="string">
            <text:p>628511602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シオノギ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10101</text:p>
          </table:table-cell>
          <table:table-cell office:value-type="string" calcext:value-type="string">
            <text:p>185118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081501038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第一三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10102</text:p>
          </table:table-cell>
          <table:table-cell office:value-type="string" calcext:value-type="string">
            <text:p>185118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81501052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第一三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2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087005141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2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8703479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3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16780117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大日本住友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3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16780124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大日本住友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4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23008105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table:number-columns-repeated="2" office:value-type="string" calcext:value-type="string">
            <text:p>武田薬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4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23148603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table:number-columns-repeated="2" office:value-type="string" calcext:value-type="string">
            <text:p>武田薬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5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28257119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5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2806371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70077010201</text:p>
          </table:table-cell>
          <table:table-cell office:value-type="string" calcext:value-type="string">
            <text:p>18700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114370907</text:p>
          </table:table-cell>
          <table:table-cell table:number-columns-repeated="4"/>
          <table:table-cell office:value-type="string" calcext:value-type="string">
            <text:p>（バイアグラ錠５０ｍｇ）</text:p>
          </table:table-cell>
          <table:table-cell office:value-type="string" calcext:value-type="string">
            <text:p>バイアグラ錠５０ｍｇ</text:p>
          </table:table-cell>
          <table:table-cell/>
          <table:table-cell office:value-type="string" calcext:value-type="string">
            <text:p>５０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ファイザ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5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70077010202</text:p>
          </table:table-cell>
          <table:table-cell office:value-type="string" calcext:value-type="string">
            <text:p>1870077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114370808</text:p>
          </table:table-cell>
          <table:table-cell table:number-columns-repeated="4"/>
          <table:table-cell office:value-type="string" calcext:value-type="string">
            <text:p>（バイアグラ錠５０ｍｇ）</text:p>
          </table:table-cell>
          <table:table-cell office:value-type="string" calcext:value-type="string">
            <text:p>バイアグラ錠５０ｍｇ</text:p>
          </table:table-cell>
          <table:table-cell/>
          <table:table-cell office:value-type="string" calcext:value-type="string">
            <text:p>５０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ファイザ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51130</text:p>
          </table:table-cell>
          <table:table-cell table:number-columns-repeated="1000"/>
        </table:table-row>
      </table:table>
      <table:table table:name="gs1" table:style-name="ta1">
        <office:forms form:automatic-focus="false" form:apply-design-mode="false"/>
        <table:table-column table:style-name="co15" table:number-columns-repeated="29" table:default-cell-style-name="ce8"/>
        <table:table-column table:style-name="co16" table:default-cell-style-name="ce8"/>
        <table:table-column table:style-name="co15" table:number-columns-repeated="2" table:default-cell-style-name="ce8"/>
        <table:table-column table:style-name="co17" table:number-columns-repeated="3" table:default-cell-style-name="ce8"/>
        <table:table-column table:style-name="co15" table:number-columns-repeated="9" table:default-cell-style-name="ce8"/>
        <table:table-column table:style-name="co18" table:number-columns-repeated="4" table:default-cell-style-name="ce7"/>
        <table:table-column table:style-name="co15" table:number-columns-repeated="976" table:default-cell-style-name="ce5"/>
        <table:table-row table:style-name="ro1">
          <table:table-cell table:style-name="ce1" office:value-type="string" calcext:value-type="string">
            <text:p>GS1マスタ：医薬品情報製品コード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<text:a xlink:href="http://medhot.medd.jp/view_download" xlink:type="simple">http://medhot.medd.jp/view_download</text:a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A_YYYYMMDD_2.csv → gs1_master.csv</text:p>
          </table:table-cell>
          <table:table-cell table:style-name="ce1" table:number-columns-repeated="1023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b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ah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aj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d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bf</text:p>
          </table:table-cell>
          <table:table-cell table:style-name="ce5" office:value-type="string" calcext:value-type="string">
            <text:p>bg</text:p>
          </table:table-cell>
          <table:table-cell table:style-name="ce5" office:value-type="string" calcext:value-type="string">
            <text:p>bh</text:p>
          </table:table-cell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bj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cc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ce</text:p>
          </table:table-cell>
          <table:table-cell table:style-name="ce5" office:value-type="string" calcext:value-type="string">
            <text:p>cf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h</text:p>
          </table:table-cell>
          <table:table-cell table:style-name="ce5" office:value-type="string" calcext:value-type="string">
            <text:p>ci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da</text:p>
          </table:table-cell>
          <table:table-cell table:style-name="ce5" office:value-type="string" calcext:value-type="string">
            <text:p>db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dd</text:p>
          </table:table-cell>
          <table:table-cell table:style-name="ce5" table:number-columns-repeated="4"/>
          <table:table-cell table:number-columns-repeated="976"/>
        </table:table-row>
        <table:table-row table:style-name="ro1">
          <table:table-cell table:style-name="ce19" office:value-type="string" calcext:value-type="string">
            <text:p>更新区分</text:p>
          </table:table-cell>
          <table:table-cell table:style-name="ce19" office:value-type="string" calcext:value-type="string">
            <text:p>更新年月日</text:p>
          </table:table-cell>
          <table:table-cell table:style-name="ce19" office:value-type="string" calcext:value-type="string">
            <text:p>データ登録企業名</text:p>
          </table:table-cell>
          <table:table-cell table:style-name="ce19" office:value-type="string" calcext:value-type="string">
            <text:p>販売名</text:p>
          </table:table-cell>
          <table:table-cell table:style-name="ce19" office:value-type="string" calcext:value-type="string">
            <text:p>販売名５０音：１</text:p>
          </table:table-cell>
          <table:table-cell table:style-name="ce19" office:value-type="string" calcext:value-type="string">
            <text:p>販売名５０音：２</text:p>
          </table:table-cell>
          <table:table-cell table:style-name="ce19" office:value-type="string" calcext:value-type="string">
            <text:p>販売名５０音：３</text:p>
          </table:table-cell>
          <table:table-cell table:style-name="ce19" office:value-type="string" calcext:value-type="string">
            <text:p>告示分類</text:p>
          </table:table-cell>
          <table:table-cell table:style-name="ce19" office:value-type="string" calcext:value-type="string">
            <text:p>薬価コード</text:p>
          </table:table-cell>
          <table:table-cell table:style-name="ce19" office:value-type="string" calcext:value-type="string">
            <text:p>告示名称</text:p>
          </table:table-cell>
          <table:table-cell table:style-name="ce19" office:value-type="string" calcext:value-type="string">
            <text:p>告示日</text:p>
          </table:table-cell>
          <table:table-cell table:style-name="ce19" office:value-type="string" calcext:value-type="string">
            <text:p>経過措置日</text:p>
          </table:table-cell>
          <table:table-cell table:style-name="ce19" office:value-type="string" calcext:value-type="string">
            <text:p>規格・製造承認時規格</text:p>
          </table:table-cell>
          <table:table-cell table:style-name="ce19" office:value-type="string" calcext:value-type="string">
            <text:p>予備１</text:p>
          </table:table-cell>
          <table:table-cell table:style-name="ce19" office:value-type="string" calcext:value-type="string">
            <text:p>予備２</text:p>
          </table:table-cell>
          <table:table-cell table:style-name="ce19" office:value-type="string" calcext:value-type="string">
            <text:p>区分名</text:p>
          </table:table-cell>
          <table:table-cell table:style-name="ce19" office:value-type="string" calcext:value-type="string">
            <text:p>剤形</text:p>
          </table:table-cell>
          <table:table-cell table:style-name="ce19" office:value-type="string" calcext:value-type="string">
            <text:p>溶解液種類（成分）</text:p>
          </table:table-cell>
          <table:table-cell table:style-name="ce19" office:value-type="string" calcext:value-type="string">
            <text:p>溶解液容量</text:p>
          </table:table-cell>
          <table:table-cell table:style-name="ce19" office:value-type="string" calcext:value-type="string">
            <text:p>溶解液容量単位</text:p>
          </table:table-cell>
          <table:table-cell table:style-name="ce19" office:value-type="string" calcext:value-type="string">
            <text:p>生物由来製品区分</text:p>
          </table:table-cell>
          <table:table-cell table:style-name="ce19" office:value-type="string" calcext:value-type="string">
            <text:p>麻薬・皮内反応薬区分</text:p>
          </table:table-cell>
          <table:table-cell table:style-name="ce19" office:value-type="string" calcext:value-type="string">
            <text:p>包装形態</text:p>
          </table:table-cell>
          <table:table-cell table:style-name="ce19" office:value-type="string" calcext:value-type="string">
            <text:p>包装単位数</text:p>
          </table:table-cell>
          <table:table-cell table:style-name="ce19" office:value-type="string" calcext:value-type="string">
            <text:p>包装単位数単位</text:p>
          </table:table-cell>
          <table:table-cell table:style-name="ce19" office:value-type="string" calcext:value-type="string">
            <text:p>総数量数</text:p>
          </table:table-cell>
          <table:table-cell table:style-name="ce19" office:value-type="string" calcext:value-type="string">
            <text:p>総数量数単位</text:p>
          </table:table-cell>
          <table:table-cell table:style-name="ce19" office:value-type="string" calcext:value-type="string">
            <text:p>１連の包装数</text:p>
          </table:table-cell>
          <table:table-cell table:style-name="ce19" office:value-type="string" calcext:value-type="string">
            <text:p>予備３</text:p>
          </table:table-cell>
          <table:table-cell table:style-name="ce3" office:value-type="string" calcext:value-type="string">
            <text:p>調剤包装単位コード</text:p>
          </table:table-cell>
          <table:table-cell table:style-name="ce19" office:value-type="string" calcext:value-type="string">
            <text:p>調剤包装単位名称</text:p>
          </table:table-cell>
          <table:table-cell table:style-name="ce19" office:value-type="string" calcext:value-type="string">
            <text:p>調剤包装単位細区分</text:p>
          </table:table-cell>
          <table:table-cell table:style-name="ce6" office:value-type="string" calcext:value-type="string">
            <text:p>販売包装単位コード</text:p>
          </table:table-cell>
          <table:table-cell table:style-name="ce3" office:value-type="string" calcext:value-type="string">
            <text:p>元梱包装単位コード</text:p>
          </table:table-cell>
          <table:table-cell table:style-name="ce6" office:value-type="string" calcext:value-type="string">
            <text:p>物流用ＪＡＮコード</text:p>
          </table:table-cell>
          <table:table-cell table:style-name="ce19" office:value-type="string" calcext:value-type="string">
            <text:p>予備４</text:p>
          </table:table-cell>
          <table:table-cell table:style-name="ce19" office:value-type="string" calcext:value-type="string">
            <text:p>予備５</text:p>
          </table:table-cell>
          <table:table-cell table:style-name="ce19" office:value-type="string" calcext:value-type="string">
            <text:p>予備６</text:p>
          </table:table-cell>
          <table:table-cell table:style-name="ce19" office:value-type="string" calcext:value-type="string">
            <text:p>予備７</text:p>
          </table:table-cell>
          <table:table-cell table:style-name="ce19" office:value-type="string" calcext:value-type="string">
            <text:p>予備８</text:p>
          </table:table-cell>
          <table:table-cell table:style-name="ce19" office:value-type="string" calcext:value-type="string">
            <text:p>対照液の包装情報フラグ</text:p>
          </table:table-cell>
          <table:table-cell table:style-name="ce19" office:value-type="string" calcext:value-type="string">
            <text:p>対照液の情報</text:p>
          </table:table-cell>
          <table:table-cell table:style-name="ce19" office:value-type="string" calcext:value-type="string">
            <text:p>販売中止年月日</text:p>
          </table:table-cell>
          <table:table-cell table:style-name="ce19" office:value-type="string" calcext:value-type="string">
            <text:p>最終ロット使用期限</text:p>
          </table:table-cell>
          <table:table-cell table:style-name="ce19" office:value-type="string" calcext:value-type="string">
            <text:p>物流用ＪＡＮコード</text:p>
          </table:table-cell>
          <table:table-cell table:style-name="ce19" office:value-type="string" calcext:value-type="string">
            <text:p>調剤包装単位コード</text:p>
          </table:table-cell>
          <table:table-cell table:style-name="ce19" office:value-type="string" calcext:value-type="string">
            <text:p>販売包装単位コード</text:p>
          </table:table-cell>
          <table:table-cell table:style-name="ce19" office:value-type="string" calcext:value-type="string">
            <text:p>元梱包装単位コード</text:p>
          </table:table-cell>
          <table:table-cell table:style-name="ce1" table:number-columns-repeated="976"/>
        </table:table-row>
        <table:table-row table:style-name="ro1">
          <table:table-cell table:style-name="ce7" office:value-type="string" calcext:value-type="string">
            <text:p>新規</text:p>
          </table:table-cell>
          <table:table-cell table:style-name="ce7" office:value-type="float" office:value="20150531" calcext:value-type="float">
            <text:p>20150531</text:p>
          </table:table-cell>
          <table:table-cell table:style-name="ce7" office:value-type="string" calcext:value-type="string">
            <text:p>塩野義</text:p>
          </table:table-cell>
          <table:table-cell table:style-name="ce7" office:value-type="string" calcext:value-type="string">
            <text:p>ノバミン錠５ｍｇ</text:p>
          </table:table-cell>
          <table:table-cell table:style-name="ce7" office:value-type="string" calcext:value-type="string">
            <text:p>な</text:p>
          </table:table-cell>
          <table:table-cell table:style-name="ce7" table:number-columns-repeated="2"/>
          <table:table-cell table:style-name="ce7" office:value-type="string" calcext:value-type="string">
            <text:p>厚生労働省告示</text:p>
          </table:table-cell>
          <table:table-cell table:style-name="ce7" office:value-type="string" calcext:value-type="string">
            <text:p>1172010F1010</text:p>
          </table:table-cell>
          <table:table-cell table:style-name="ce7" office:value-type="string" calcext:value-type="string">
            <text:p>（局）プロクロルペラジンマレイン酸塩錠</text:p>
          </table:table-cell>
          <table:table-cell table:style-name="ce7" office:value-type="float" office:value="20111111" calcext:value-type="float">
            <text:p>20111111</text:p>
          </table:table-cell>
          <table:table-cell table:style-name="ce7"/>
          <table:table-cell table:style-name="ce7" office:value-type="string" calcext:value-type="string">
            <text:p>５ｍｇ１錠</text:p>
          </table:table-cell>
          <table:table-cell table:style-name="ce7" table:number-columns-repeated="2"/>
          <table:table-cell table:style-name="ce7" office:value-type="string" calcext:value-type="string">
            <text:p>内用薬</text:p>
          </table:table-cell>
          <table:table-cell table:style-name="ce7" office:value-type="string" calcext:value-type="string">
            <text:p>錠剤</text:p>
          </table:table-cell>
          <table:table-cell table:style-name="ce7" table:number-columns-repeated="3"/>
          <table:table-cell table:style-name="ce7" office:value-type="string" calcext:value-type="string">
            <text:p>非該当</text:p>
          </table:table-cell>
          <table:table-cell table:style-name="ce7"/>
          <table:table-cell table:style-name="ce7" office:value-type="string" calcext:value-type="string">
            <text:p>ＰＴＰ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string" calcext:value-type="string">
            <text:p>錠</text:p>
          </table:table-cell>
          <table:table-cell table:style-name="ce7" table:number-columns-repeated="3"/>
          <table:table-cell table:style-name="ce7" office:value-type="string" calcext:value-type="string">
            <text:p>ノバミン錠５ｍｇ ＰＴＰ 10錠</text:p>
          </table:table-cell>
          <table:table-cell table:style-name="ce7"/>
          <table:table-cell table:style-name="ce7" office:value-type="float" office:value="14987087001959" calcext:value-type="float">
            <text:p>14987087001959</text:p>
          </table:table-cell>
          <table:table-cell table:style-name="ce7"/>
          <table:table-cell table:style-name="ce7" office:value-type="string" calcext:value-type="string">
            <text:p>4987087001952</text:p>
          </table:table-cell>
          <table:table-cell table:style-name="ce7" table:number-columns-repeated="9"/>
          <table:table-cell table:formula="of:=[gs1.AI6]" office:value-type="string" office:string-value="4987087001952" calcext:value-type="string">
            <text:p>4987087001952</text:p>
          </table:table-cell>
          <table:table-cell table:formula="of:=[gs1.AD6]" office:value-type="float" office:value="0" calcext:value-type="float">
            <text:p>0</text:p>
          </table:table-cell>
          <table:table-cell table:formula="of:=[gs1.AG6]" office:value-type="float" office:value="14987087001959" calcext:value-type="float">
            <text:p>14987087001959</text:p>
          </table:table-cell>
          <table:table-cell table:formula="of:=[gs1.AH6]" office:value-type="float" office:value="0" calcext:value-type="float">
            <text:p>0</text:p>
          </table:table-cell>
          <table:table-cell table:style-name="ce1" table:number-columns-repeated="976"/>
        </table:table-row>
        <table:table-row table:style-name="ro1">
          <table:table-cell table:style-name="ce7" office:value-type="string" calcext:value-type="string">
            <text:p>新規</text:p>
          </table:table-cell>
          <table:table-cell table:style-name="ce7" office:value-type="float" office:value="20150531" calcext:value-type="float">
            <text:p>20150531</text:p>
          </table:table-cell>
          <table:table-cell table:style-name="ce7" office:value-type="string" calcext:value-type="string">
            <text:p>塩野義</text:p>
          </table:table-cell>
          <table:table-cell table:style-name="ce7" office:value-type="string" calcext:value-type="string">
            <text:p>ノバミン錠５ｍｇ</text:p>
          </table:table-cell>
          <table:table-cell table:style-name="ce7" office:value-type="string" calcext:value-type="string">
            <text:p>な</text:p>
          </table:table-cell>
          <table:table-cell table:style-name="ce7" table:number-columns-repeated="2"/>
          <table:table-cell table:style-name="ce7" office:value-type="string" calcext:value-type="string">
            <text:p>厚生労働省告示</text:p>
          </table:table-cell>
          <table:table-cell table:style-name="ce7" office:value-type="string" calcext:value-type="string">
            <text:p>1172010F1010</text:p>
          </table:table-cell>
          <table:table-cell table:style-name="ce7" office:value-type="string" calcext:value-type="string">
            <text:p>（局）プロクロルペラジンマレイン酸塩錠</text:p>
          </table:table-cell>
          <table:table-cell table:style-name="ce7" office:value-type="float" office:value="20111111" calcext:value-type="float">
            <text:p>20111111</text:p>
          </table:table-cell>
          <table:table-cell table:style-name="ce7"/>
          <table:table-cell table:style-name="ce7" office:value-type="string" calcext:value-type="string">
            <text:p>５ｍｇ１錠</text:p>
          </table:table-cell>
          <table:table-cell table:style-name="ce7" table:number-columns-repeated="2"/>
          <table:table-cell table:style-name="ce7" office:value-type="string" calcext:value-type="string">
            <text:p>内用薬</text:p>
          </table:table-cell>
          <table:table-cell table:style-name="ce7" office:value-type="string" calcext:value-type="string">
            <text:p>錠剤</text:p>
          </table:table-cell>
          <table:table-cell table:style-name="ce7" table:number-columns-repeated="3"/>
          <table:table-cell table:style-name="ce7" office:value-type="string" calcext:value-type="string">
            <text:p>非該当</text:p>
          </table:table-cell>
          <table:table-cell table:style-name="ce7"/>
          <table:table-cell table:style-name="ce7" office:value-type="string" calcext:value-type="string">
            <text:p>ＰＴＰ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錠</text:p>
          </table:table-cell>
          <table:table-cell table:style-name="ce7" table:number-columns-repeated="3"/>
          <table:table-cell table:style-name="ce7" office:value-type="string" calcext:value-type="string">
            <text:p>ノバミン錠５ｍｇ ＰＴＰ 10錠</text:p>
          </table:table-cell>
          <table:table-cell table:style-name="ce7"/>
          <table:table-cell table:style-name="ce7" office:value-type="float" office:value="14987087027515" calcext:value-type="float">
            <text:p>14987087027515</text:p>
          </table:table-cell>
          <table:table-cell table:style-name="ce7"/>
          <table:table-cell table:style-name="ce7" office:value-type="string" calcext:value-type="string">
            <text:p>4987087027518</text:p>
          </table:table-cell>
          <table:table-cell table:style-name="ce7" table:number-columns-repeated="9"/>
          <table:table-cell table:formula="of:=[gs1.AI7]" office:value-type="string" office:string-value="4987087027518" calcext:value-type="string">
            <text:p>4987087027518</text:p>
          </table:table-cell>
          <table:table-cell table:formula="of:=[gs1.AD7]" office:value-type="float" office:value="0" calcext:value-type="float">
            <text:p>0</text:p>
          </table:table-cell>
          <table:table-cell table:formula="of:=[gs1.AG7]" office:value-type="float" office:value="14987087027515" calcext:value-type="float">
            <text:p>14987087027515</text:p>
          </table:table-cell>
          <table:table-cell table:formula="of:=[gs1.AH7]" office:value-type="float" office:value="0" calcext:value-type="float">
            <text:p>0</text:p>
          </table:table-cell>
          <table:table-cell table:style-name="ce1"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日医工</text:p>
          </table:table-cell>
          <table:table-cell office:value-type="string" calcext:value-type="string">
            <text:p>アムロジピン錠１０ｍｇ「日医工」</text:p>
          </table:table-cell>
          <table:table-cell office:value-type="string" calcext:value-type="string">
            <text:p>あ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2171022F5210</text:p>
          </table:table-cell>
          <table:table-cell office:value-type="string" calcext:value-type="string">
            <text:p>（局）アムロジピン錠１０ｍｇ「日医工」</text:p>
          </table:table-cell>
          <table:table-cell office:value-type="float" office:value="20121214" calcext:value-type="float">
            <text:p>20121214</text:p>
          </table:table-cell>
          <table:table-cell/>
          <table:table-cell office:value-type="string" calcext:value-type="string">
            <text:p>１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376055895" calcext:value-type="float">
            <text:p>4987376055895</text:p>
          </table:table-cell>
          <table:table-cell office:value-type="string" calcext:value-type="string">
            <text:p>アムロジピン錠１０ｍｇ「日医工」 ＰＴＰ 10錠</text:p>
          </table:table-cell>
          <table:table-cell/>
          <table:table-cell office:value-type="float" office:value="14987376055816" calcext:value-type="float">
            <text:p>14987376055816</text:p>
          </table:table-cell>
          <table:table-cell/>
          <table:table-cell office:value-type="float" office:value="4987376055819" calcext:value-type="float">
            <text:p>4987376055819</text:p>
          </table:table-cell>
          <table:table-cell table:number-columns-repeated="9"/>
          <table:table-cell table:formula="of:=[gs1.AI8]" office:value-type="float" office:value="4987376055819" calcext:value-type="float">
            <text:p>4987376055819</text:p>
          </table:table-cell>
          <table:table-cell table:formula="of:=[gs1.AD8]" office:value-type="float" office:value="4987376055895" calcext:value-type="float">
            <text:p>4987376055895</text:p>
          </table:table-cell>
          <table:table-cell table:formula="of:=[gs1.AG8]" office:value-type="float" office:value="14987376055816" calcext:value-type="float">
            <text:p>14987376055816</text:p>
          </table:table-cell>
          <table:table-cell table:formula="of:=[gs1.AH8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table:number-columns-repeated="3"/>
          <table:table-cell office:value-type="string" calcext:value-type="string">
            <text:p>ツムラ葛根湯エキス顆粒（医療用） バラ 500ｇ</text:p>
          </table:table-cell>
          <table:table-cell/>
          <table:table-cell office:value-type="float" office:value="14987138800111" calcext:value-type="float">
            <text:p>14987138800111</text:p>
          </table:table-cell>
          <table:table-cell office:value-type="float" office:value="24987138800118" calcext:value-type="float">
            <text:p>24987138800118</text:p>
          </table:table-cell>
          <table:table-cell office:value-type="float" office:value="4987138800114" calcext:value-type="float">
            <text:p>4987138800114</text:p>
          </table:table-cell>
          <table:table-cell table:number-columns-repeated="9"/>
          <table:table-cell table:formula="of:=[gs1.AI9]" office:value-type="float" office:value="4987138800114" calcext:value-type="float">
            <text:p>4987138800114</text:p>
          </table:table-cell>
          <table:table-cell table:formula="of:=[gs1.AD9]" office:value-type="float" office:value="0" calcext:value-type="float">
            <text:p>0</text:p>
          </table:table-cell>
          <table:table-cell table:formula="of:=[gs1.AG9]" office:value-type="float" office:value="14987138800111" calcext:value-type="float">
            <text:p>14987138800111</text:p>
          </table:table-cell>
          <table:table-cell table:formula="of:=[gs1.AH9]" office:value-type="float" office:value="24987138800118" calcext:value-type="float">
            <text:p>24987138800118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ｇ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ｇ</text:p>
          </table:table-cell>
          <table:table-cell table:number-columns-repeated="3"/>
          <table:table-cell office:value-type="string" calcext:value-type="string">
            <text:p>ツムラ葛根湯エキス顆粒（医療用） バラ 5000ｇ</text:p>
          </table:table-cell>
          <table:table-cell/>
          <table:table-cell office:value-type="float" office:value="14987138800128" calcext:value-type="float">
            <text:p>14987138800128</text:p>
          </table:table-cell>
          <table:table-cell office:value-type="float" office:value="24987138800125" calcext:value-type="float">
            <text:p>24987138800125</text:p>
          </table:table-cell>
          <table:table-cell office:value-type="float" office:value="4987138800121" calcext:value-type="float">
            <text:p>4987138800121</text:p>
          </table:table-cell>
          <table:table-cell table:number-columns-repeated="9"/>
          <table:table-cell table:formula="of:=[gs1.AI10]" office:value-type="float" office:value="4987138800121" calcext:value-type="float">
            <text:p>4987138800121</text:p>
          </table:table-cell>
          <table:table-cell table:formula="of:=[gs1.AD10]" office:value-type="float" office:value="0" calcext:value-type="float">
            <text:p>0</text:p>
          </table:table-cell>
          <table:table-cell table:formula="of:=[gs1.AG10]" office:value-type="float" office:value="14987138800128" calcext:value-type="float">
            <text:p>14987138800128</text:p>
          </table:table-cell>
          <table:table-cell table:formula="of:=[gs1.AH10]" office:value-type="float" office:value="24987138800125" calcext:value-type="float">
            <text:p>24987138800125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472.5" calcext:value-type="float">
            <text:p>472.5</text:p>
          </table:table-cell>
          <table:table-cell office:value-type="string" calcext:value-type="string">
            <text:p>ｇ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ツムラ葛根湯エキス顆粒（医療用） 分包 2.5ｇ</text:p>
          </table:table-cell>
          <table:table-cell/>
          <table:table-cell office:value-type="float" office:value="14987138800135" calcext:value-type="float">
            <text:p>14987138800135</text:p>
          </table:table-cell>
          <table:table-cell office:value-type="float" office:value="24987138800132" calcext:value-type="float">
            <text:p>24987138800132</text:p>
          </table:table-cell>
          <table:table-cell office:value-type="float" office:value="4987138800138" calcext:value-type="float">
            <text:p>4987138800138</text:p>
          </table:table-cell>
          <table:table-cell table:number-columns-repeated="9"/>
          <table:table-cell table:formula="of:=[gs1.AI11]" office:value-type="float" office:value="4987138800138" calcext:value-type="float">
            <text:p>4987138800138</text:p>
          </table:table-cell>
          <table:table-cell table:formula="of:=[gs1.AD11]" office:value-type="float" office:value="0" calcext:value-type="float">
            <text:p>0</text:p>
          </table:table-cell>
          <table:table-cell table:formula="of:=[gs1.AG11]" office:value-type="float" office:value="14987138800135" calcext:value-type="float">
            <text:p>14987138800135</text:p>
          </table:table-cell>
          <table:table-cell table:formula="of:=[gs1.AH11]" office:value-type="float" office:value="24987138800132" calcext:value-type="float">
            <text:p>2498713880013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ｇ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ツムラ葛根湯エキス顆粒（医療用） 分包 2.5ｇ</text:p>
          </table:table-cell>
          <table:table-cell/>
          <table:table-cell office:value-type="float" office:value="14987138800142" calcext:value-type="float">
            <text:p>14987138800142</text:p>
          </table:table-cell>
          <table:table-cell office:value-type="float" office:value="24987138800149" calcext:value-type="float">
            <text:p>24987138800149</text:p>
          </table:table-cell>
          <table:table-cell office:value-type="float" office:value="4987138800145" calcext:value-type="float">
            <text:p>4987138800145</text:p>
          </table:table-cell>
          <table:table-cell table:number-columns-repeated="9"/>
          <table:table-cell table:formula="of:=[gs1.AI12]" office:value-type="float" office:value="4987138800145" calcext:value-type="float">
            <text:p>4987138800145</text:p>
          </table:table-cell>
          <table:table-cell table:formula="of:=[gs1.AD12]" office:value-type="float" office:value="0" calcext:value-type="float">
            <text:p>0</text:p>
          </table:table-cell>
          <table:table-cell table:formula="of:=[gs1.AG12]" office:value-type="float" office:value="14987138800142" calcext:value-type="float">
            <text:p>14987138800142</text:p>
          </table:table-cell>
          <table:table-cell table:formula="of:=[gs1.AH12]" office:value-type="float" office:value="24987138800149" calcext:value-type="float">
            <text:p>24987138800149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table:number-columns-repeated="3"/>
          <table:table-cell office:value-type="string" calcext:value-type="string">
            <text:p>クラシエ葛根湯エキス細粒 バラ 500ｇ</text:p>
          </table:table-cell>
          <table:table-cell/>
          <table:table-cell office:value-type="float" office:value="14987045680745" calcext:value-type="float">
            <text:p>14987045680745</text:p>
          </table:table-cell>
          <table:table-cell/>
          <table:table-cell office:value-type="float" office:value="4987045680748" calcext:value-type="float">
            <text:p>4987045680748</text:p>
          </table:table-cell>
          <table:table-cell table:number-columns-repeated="9"/>
          <table:table-cell table:formula="of:=[gs1.AI13]" office:value-type="float" office:value="4987045680748" calcext:value-type="float">
            <text:p>4987045680748</text:p>
          </table:table-cell>
          <table:table-cell table:formula="of:=[gs1.AD13]" office:value-type="float" office:value="0" calcext:value-type="float">
            <text:p>0</text:p>
          </table:table-cell>
          <table:table-cell table:formula="of:=[gs1.AG13]" office:value-type="float" office:value="14987045680745" calcext:value-type="float">
            <text:p>14987045680745</text:p>
          </table:table-cell>
          <table:table-cell table:formula="of:=[gs1.AH13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ｇ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3.75ｇ</text:p>
          </table:table-cell>
          <table:table-cell/>
          <table:table-cell office:value-type="float" office:value="14987045650762" calcext:value-type="float">
            <text:p>14987045650762</text:p>
          </table:table-cell>
          <table:table-cell/>
          <table:table-cell office:value-type="float" office:value="4987045650765" calcext:value-type="float">
            <text:p>4987045650765</text:p>
          </table:table-cell>
          <table:table-cell table:number-columns-repeated="9"/>
          <table:table-cell table:formula="of:=[gs1.AI14]" office:value-type="float" office:value="4987045650765" calcext:value-type="float">
            <text:p>4987045650765</text:p>
          </table:table-cell>
          <table:table-cell table:formula="of:=[gs1.AD14]" office:value-type="float" office:value="0" calcext:value-type="float">
            <text:p>0</text:p>
          </table:table-cell>
          <table:table-cell table:formula="of:=[gs1.AG14]" office:value-type="float" office:value="14987045650762" calcext:value-type="float">
            <text:p>14987045650762</text:p>
          </table:table-cell>
          <table:table-cell table:formula="of:=[gs1.AH14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ｇ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3.75ｇ</text:p>
          </table:table-cell>
          <table:table-cell/>
          <table:table-cell office:value-type="float" office:value="14987045650779" calcext:value-type="float">
            <text:p>14987045650779</text:p>
          </table:table-cell>
          <table:table-cell/>
          <table:table-cell office:value-type="float" office:value="4987045650772" calcext:value-type="float">
            <text:p>4987045650772</text:p>
          </table:table-cell>
          <table:table-cell table:number-columns-repeated="9"/>
          <table:table-cell table:formula="of:=[gs1.AI15]" office:value-type="float" office:value="4987045650772" calcext:value-type="float">
            <text:p>4987045650772</text:p>
          </table:table-cell>
          <table:table-cell table:formula="of:=[gs1.AD15]" office:value-type="float" office:value="0" calcext:value-type="float">
            <text:p>0</text:p>
          </table:table-cell>
          <table:table-cell table:formula="of:=[gs1.AG15]" office:value-type="float" office:value="14987045650779" calcext:value-type="float">
            <text:p>14987045650779</text:p>
          </table:table-cell>
          <table:table-cell table:formula="of:=[gs1.AH15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2.5ｇ</text:p>
          </table:table-cell>
          <table:table-cell/>
          <table:table-cell office:value-type="float" office:value="14987045630757" calcext:value-type="float">
            <text:p>14987045630757</text:p>
          </table:table-cell>
          <table:table-cell/>
          <table:table-cell office:value-type="float" office:value="4987045630750" calcext:value-type="float">
            <text:p>4987045630750</text:p>
          </table:table-cell>
          <table:table-cell table:number-columns-repeated="9"/>
          <table:table-cell table:formula="of:=[gs1.AI16]" office:value-type="float" office:value="4987045630750" calcext:value-type="float">
            <text:p>4987045630750</text:p>
          </table:table-cell>
          <table:table-cell table:formula="of:=[gs1.AD16]" office:value-type="float" office:value="0" calcext:value-type="float">
            <text:p>0</text:p>
          </table:table-cell>
          <table:table-cell table:formula="of:=[gs1.AG16]" office:value-type="float" office:value="14987045630757" calcext:value-type="float">
            <text:p>14987045630757</text:p>
          </table:table-cell>
          <table:table-cell table:formula="of:=[gs1.AH16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2.5ｇ</text:p>
          </table:table-cell>
          <table:table-cell/>
          <table:table-cell office:value-type="float" office:value="14987045630771" calcext:value-type="float">
            <text:p>14987045630771</text:p>
          </table:table-cell>
          <table:table-cell/>
          <table:table-cell office:value-type="float" office:value="4987045630774" calcext:value-type="float">
            <text:p>4987045630774</text:p>
          </table:table-cell>
          <table:table-cell table:number-columns-repeated="9"/>
          <table:table-cell table:formula="of:=[gs1.AI17]" office:value-type="float" office:value="4987045630774" calcext:value-type="float">
            <text:p>4987045630774</text:p>
          </table:table-cell>
          <table:table-cell table:formula="of:=[gs1.AD17]" office:value-type="float" office:value="0" calcext:value-type="float">
            <text:p>0</text:p>
          </table:table-cell>
          <table:table-cell table:formula="of:=[gs1.AG17]" office:value-type="float" office:value="14987045630771" calcext:value-type="float">
            <text:p>14987045630771</text:p>
          </table:table-cell>
          <table:table-cell table:formula="of:=[gs1.AH17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118331604" calcext:value-type="float">
            <text:p>14987118331604</text:p>
          </table:table-cell>
          <table:table-cell/>
          <table:table-cell office:value-type="float" office:value="4987118331607" calcext:value-type="float">
            <text:p>4987118331607</text:p>
          </table:table-cell>
          <table:table-cell table:number-columns-repeated="9"/>
          <table:table-cell table:formula="of:=[gs1.AI18]" office:value-type="float" office:value="4987118331607" calcext:value-type="float">
            <text:p>4987118331607</text:p>
          </table:table-cell>
          <table:table-cell table:formula="of:=[gs1.AD18]" office:value-type="float" office:value="0" calcext:value-type="float">
            <text:p>0</text:p>
          </table:table-cell>
          <table:table-cell table:formula="of:=[gs1.AG18]" office:value-type="float" office:value="14987118331604" calcext:value-type="float">
            <text:p>14987118331604</text:p>
          </table:table-cell>
          <table:table-cell table:formula="of:=[gs1.AH18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118331680" calcext:value-type="float">
            <text:p>14987118331680</text:p>
          </table:table-cell>
          <table:table-cell/>
          <table:table-cell office:value-type="float" office:value="4987118331683" calcext:value-type="float">
            <text:p>4987118331683</text:p>
          </table:table-cell>
          <table:table-cell table:number-columns-repeated="9"/>
          <table:table-cell table:formula="of:=[gs1.AI19]" office:value-type="float" office:value="4987118331683" calcext:value-type="float">
            <text:p>4987118331683</text:p>
          </table:table-cell>
          <table:table-cell table:formula="of:=[gs1.AD19]" office:value-type="float" office:value="0" calcext:value-type="float">
            <text:p>0</text:p>
          </table:table-cell>
          <table:table-cell table:formula="of:=[gs1.AG19]" office:value-type="float" office:value="14987118331680" calcext:value-type="float">
            <text:p>14987118331680</text:p>
          </table:table-cell>
          <table:table-cell table:formula="of:=[gs1.AH19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202332015" calcext:value-type="float">
            <text:p>4987202332015</text:p>
          </table:table-cell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202332104" calcext:value-type="float">
            <text:p>14987202332104</text:p>
          </table:table-cell>
          <table:table-cell/>
          <table:table-cell office:value-type="float" office:value="4987202332107" calcext:value-type="float">
            <text:p>4987202332107</text:p>
          </table:table-cell>
          <table:table-cell table:number-columns-repeated="9"/>
          <table:table-cell table:formula="of:=[gs1.AI20]" office:value-type="float" office:value="4987202332107" calcext:value-type="float">
            <text:p>4987202332107</text:p>
          </table:table-cell>
          <table:table-cell table:formula="of:=[gs1.AD20]" office:value-type="float" office:value="4987202332015" calcext:value-type="float">
            <text:p>4987202332015</text:p>
          </table:table-cell>
          <table:table-cell table:formula="of:=[gs1.AG20]" office:value-type="float" office:value="14987202332104" calcext:value-type="float">
            <text:p>14987202332104</text:p>
          </table:table-cell>
          <table:table-cell table:formula="of:=[gs1.AH20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202332015" calcext:value-type="float">
            <text:p>4987202332015</text:p>
          </table:table-cell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202332517" calcext:value-type="float">
            <text:p>14987202332517</text:p>
          </table:table-cell>
          <table:table-cell/>
          <table:table-cell office:value-type="float" office:value="4987202332510" calcext:value-type="float">
            <text:p>4987202332510</text:p>
          </table:table-cell>
          <table:table-cell table:number-columns-repeated="9"/>
          <table:table-cell table:formula="of:=[gs1.AI21]" office:value-type="float" office:value="4987202332510" calcext:value-type="float">
            <text:p>4987202332510</text:p>
          </table:table-cell>
          <table:table-cell table:formula="of:=[gs1.AD21]" office:value-type="float" office:value="4987202332015" calcext:value-type="float">
            <text:p>4987202332015</text:p>
          </table:table-cell>
          <table:table-cell table:formula="of:=[gs1.AG21]" office:value-type="float" office:value="14987202332517" calcext:value-type="float">
            <text:p>14987202332517</text:p>
          </table:table-cell>
          <table:table-cell table:formula="of:=[gs1.AH21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543111116" calcext:value-type="float">
            <text:p>14987543111116</text:p>
          </table:table-cell>
          <table:table-cell/>
          <table:table-cell office:value-type="float" office:value="4987543111119" calcext:value-type="float">
            <text:p>4987543111119</text:p>
          </table:table-cell>
          <table:table-cell table:number-columns-repeated="9"/>
          <table:table-cell table:formula="of:=[gs1.AI22]" office:value-type="float" office:value="4987543111119" calcext:value-type="float">
            <text:p>4987543111119</text:p>
          </table:table-cell>
          <table:table-cell table:formula="of:=[gs1.AD22]" office:value-type="float" office:value="0" calcext:value-type="float">
            <text:p>0</text:p>
          </table:table-cell>
          <table:table-cell table:formula="of:=[gs1.AG22]" office:value-type="float" office:value="14987543111116" calcext:value-type="float">
            <text:p>14987543111116</text:p>
          </table:table-cell>
          <table:table-cell table:formula="of:=[gs1.AH22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バラ 1200錠</text:p>
          </table:table-cell>
          <table:table-cell/>
          <table:table-cell office:value-type="float" office:value="14987543111215" calcext:value-type="float">
            <text:p>14987543111215</text:p>
          </table:table-cell>
          <table:table-cell/>
          <table:table-cell office:value-type="float" office:value="4987543111218" calcext:value-type="float">
            <text:p>4987543111218</text:p>
          </table:table-cell>
          <table:table-cell table:number-columns-repeated="9"/>
          <table:table-cell table:formula="of:=[gs1.AI23]" office:value-type="float" office:value="4987543111218" calcext:value-type="float">
            <text:p>4987543111218</text:p>
          </table:table-cell>
          <table:table-cell table:formula="of:=[gs1.AD23]" office:value-type="float" office:value="0" calcext:value-type="float">
            <text:p>0</text:p>
          </table:table-cell>
          <table:table-cell table:formula="of:=[gs1.AG23]" office:value-type="float" office:value="14987543111215" calcext:value-type="float">
            <text:p>14987543111215</text:p>
          </table:table-cell>
          <table:table-cell table:formula="of:=[gs1.AH23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共和薬工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　ＰＴＰ　１０錠</text:p>
          </table:table-cell>
          <table:table-cell/>
          <table:table-cell office:value-type="float" office:value="14987058498054" calcext:value-type="float">
            <text:p>14987058498054</text:p>
          </table:table-cell>
          <table:table-cell/>
          <table:table-cell office:value-type="float" office:value="4987058498057" calcext:value-type="float">
            <text:p>4987058498057</text:p>
          </table:table-cell>
          <table:table-cell table:number-columns-repeated="7"/>
          <table:table-cell office:value-type="float" office:value="20151001" calcext:value-type="float">
            <text:p>20151001</text:p>
          </table:table-cell>
          <table:table-cell/>
          <table:table-cell table:formula="of:=[gs1.AI24]" office:value-type="float" office:value="4987058498057" calcext:value-type="float">
            <text:p>4987058498057</text:p>
          </table:table-cell>
          <table:table-cell table:formula="of:=[gs1.AD24]" office:value-type="float" office:value="0" calcext:value-type="float">
            <text:p>0</text:p>
          </table:table-cell>
          <table:table-cell table:formula="of:=[gs1.AG24]" office:value-type="float" office:value="14987058498054" calcext:value-type="float">
            <text:p>14987058498054</text:p>
          </table:table-cell>
          <table:table-cell table:formula="of:=[gs1.AH24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821025906" calcext:value-type="float">
            <text:p>14987821025906</text:p>
          </table:table-cell>
          <table:table-cell/>
          <table:table-cell office:value-type="float" office:value="4987821025909" calcext:value-type="float">
            <text:p>4987821025909</text:p>
          </table:table-cell>
          <table:table-cell table:number-columns-repeated="9"/>
          <table:table-cell table:formula="of:=[gs1.AI25]" office:value-type="float" office:value="4987821025909" calcext:value-type="float">
            <text:p>4987821025909</text:p>
          </table:table-cell>
          <table:table-cell table:formula="of:=[gs1.AD25]" office:value-type="float" office:value="0" calcext:value-type="float">
            <text:p>0</text:p>
          </table:table-cell>
          <table:table-cell table:formula="of:=[gs1.AG25]" office:value-type="float" office:value="14987821025906" calcext:value-type="float">
            <text:p>14987821025906</text:p>
          </table:table-cell>
          <table:table-cell table:formula="of:=[gs1.AH25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821025913" calcext:value-type="float">
            <text:p>14987821025913</text:p>
          </table:table-cell>
          <table:table-cell/>
          <table:table-cell office:value-type="float" office:value="4987821025916" calcext:value-type="float">
            <text:p>4987821025916</text:p>
          </table:table-cell>
          <table:table-cell table:number-columns-repeated="9"/>
          <table:table-cell table:formula="of:=[gs1.AI26]" office:value-type="float" office:value="4987821025916" calcext:value-type="float">
            <text:p>4987821025916</text:p>
          </table:table-cell>
          <table:table-cell table:formula="of:=[gs1.AD26]" office:value-type="float" office:value="0" calcext:value-type="float">
            <text:p>0</text:p>
          </table:table-cell>
          <table:table-cell table:formula="of:=[gs1.AG26]" office:value-type="float" office:value="14987821025913" calcext:value-type="float">
            <text:p>14987821025913</text:p>
          </table:table-cell>
          <table:table-cell table:formula="of:=[gs1.AH26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　ＰＴＰ　１０錠</text:p>
          </table:table-cell>
          <table:table-cell/>
          <table:table-cell office:value-type="float" office:value="14987114067408" calcext:value-type="float">
            <text:p>14987114067408</text:p>
          </table:table-cell>
          <table:table-cell office:value-type="float" office:value="24987114067405" calcext:value-type="float">
            <text:p>24987114067405</text:p>
          </table:table-cell>
          <table:table-cell office:value-type="float" office:value="4987114067401" calcext:value-type="float">
            <text:p>4987114067401</text:p>
          </table:table-cell>
          <table:table-cell table:number-columns-repeated="7"/>
          <table:table-cell office:value-type="float" office:value="20150206" calcext:value-type="float">
            <text:p>20150206</text:p>
          </table:table-cell>
          <table:table-cell office:value-type="float" office:value="201702" calcext:value-type="float">
            <text:p>201702</text:p>
          </table:table-cell>
          <table:table-cell table:formula="of:=[gs1.AI27]" office:value-type="float" office:value="4987114067401" calcext:value-type="float">
            <text:p>4987114067401</text:p>
          </table:table-cell>
          <table:table-cell table:formula="of:=[gs1.AD27]" office:value-type="float" office:value="0" calcext:value-type="float">
            <text:p>0</text:p>
          </table:table-cell>
          <table:table-cell table:formula="of:=[gs1.AG27]" office:value-type="float" office:value="14987114067408" calcext:value-type="float">
            <text:p>14987114067408</text:p>
          </table:table-cell>
          <table:table-cell table:formula="of:=[gs1.AH27]" office:value-type="float" office:value="24987114067405" calcext:value-type="float">
            <text:p>24987114067405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　ＰＴＰ　１０錠</text:p>
          </table:table-cell>
          <table:table-cell/>
          <table:table-cell office:value-type="float" office:value="14987114067507" calcext:value-type="float">
            <text:p>14987114067507</text:p>
          </table:table-cell>
          <table:table-cell office:value-type="float" office:value="24987114067504" calcext:value-type="float">
            <text:p>24987114067504</text:p>
          </table:table-cell>
          <table:table-cell office:value-type="float" office:value="4987114067500" calcext:value-type="float">
            <text:p>4987114067500</text:p>
          </table:table-cell>
          <table:table-cell table:number-columns-repeated="7"/>
          <table:table-cell office:value-type="float" office:value="20150206" calcext:value-type="float">
            <text:p>20150206</text:p>
          </table:table-cell>
          <table:table-cell office:value-type="float" office:value="201702" calcext:value-type="float">
            <text:p>201702</text:p>
          </table:table-cell>
          <table:table-cell table:formula="of:=[gs1.AI28]" office:value-type="float" office:value="4987114067500" calcext:value-type="float">
            <text:p>4987114067500</text:p>
          </table:table-cell>
          <table:table-cell table:formula="of:=[gs1.AD28]" office:value-type="float" office:value="0" calcext:value-type="float">
            <text:p>0</text:p>
          </table:table-cell>
          <table:table-cell table:formula="of:=[gs1.AG28]" office:value-type="float" office:value="14987114067507" calcext:value-type="float">
            <text:p>14987114067507</text:p>
          </table:table-cell>
          <table:table-cell table:formula="of:=[gs1.AH28]" office:value-type="float" office:value="24987114067504" calcext:value-type="float">
            <text:p>24987114067504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エフピーＯＤ錠２．５</text:p>
          </table:table-cell>
          <table:table-cell office:value-type="string" calcext:value-type="string">
            <text:p>あ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69010F2020</text:p>
          </table:table-cell>
          <table:table-cell office:value-type="string" calcext:value-type="string">
            <text:p>エフピーＯＤ錠２．５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２．５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782514030" calcext:value-type="float">
            <text:p>4987782514030</text:p>
          </table:table-cell>
          <table:table-cell office:value-type="string" calcext:value-type="string">
            <text:p>エフピーＯＤ錠２．５ ＰＴＰ 10錠</text:p>
          </table:table-cell>
          <table:table-cell/>
          <table:table-cell office:value-type="float" office:value="14987782126209" calcext:value-type="float">
            <text:p>14987782126209</text:p>
          </table:table-cell>
          <table:table-cell office:value-type="float" office:value="24987782126206" calcext:value-type="float">
            <text:p>24987782126206</text:p>
          </table:table-cell>
          <table:table-cell office:value-type="float" office:value="4987782126202" calcext:value-type="float">
            <text:p>4987782126202</text:p>
          </table:table-cell>
          <table:table-cell table:number-columns-repeated="9"/>
          <table:table-cell table:formula="of:=[gs1.AI29]" office:value-type="float" office:value="4987782126202" calcext:value-type="float">
            <text:p>4987782126202</text:p>
          </table:table-cell>
          <table:table-cell table:formula="of:=[gs1.AD29]" office:value-type="float" office:value="4987782514030" calcext:value-type="float">
            <text:p>4987782514030</text:p>
          </table:table-cell>
          <table:table-cell table:formula="of:=[gs1.AG29]" office:value-type="float" office:value="14987782126209" calcext:value-type="float">
            <text:p>14987782126209</text:p>
          </table:table-cell>
          <table:table-cell table:formula="of:=[gs1.AH29]" office:value-type="float" office:value="24987782126206" calcext:value-type="float">
            <text:p>24987782126206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エフピーＯＤ錠２．５</text:p>
          </table:table-cell>
          <table:table-cell office:value-type="string" calcext:value-type="string">
            <text:p>あ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69010F2020</text:p>
          </table:table-cell>
          <table:table-cell office:value-type="string" calcext:value-type="string">
            <text:p>エフピーＯＤ錠２．５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２．５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782514030" calcext:value-type="float">
            <text:p>4987782514030</text:p>
          </table:table-cell>
          <table:table-cell office:value-type="string" calcext:value-type="string">
            <text:p>エフピーＯＤ錠２．５ ＰＴＰ 10錠</text:p>
          </table:table-cell>
          <table:table-cell/>
          <table:table-cell office:value-type="float" office:value="14987782126216" calcext:value-type="float">
            <text:p>14987782126216</text:p>
          </table:table-cell>
          <table:table-cell office:value-type="float" office:value="24987782126213" calcext:value-type="float">
            <text:p>24987782126213</text:p>
          </table:table-cell>
          <table:table-cell office:value-type="float" office:value="4987782126219" calcext:value-type="float">
            <text:p>4987782126219</text:p>
          </table:table-cell>
          <table:table-cell table:number-columns-repeated="9"/>
          <table:table-cell table:formula="of:=[gs1.AI30]" office:value-type="float" office:value="4987782126219" calcext:value-type="float">
            <text:p>4987782126219</text:p>
          </table:table-cell>
          <table:table-cell table:formula="of:=[gs1.AD30]" office:value-type="float" office:value="4987782514030" calcext:value-type="float">
            <text:p>4987782514030</text:p>
          </table:table-cell>
          <table:table-cell table:formula="of:=[gs1.AG30]" office:value-type="float" office:value="14987782126216" calcext:value-type="float">
            <text:p>14987782126216</text:p>
          </table:table-cell>
          <table:table-cell table:formula="of:=[gs1.AH30]" office:value-type="float" office:value="24987782126213" calcext:value-type="float">
            <text:p>2498778212621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バリキサ錠４５０ｍｇ</text:p>
          </table:table-cell>
          <table:table-cell office:value-type="string" calcext:value-type="string">
            <text:p>は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6250025F1026</text:p>
          </table:table-cell>
          <table:table-cell office:value-type="string" calcext:value-type="string">
            <text:p>バリキサ錠４５０ｍｇ</text:p>
          </table:table-cell>
          <table:table-cell office:value-type="float" office:value="20041119" calcext:value-type="float">
            <text:p>20041119</text:p>
          </table:table-cell>
          <table:table-cell/>
          <table:table-cell office:value-type="string" calcext:value-type="string">
            <text:p>４５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バリキサ錠４５０ｍｇ バラ 60錠</text:p>
          </table:table-cell>
          <table:table-cell/>
          <table:table-cell office:value-type="float" office:value="14987128182302" calcext:value-type="float">
            <text:p>14987128182302</text:p>
          </table:table-cell>
          <table:table-cell office:value-type="float" office:value="24987128182309" calcext:value-type="float">
            <text:p>24987128182309</text:p>
          </table:table-cell>
          <table:table-cell office:value-type="float" office:value="4987128182305" calcext:value-type="float">
            <text:p>4987128182305</text:p>
          </table:table-cell>
          <table:table-cell table:number-columns-repeated="9"/>
          <table:table-cell table:formula="of:=[gs1.AI31]" office:value-type="float" office:value="4987128182305" calcext:value-type="float">
            <text:p>4987128182305</text:p>
          </table:table-cell>
          <table:table-cell table:formula="of:=[gs1.AD31]" office:value-type="float" office:value="0" calcext:value-type="float">
            <text:p>0</text:p>
          </table:table-cell>
          <table:table-cell table:formula="of:=[gs1.AG31]" office:value-type="float" office:value="14987128182302" calcext:value-type="float">
            <text:p>14987128182302</text:p>
          </table:table-cell>
          <table:table-cell table:formula="of:=[gs1.AH31]" office:value-type="float" office:value="24987128182309" calcext:value-type="float">
            <text:p>24987128182309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バイアグラ錠５０ｍｇ</text:p>
          </table:table-cell>
          <table:table-cell office:value-type="string" calcext:value-type="string">
            <text:p>は</text:p>
          </table:table-cell>
          <table:table-cell table:number-columns-repeated="2"/>
          <table:table-cell office:value-type="string" calcext:value-type="string">
            <text:p>非収載</text:p>
          </table:table-cell>
          <table:table-cell/>
          <table:table-cell office:value-type="string" calcext:value-type="string">
            <text:p>（バイアグラ錠５０ｍｇ）</text:p>
          </table:table-cell>
          <table:table-cell office:value-type="float" office:value="20000100" calcext:value-type="float">
            <text:p>20000100</text:p>
          </table:table-cell>
          <table:table-cell/>
          <table:table-cell office:value-type="string" calcext:value-type="string">
            <text:p>５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バイアグラ錠５０ｍｇ ＰＴＰ 10錠</text:p>
          </table:table-cell>
          <table:table-cell/>
          <table:table-cell office:value-type="float" office:value="14987114370805" calcext:value-type="float">
            <text:p>14987114370805</text:p>
          </table:table-cell>
          <table:table-cell office:value-type="float" office:value="24987114370802" calcext:value-type="float">
            <text:p>24987114370802</text:p>
          </table:table-cell>
          <table:table-cell office:value-type="float" office:value="4987114370808" calcext:value-type="float">
            <text:p>4987114370808</text:p>
          </table:table-cell>
          <table:table-cell table:number-columns-repeated="9"/>
          <table:table-cell table:formula="of:=[gs1.AI32]" office:value-type="float" office:value="4987114370808" calcext:value-type="float">
            <text:p>4987114370808</text:p>
          </table:table-cell>
          <table:table-cell table:formula="of:=[gs1.AD32]" office:value-type="float" office:value="0" calcext:value-type="float">
            <text:p>0</text:p>
          </table:table-cell>
          <table:table-cell table:formula="of:=[gs1.AG32]" office:value-type="float" office:value="14987114370805" calcext:value-type="float">
            <text:p>14987114370805</text:p>
          </table:table-cell>
          <table:table-cell table:formula="of:=[gs1.AH32]" office:value-type="float" office:value="24987114370802" calcext:value-type="float">
            <text:p>2498711437080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バイアグラ錠５０ｍｇ</text:p>
          </table:table-cell>
          <table:table-cell office:value-type="string" calcext:value-type="string">
            <text:p>は</text:p>
          </table:table-cell>
          <table:table-cell table:number-columns-repeated="2"/>
          <table:table-cell office:value-type="string" calcext:value-type="string">
            <text:p>非収載</text:p>
          </table:table-cell>
          <table:table-cell/>
          <table:table-cell office:value-type="string" calcext:value-type="string">
            <text:p>（バイアグラ錠５０ｍｇ）</text:p>
          </table:table-cell>
          <table:table-cell office:value-type="float" office:value="20000100" calcext:value-type="float">
            <text:p>20000100</text:p>
          </table:table-cell>
          <table:table-cell/>
          <table:table-cell office:value-type="string" calcext:value-type="string">
            <text:p>５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バイアグラ錠５０ｍｇ ＰＴＰ 10錠</text:p>
          </table:table-cell>
          <table:table-cell/>
          <table:table-cell office:value-type="float" office:value="14987114370904" calcext:value-type="float">
            <text:p>14987114370904</text:p>
          </table:table-cell>
          <table:table-cell office:value-type="float" office:value="24987114370901" calcext:value-type="float">
            <text:p>24987114370901</text:p>
          </table:table-cell>
          <table:table-cell office:value-type="float" office:value="4987114370907" calcext:value-type="float">
            <text:p>4987114370907</text:p>
          </table:table-cell>
          <table:table-cell table:number-columns-repeated="9"/>
          <table:table-cell table:formula="of:=[gs1.AI33]" office:value-type="float" office:value="4987114370907" calcext:value-type="float">
            <text:p>4987114370907</text:p>
          </table:table-cell>
          <table:table-cell table:formula="of:=[gs1.AD33]" office:value-type="float" office:value="0" calcext:value-type="float">
            <text:p>0</text:p>
          </table:table-cell>
          <table:table-cell table:formula="of:=[gs1.AG33]" office:value-type="float" office:value="14987114370904" calcext:value-type="float">
            <text:p>14987114370904</text:p>
          </table:table-cell>
          <table:table-cell table:formula="of:=[gs1.AH33]" office:value-type="float" office:value="24987114370901" calcext:value-type="float">
            <text:p>24987114370901</text:p>
          </table:table-cell>
          <table:table-cell table:number-columns-repeated="976"/>
        </table:table-row>
      </table:table>
      <table:table table:name="regulation" table:style-name="ta1">
        <office:forms form:automatic-focus="false" form:apply-design-mode="false"/>
        <table:table-column table:style-name="co15" table:number-columns-repeated="2" table:default-cell-style-name="ce15"/>
        <table:table-column table:style-name="co15" table:number-columns-repeated="1022" table:default-cell-style-name="ce9"/>
        <table:table-row table:style-name="ro1">
          <table:table-cell table:style-name="ce9" office:value-type="string" calcext:value-type="string">
            <text:p>規制医薬品分類マスタ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http://www.iryohoken.go.jp/shinryohoshu/file/spec/22rec.pdf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regulation_master.csv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規制分類コード</text:p>
          </table:table-cell>
          <table:table-cell table:style-name="ce30" office:value-type="string" calcext:value-type="string">
            <text:p>規制分類名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麻薬、毒薬、覚せい剤原料又は向精神薬以外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麻薬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毒薬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覚せい剤原料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向精神薬</text:p>
          </table:table-cell>
          <table:table-cell table:number-columns-repeated="1022"/>
        </table:table-row>
      </table:table>
      <table:table table:name="efficacy" table:style-name="ta1">
        <office:forms form:automatic-focus="false" form:apply-design-mode="false"/>
        <table:table-column table:style-name="co15" table:number-columns-repeated="2" table:default-cell-style-name="ce32"/>
        <table:table-column table:style-name="co15" table:number-columns-repeated="1022" table:default-cell-style-name="ce9"/>
        <table:table-row table:style-name="ro1">
          <table:table-cell table:style-name="ce9" office:value-type="string" calcext:value-type="string">
            <text:p>薬効分類マスタ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http://www.mhlw.go.jp/shingi/2009/11/dl/s1106-11v.pdf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s1106-11v.pdf → efficacy_master.csv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薬効分類コード</text:p>
          </table:table-cell>
          <table:table-cell table:style-name="ce33" office:value-type="string" calcext:value-type="string">
            <text:p>薬効分類名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全身麻酔剤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催眠鎮静剤，抗不安剤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抗てんかん剤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解熱鎮痛消炎剤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興奮剤，覚せい剤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抗パーキンソン剤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精神神経用剤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総合感冒剤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その他の中枢神経系用薬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局所麻酔剤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骨格筋弛緩剤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自律神経剤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鎮けい剤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発汗剤，止汗剤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その他の末梢神経系用薬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眼科用剤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耳鼻科用剤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鎮暈剤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その他の感覚器官用薬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強心剤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不整脈用剤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不整脈用剤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利尿剤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血圧降下剤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血管補強剤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血管収縮剤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血管拡張剤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高脂血症用剤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その他の循環器官用薬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呼吸促進剤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鎮咳剤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去たん剤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鎮咳去たん剤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気管支拡張剤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含嗽剤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その他の呼吸器官用薬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止しゃ剤，整腸剤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消化性潰瘍用剤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健胃消化剤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制酸剤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下剤，浣腸剤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利胆剤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複合胃腸剤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その他の消化器官用薬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脳下垂体ホルモン剤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唾液腺ホルモン剤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甲状腺，副甲状腺ホルモン剤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たん白同化ステロイド剤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副腎ホルモン剤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男性ホルモン剤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卵胞ホルモン及び黄体ホルモン剤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混合ホルモン剤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その他のホルモン剤（抗ホルモン剤を含む。）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泌尿器官用剤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生殖器官用剤（性病予防剤を含む。）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子宮収縮剤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避妊剤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痔疾用剤</text:p>
          </table:table-cell>
          <table:table-cell table:number-columns-repeated="102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その他の泌尿生殖器官及び肛門用薬</text:p>
          </table:table-cell>
          <table:table-cell table:number-columns-repeated="102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外皮用殺菌消毒剤</text:p>
          </table:table-cell>
          <table:table-cell table:number-columns-repeated="102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創傷保護剤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化膿性疾患用剤</text:p>
          </table:table-cell>
          <table:table-cell table:number-columns-repeated="102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鎮痛，鎮痒，収斂，消炎剤</text:p>
          </table:table-cell>
          <table:table-cell table:number-columns-repeated="102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寄生性皮ふ疾患用剤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皮ふ軟化剤（腐しょく剤を含む。）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毛髪用剤（発毛剤，脱毛剤，染毛剤，養毛剤）</text:p>
          </table:table-cell>
          <table:table-cell table:number-columns-repeated="102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浴剤</text:p>
          </table:table-cell>
          <table:table-cell table:number-columns-repeated="102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その他の外皮用薬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歯科用局所麻酔剤</text:p>
          </table:table-cell>
          <table:table-cell table:number-columns-repeated="102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歯髄失活剤</text:p>
          </table:table-cell>
          <table:table-cell table:number-columns-repeated="102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歯科用鎮痛鎮静剤（根管及び齲窩消毒剤を含む。）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歯髄乾屍剤（根管充填剤を含む。）</text:p>
          </table:table-cell>
          <table:table-cell table:number-columns-repeated="102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歯髄覆たく剤</text:p>
          </table:table-cell>
          <table:table-cell table:number-columns-repeated="102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歯科用抗生物質製剤</text:p>
          </table:table-cell>
          <table:table-cell table:number-columns-repeated="102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その他の歯科口腔用薬</text:p>
          </table:table-cell>
          <table:table-cell table:number-columns-repeated="102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その他の個々の器官系用医薬品</text:p>
          </table:table-cell>
          <table:table-cell table:number-columns-repeated="102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ビタミンＡ及びＤ剤</text:p>
          </table:table-cell>
          <table:table-cell table:number-columns-repeated="102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ビタミンＢ１剤</text:p>
          </table:table-cell>
          <table:table-cell table:number-columns-repeated="102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ビタミンＢ剤（ビタミンＢ１剤を除く。）</text:p>
          </table:table-cell>
          <table:table-cell table:number-columns-repeated="102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ビタミンＣ剤</text:p>
          </table:table-cell>
          <table:table-cell table:number-columns-repeated="102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ビタミンＥ剤</text:p>
          </table:table-cell>
          <table:table-cell table:number-columns-repeated="102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ビタミンＫ剤</text:p>
          </table:table-cell>
          <table:table-cell table:number-columns-repeated="102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混合ビタミン剤（ビタミンＡ・Ｄ混合製剤を除く。）</text:p>
          </table:table-cell>
          <table:table-cell table:number-columns-repeated="102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その他のビタミン剤</text:p>
          </table:table-cell>
          <table:table-cell table:number-columns-repeated="102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カルシウム剤</text:p>
          </table:table-cell>
          <table:table-cell table:number-columns-repeated="102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無機質製剤</text:p>
          </table:table-cell>
          <table:table-cell table:number-columns-repeated="102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糖類剤</text:p>
          </table:table-cell>
          <table:table-cell table:number-columns-repeated="102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有機酸製剤</text:p>
          </table:table-cell>
          <table:table-cell table:number-columns-repeated="102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たん白アミノ酸製剤</text:p>
          </table:table-cell>
          <table:table-cell table:number-columns-repeated="102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臓器製剤</text:p>
          </table:table-cell>
          <table:table-cell table:number-columns-repeated="102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乳幼児用剤</text:p>
          </table:table-cell>
          <table:table-cell table:number-columns-repeated="102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その他の滋養強壮薬</text:p>
          </table:table-cell>
          <table:table-cell table:number-columns-repeated="102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血液代用剤</text:p>
          </table:table-cell>
          <table:table-cell table:number-columns-repeated="102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止血剤</text:p>
          </table:table-cell>
          <table:table-cell table:number-columns-repeated="102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血液凝固阻止剤</text:p>
          </table:table-cell>
          <table:table-cell table:number-columns-repeated="102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その他の血液・体液用薬</text:p>
          </table:table-cell>
          <table:table-cell table:number-columns-repeated="102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人工腎臓透析用剤</text:p>
          </table:table-cell>
          <table:table-cell table:number-columns-repeated="102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腹膜透析用剤</text:p>
          </table:table-cell>
          <table:table-cell table:number-columns-repeated="102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その他の人工透析用薬</text:p>
          </table:table-cell>
          <table:table-cell table:number-columns-repeated="102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肝臓疾患用剤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解毒剤</text:p>
          </table:table-cell>
          <table:table-cell table:number-columns-repeated="102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習慣性中毒用剤</text:p>
          </table:table-cell>
          <table:table-cell table:number-columns-repeated="102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痛風治療剤</text:p>
          </table:table-cell>
          <table:table-cell table:number-columns-repeated="102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酵素製剤</text:p>
          </table:table-cell>
          <table:table-cell table:number-columns-repeated="102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糖尿病用剤</text:p>
          </table:table-cell>
          <table:table-cell table:number-columns-repeated="102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総合代謝性製剤</text:p>
          </table:table-cell>
          <table:table-cell table:number-columns-repeated="102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他に分類されない代謝性医薬品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クロロフィル製剤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色素製剤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その他の細胞賦活用薬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アルキル化剤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代謝拮抗剤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抗腫瘍性抗生物質製剤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抗腫瘍性植物成分製剤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その他の腫瘍用薬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放射性医薬品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抗ヒスタミン剤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刺激療法剤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非特異性免疫原製剤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その他のアレルギー用薬</text:p>
          </table:table-cell>
          <table:table-cell table:number-columns-repeated="102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その他の組織細胞機能用医薬品</text:p>
          </table:table-cell>
          <table:table-cell table:number-columns-repeated="102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生薬</text:p>
          </table:table-cell>
          <table:table-cell table:number-columns-repeated="102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漢方製剤</text:p>
          </table:table-cell>
          <table:table-cell table:number-columns-repeated="102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その他の生薬及び漢方処方に基づく医薬品</text:p>
          </table:table-cell>
          <table:table-cell table:number-columns-repeated="102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主としてグラム陽性菌に作用するもの</text:p>
          </table:table-cell>
          <table:table-cell table:number-columns-repeated="102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主としてグラム陰性菌に作用するもの</text:p>
          </table:table-cell>
          <table:table-cell table:number-columns-repeated="102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主としてグラム陽性・陰性菌に作用するもの</text:p>
          </table:table-cell>
          <table:table-cell table:number-columns-repeated="102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主としてグラム陽性菌，マイコプラズマに作用するもの</text:p>
          </table:table-cell>
          <table:table-cell table:number-columns-repeated="102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主としてグラム陽性・陰性菌，リケッチア，クラミジアに作用するもの</text:p>
          </table:table-cell>
          <table:table-cell table:number-columns-repeated="102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主として抗酸菌に作用するもの</text:p>
          </table:table-cell>
          <table:table-cell table:number-columns-repeated="102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主としてカビに作用するもの</text:p>
          </table:table-cell>
          <table:table-cell table:number-columns-repeated="102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その他の抗生物質製剤（複合抗生物質製剤を含む。）</text:p>
          </table:table-cell>
          <table:table-cell table:number-columns-repeated="102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サルファ剤</text:p>
          </table:table-cell>
          <table:table-cell table:number-columns-repeated="102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抗結核剤</text:p>
          </table:table-cell>
          <table:table-cell table:number-columns-repeated="102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抗ハンセン病剤</text:p>
          </table:table-cell>
          <table:table-cell table:number-columns-repeated="102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合成抗菌剤</text:p>
          </table:table-cell>
          <table:table-cell table:number-columns-repeated="102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抗ウイルス剤</text:p>
          </table:table-cell>
          <table:table-cell table:number-columns-repeated="102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その他の化学療法剤</text:p>
          </table:table-cell>
          <table:table-cell table:number-columns-repeated="102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ワクチン類</text:p>
          </table:table-cell>
          <table:table-cell table:number-columns-repeated="102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毒素及びトキソイド類</text:p>
          </table:table-cell>
          <table:table-cell table:number-columns-repeated="102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抗毒素類及び抗レプトスピラ血清類</text:p>
          </table:table-cell>
          <table:table-cell table:number-columns-repeated="102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血液製剤類</text:p>
          </table:table-cell>
          <table:table-cell table:number-columns-repeated="102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生物学的試験用製剤類</text:p>
          </table:table-cell>
          <table:table-cell table:number-columns-repeated="102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混合生物学的製剤</text:p>
          </table:table-cell>
          <table:table-cell table:number-columns-repeated="102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その他の生物学的製剤</text:p>
          </table:table-cell>
          <table:table-cell table:number-columns-repeated="102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抗原虫剤</text:p>
          </table:table-cell>
          <table:table-cell table:number-columns-repeated="102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駆虫剤</text:p>
          </table:table-cell>
          <table:table-cell table:number-columns-repeated="102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その他の寄生動物用薬</text:p>
          </table:table-cell>
          <table:table-cell table:number-columns-repeated="102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その他の病原生物に対する医薬品</text:p>
          </table:table-cell>
          <table:table-cell table:number-columns-repeated="102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賦形剤</text:p>
          </table:table-cell>
          <table:table-cell table:number-columns-repeated="102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軟膏基剤</text:p>
          </table:table-cell>
          <table:table-cell table:number-columns-repeated="102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溶解剤</text:p>
          </table:table-cell>
          <table:table-cell table:number-columns-repeated="102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矯味，矯臭，着色剤</text:p>
          </table:table-cell>
          <table:table-cell table:number-columns-repeated="102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乳化剤</text:p>
          </table:table-cell>
          <table:table-cell table:number-columns-repeated="102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その他の調剤用薬</text:p>
          </table:table-cell>
          <table:table-cell table:number-columns-repeated="102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Ｘ線造影剤</text:p>
          </table:table-cell>
          <table:table-cell table:number-columns-repeated="102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機能検査用試薬</text:p>
          </table:table-cell>
          <table:table-cell table:number-columns-repeated="102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その他の診断用薬（体外診断用医薬品を除く。）</text:p>
          </table:table-cell>
          <table:table-cell table:number-columns-repeated="102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防腐剤</text:p>
          </table:table-cell>
          <table:table-cell table:number-columns-repeated="102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防疫用殺菌消毒剤</text:p>
          </table:table-cell>
          <table:table-cell table:number-columns-repeated="102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防虫剤</text:p>
          </table:table-cell>
          <table:table-cell table:number-columns-repeated="102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殺虫剤</text:p>
          </table:table-cell>
          <table:table-cell table:number-columns-repeated="102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殺そ剤</text:p>
          </table:table-cell>
          <table:table-cell table:number-columns-repeated="102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その他の公衆衛生用薬</text:p>
          </table:table-cell>
          <table:table-cell table:number-columns-repeated="102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一般検査用試薬</text:p>
          </table:table-cell>
          <table:table-cell table:number-columns-repeated="102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血液検査用試薬</text:p>
          </table:table-cell>
          <table:table-cell table:number-columns-repeated="102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生化学的検査用試薬</text:p>
          </table:table-cell>
          <table:table-cell table:number-columns-repeated="102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免疫血清学的検査用試薬</text:p>
          </table:table-cell>
          <table:table-cell table:number-columns-repeated="102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細菌学的検査用薬</text:p>
          </table:table-cell>
          <table:table-cell table:number-columns-repeated="102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病理組織検査用薬</text:p>
          </table:table-cell>
          <table:table-cell table:number-columns-repeated="102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体外診断用放射性医薬品</text:p>
          </table:table-cell>
          <table:table-cell table:number-columns-repeated="102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その他の体外診断用医薬品</text:p>
          </table:table-cell>
          <table:table-cell table:number-columns-repeated="102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ばん創こう</text:p>
          </table:table-cell>
          <table:table-cell table:number-columns-repeated="102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他に分類されない治療を主目的としない医薬品</text:p>
          </table:table-cell>
          <table:table-cell table:number-columns-repeated="102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あへんアルカロイド系麻薬</text:p>
          </table:table-cell>
          <table:table-cell table:number-columns-repeated="102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コカアルカロイド系製剤</text:p>
          </table:table-cell>
          <table:table-cell table:number-columns-repeated="102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その他のアルカロイド系麻薬（天然麻薬）</text:p>
          </table:table-cell>
          <table:table-cell table:number-columns-repeated="102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合成麻薬</text:p>
          </table:table-cell>
          <table:table-cell table:number-columns-repeated="102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その他の非アルカロイド系麻薬</text:p>
          </table:table-cell>
          <table:table-cell table:number-columns-repeated="102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薬効不明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Îý¿×'à" svg:font-family="pÎý¿×'à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MS PGothic1" svg:font-family="'MS PGothic'" style:font-family-generic="swiss" style:font-pitch="variable"/>
    <style:font-face style:name="ＭＳ Ｐゴシック1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year number:style="long"/>
      <number:text>年</number:text>
      <number:month/>
      <number:text>月</number:text>
    </number:date-style>
    <number:number-style style:name="N120">
      <number:number number:decimal-places="0" number:min-integer-digits="1"/>
      <number:text> </number:text>
    </number:number-style>
    <number:number-style style:name="N121P0" style:volatile="true">
      <number:number number:decimal-places="0" number:min-integer-digits="1"/>
      <number:text> </number:text>
    </number:number-style>
    <number:number-style style:name="N121">
      <style:text-properties fo:color="#ff0000"/>
      <number:text>(</number:text>
      <number:number number:decimal-places="0" number:min-integer-digits="1"/>
      <number:text>)</number:text>
      <style:map style:condition="value()&gt;=0" style:apply-style-name="N121P0"/>
    </number:number-style>
    <number:number-style style:name="N123P0" style:volatile="true">
      <number:text>\</number:text>
      <number:number number:decimal-places="1" number:min-integer-digits="1" number:grouping="true"/>
    </number:number-style>
    <number:number-style style:name="N123">
      <style:text-properties fo:color="#ff0000"/>
      <number:text>\-</number:text>
      <number:number number:decimal-places="1" number:min-integer-digits="1" number:grouping="true"/>
      <style:map style:condition="value()&gt;=0" style:apply-style-name="N123P0"/>
    </number:number-style>
    <number:number-style style:name="N125P0" style:volatile="true">
      <number:text>TRUE</number:text>
    </number:number-style>
    <number:number-style style:name="N125P1" style:volatile="true">
      <number:text>TRUE</number:text>
    </number:number-style>
    <number:number-style style:name="N125">
      <number:text>FALSE</number:text>
      <style:map style:condition="value()&gt;0" style:apply-style-name="N125P0"/>
      <style:map style:condition="value()&lt;0" style:apply-style-name="N125P1"/>
    </number:number-style>
    <number:date-style style:name="N126">
      <number:month/>
      <number:text>月</number:text>
      <number:day/>
      <number:text>日</number:text>
    </number:date-style>
    <number:date-style style:name="N127P0" style:volatile="true">
      <number:year number:style="long"/>
      <number:text>年</number:text>
      <number:month/>
      <number:text>月</number:text>
    </number:date-style>
    <number:text-style style:name="N127">
      <number:text-content/>
      <style:map style:condition="value()&gt;=0" style:apply-style-name="N127P0"/>
    </number:text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8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8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9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2P0"/>
    </number:number-style>
    <number:date-style style:name="N1012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7" number:language="ja" number:country="JP">
      <number:hours/>
      <number:text>時</number:text>
      <number:minutes number:style="long"/>
      <number:text>分</number:text>
    </number:time-style>
    <number:time-style style:name="N10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9" number:language="ja" number:country="JP">
      <number:year number:style="long"/>
      <number:text>年</number:text>
      <number:month/>
      <number:text>月</number:text>
    </number:date-style>
    <number:date-style style:name="N10130" number:language="ja" number:country="JP">
      <number:month/>
      <number:text>月</number:text>
      <number:day/>
      <number:text>日</number:text>
    </number:date-style>
    <number:number-style style:name="N10132P0" style:volatile="true" number:language="ja" number:country="JP">
      <number:text>¥</number:text>
      <number:number number:decimal-places="0" number:min-integer-digits="1" number:grouping="true"/>
    </number:number-style>
    <number:number-style style:name="N10132" number:language="ja" number:country="JP">
      <number:text>-¥</number:text>
      <number:number number:decimal-places="0" number:min-integer-digits="1" number:grouping="true"/>
      <style:map style:condition="value()&gt;=0" style:apply-style-name="N10132P0"/>
    </number:number-style>
    <number:number-style style:name="N10133P0" style:volatile="true" number:language="ja" number:country="JP">
      <number:text>¥</number:text>
      <number:number number:decimal-places="0" number:min-integer-digits="1" number:grouping="true"/>
    </number:number-style>
    <number:number-style style:name="N10133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33P0"/>
    </number:number-style>
    <number:number-style style:name="N10135P0" style:volatile="true" number:language="ja" number:country="JP">
      <number:text>¥</number:text>
      <number:number number:decimal-places="2" number:min-integer-digits="1" number:grouping="true"/>
    </number:number-style>
    <number:number-style style:name="N10135" number:language="ja" number:country="JP">
      <number:text>-¥</number:text>
      <number:number number: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text>¥</number:text>
      <number:number number:decimal-places="2" number:min-integer-digits="1" number:grouping="true"/>
    </number:number-style>
    <number:number-style style:name="N1013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6P0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3" style:display-name="標準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00/00/00</text:date>, <text:time style:data-style-name="N2" text:time-value="06:16:48.335484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09:29:15.311069000</meta:creation-date>
    <meta:generator>LibreOffice/4.4.4.3$MacOSX_X86_64 LibreOffice_project/2c39ebcf046445232b798108aa8a7e7d89552ea8</meta:generator>
    <dc:date>2015-07-26T07:27:45.280742000</dc:date>
    <meta:editing-duration>P1DT21H15M58S</meta:editing-duration>
    <meta:editing-cycles>211</meta:editing-cycles>
    <meta:document-statistic meta:table-count="6" meta:cell-count="3496" meta:object-count="0"/>
  </office:meta>
</office:document-meta>
</file>